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9.82mm" svg:height="44.9mm" svg:x="132.29mm" svg:y="2.85mm">
            <loext:p draw:notify-on-update-of-ranges="Sheet1.A1:Sheet1.A175 Sheet1.B1:Sheet1.B1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8.88mm" svg:height="49.99mm" svg:x="133.97mm" svg:y="91.85mm">
            <loext:p draw:notify-on-update-of-ranges="Sheet1.A1:Sheet1.A175 Sheet1.D1:Sheet1.D1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6.96mm" svg:height="50.74mm" svg:x="134.91mm" svg:y="47.8mm">
            <loext:p draw:notify-on-update-of-ranges="Sheet1.A1:Sheet1.A175 Sheet1.C1:Sheet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9.75mm" svg:height="50.74mm" svg:x="133.52mm" svg:y="144.49mm">
            <loext:p draw:notify-on-update-of-ranges="Sheet1.A1:Sheet1.A175 Sheet1.E1:Sheet1.E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0.197717" calcext:value-type="float">
            <text:p>0.197717</text:p>
          </table:table-cell>
          <table:table-cell office:value-type="float" office:value="586.221" calcext:value-type="float">
            <text:p>586.221</text:p>
          </table:table-cell>
          <table:table-cell table:formula="of:=[.A1]*[.A1]*[.B1]" office:value-type="float" office:value="22.9165584188257" calcext:value-type="float">
            <text:p>22.9165584188257</text:p>
          </table:table-cell>
          <table:table-cell table:formula="of:=POWER([.A1];1.9)*[.B1]" office:value-type="float" office:value="26.9491452493872" calcext:value-type="float">
            <text:p>26.9491452493872</text:p>
          </table:table-cell>
          <table:table-cell table:formula="of:=POWER([.A1];1.85)*[.B1]" office:value-type="float" office:value="29.2242109798302" calcext:value-type="float">
            <text:p>29.2242109798302</text:p>
          </table:table-cell>
          <table:table-cell table:number-columns-repeated="6"/>
        </table:table-row>
        <table:table-row table:style-name="ro1">
          <table:table-cell office:value-type="float" office:value="0.197664" calcext:value-type="float">
            <text:p>0.197664</text:p>
          </table:table-cell>
          <table:table-cell office:value-type="float" office:value="590.555" calcext:value-type="float">
            <text:p>590.555</text:p>
          </table:table-cell>
          <table:table-cell table:formula="of:=[.A2]*[.A2]*[.B2]" office:value-type="float" office:value="23.0736080052173" calcext:value-type="float">
            <text:p>23.0736080052173</text:p>
          </table:table-cell>
          <table:table-cell table:formula="of:=POWER([.A2];1.9)*[.B2]" office:value-type="float" office:value="27.1345580341413" calcext:value-type="float">
            <text:p>27.1345580341413</text:p>
          </table:table-cell>
          <table:table-cell table:formula="of:=POWER([.A2];1.85)*[.B2]" office:value-type="float" office:value="29.4256708841793" calcext:value-type="float">
            <text:p>29.4256708841793</text:p>
          </table:table-cell>
          <table:table-cell table:number-columns-repeated="6"/>
        </table:table-row>
        <table:table-row table:style-name="ro1">
          <table:table-cell office:value-type="float" office:value="0.197584" calcext:value-type="float">
            <text:p>0.197584</text:p>
          </table:table-cell>
          <table:table-cell office:value-type="float" office:value="586.439" calcext:value-type="float">
            <text:p>586.439</text:p>
          </table:table-cell>
          <table:table-cell table:formula="of:=[.A3]*[.A3]*[.B3]" office:value-type="float" office:value="22.8942484276836" calcext:value-type="float">
            <text:p>22.8942484276836</text:p>
          </table:table-cell>
          <table:table-cell table:formula="of:=POWER([.A3];1.9)*[.B3]" office:value-type="float" office:value="26.9247211249274" calcext:value-type="float">
            <text:p>26.9247211249274</text:p>
          </table:table-cell>
          <table:table-cell table:formula="of:=POWER([.A3];1.85)*[.B3]" office:value-type="float" office:value="29.1987073349119" calcext:value-type="float">
            <text:p>29.1987073349119</text:p>
          </table:table-cell>
          <table:table-cell table:number-columns-repeated="6"/>
        </table:table-row>
        <table:table-row table:style-name="ro1">
          <table:table-cell office:value-type="float" office:value="0.198523" calcext:value-type="float">
            <text:p>0.198523</text:p>
          </table:table-cell>
          <table:table-cell office:value-type="float" office:value="584.482" calcext:value-type="float">
            <text:p>584.482</text:p>
          </table:table-cell>
          <table:table-cell table:formula="of:=[.A4]*[.A4]*[.B4]" office:value-type="float" office:value="23.035243098833" calcext:value-type="float">
            <text:p>23.035243098833</text:p>
          </table:table-cell>
          <table:table-cell table:formula="of:=POWER([.A4];1.9)*[.B4]" office:value-type="float" office:value="27.0776965485489" calcext:value-type="float">
            <text:p>27.0776965485489</text:p>
          </table:table-cell>
          <table:table-cell table:formula="of:=POWER([.A4];1.85)*[.B4]" office:value-type="float" office:value="29.3576423552266" calcext:value-type="float">
            <text:p>29.3576423552266</text:p>
          </table:table-cell>
          <table:table-cell table:number-columns-repeated="6"/>
        </table:table-row>
        <table:table-row table:style-name="ro1">
          <table:table-cell office:value-type="float" office:value="0.199231" calcext:value-type="float">
            <text:p>0.199231</text:p>
          </table:table-cell>
          <table:table-cell office:value-type="float" office:value="583.551" calcext:value-type="float">
            <text:p>583.551</text:p>
          </table:table-cell>
          <table:table-cell table:formula="of:=[.A5]*[.A5]*[.B5]" office:value-type="float" office:value="23.1628848017029" calcext:value-type="float">
            <text:p>23.1628848017029</text:p>
          </table:table-cell>
          <table:table-cell table:formula="of:=POWER([.A5];1.9)*[.B5]" office:value-type="float" office:value="27.2180467554945" calcext:value-type="float">
            <text:p>27.2180467554945</text:p>
          </table:table-cell>
          <table:table-cell table:formula="of:=POWER([.A5];1.85)*[.B5]" office:value-type="float" office:value="29.5045578005256" calcext:value-type="float">
            <text:p>29.5045578005256</text:p>
          </table:table-cell>
          <table:table-cell table:number-columns-repeated="6"/>
        </table:table-row>
        <table:table-row table:style-name="ro1">
          <table:table-cell office:value-type="float" office:value="0.199477" calcext:value-type="float">
            <text:p>0.199477</text:p>
          </table:table-cell>
          <table:table-cell office:value-type="float" office:value="583.228" calcext:value-type="float">
            <text:p>583.228</text:p>
          </table:table-cell>
          <table:table-cell table:formula="of:=[.A6]*[.A6]*[.B6]" office:value-type="float" office:value="23.2072682321716" calcext:value-type="float">
            <text:p>23.2072682321716</text:p>
          </table:table-cell>
          <table:table-cell table:formula="of:=POWER([.A6];1.9)*[.B6]" office:value-type="float" office:value="27.2668355648104" calcext:value-type="float">
            <text:p>27.2668355648104</text:p>
          </table:table-cell>
          <table:table-cell table:formula="of:=POWER([.A6];1.85)*[.B6]" office:value-type="float" office:value="29.5556216022567" calcext:value-type="float">
            <text:p>29.5556216022567</text:p>
          </table:table-cell>
          <table:table-cell table:number-columns-repeated="6"/>
        </table:table-row>
        <table:table-row table:style-name="ro1">
          <table:table-cell office:value-type="float" office:value="0.200479" calcext:value-type="float">
            <text:p>0.200479</text:p>
          </table:table-cell>
          <table:table-cell office:value-type="float" office:value="579.523" calcext:value-type="float">
            <text:p>579.523</text:p>
          </table:table-cell>
          <table:table-cell table:formula="of:=[.A7]*[.A7]*[.B7]" office:value-type="float" office:value="23.2920895731366" calcext:value-type="float">
            <text:p>23.2920895731366</text:p>
          </table:table-cell>
          <table:table-cell table:formula="of:=POWER([.A7];1.9)*[.B7]" office:value-type="float" office:value="27.3527856941765" calcext:value-type="float">
            <text:p>27.3527856941765</text:p>
          </table:table-cell>
          <table:table-cell table:formula="of:=POWER([.A7];1.85)*[.B7]" office:value-type="float" office:value="29.6413594870257" calcext:value-type="float">
            <text:p>29.6413594870257</text:p>
          </table:table-cell>
          <table:table-cell table:number-columns-repeated="6"/>
        </table:table-row>
        <table:table-row table:style-name="ro1">
          <table:table-cell office:value-type="float" office:value="0.200874" calcext:value-type="float">
            <text:p>0.200874</text:p>
          </table:table-cell>
          <table:table-cell office:value-type="float" office:value="575.406" calcext:value-type="float">
            <text:p>575.406</text:p>
          </table:table-cell>
          <table:table-cell table:formula="of:=[.A8]*[.A8]*[.B8]" office:value-type="float" office:value="23.2178414764337" calcext:value-type="float">
            <text:p>23.2178414764337</text:p>
          </table:table-cell>
          <table:table-cell table:formula="of:=POWER([.A8];1.9)*[.B8]" office:value-type="float" office:value="27.2602270583399" calcext:value-type="float">
            <text:p>27.2602270583399</text:p>
          </table:table-cell>
          <table:table-cell table:formula="of:=POWER([.A8];1.85)*[.B8]" office:value-type="float" office:value="29.5381493813376" calcext:value-type="float">
            <text:p>29.5381493813376</text:p>
          </table:table-cell>
          <table:table-cell table:number-columns-repeated="6"/>
        </table:table-row>
        <table:table-row table:style-name="ro1">
          <table:table-cell office:value-type="float" office:value="0.200721" calcext:value-type="float">
            <text:p>0.200721</text:p>
          </table:table-cell>
          <table:table-cell office:value-type="float" office:value="574.61" calcext:value-type="float">
            <text:p>574.61</text:p>
          </table:table-cell>
          <table:table-cell table:formula="of:=[.A9]*[.A9]*[.B9]" office:value-type="float" office:value="23.150416229837" calcext:value-type="float">
            <text:p>23.150416229837</text:p>
          </table:table-cell>
          <table:table-cell table:formula="of:=POWER([.A9];1.9)*[.B9]" office:value-type="float" office:value="27.1831337852786" calcext:value-type="float">
            <text:p>27.1831337852786</text:p>
          </table:table-cell>
          <table:table-cell table:formula="of:=POWER([.A9];1.85)*[.B9]" office:value-type="float" office:value="29.4557362168465" calcext:value-type="float">
            <text:p>29.4557362168465</text:p>
          </table:table-cell>
          <table:table-cell table:number-columns-repeated="6"/>
        </table:table-row>
        <table:table-row table:style-name="ro1">
          <table:table-cell office:value-type="float" office:value="0.201095" calcext:value-type="float">
            <text:p>0.201095</text:p>
          </table:table-cell>
          <table:table-cell office:value-type="float" office:value="574.198" calcext:value-type="float">
            <text:p>574.198</text:p>
          </table:table-cell>
          <table:table-cell table:formula="of:=[.A10]*[.A10]*[.B10]" office:value-type="float" office:value="23.2201072017569" calcext:value-type="float">
            <text:p>23.2201072017569</text:p>
          </table:table-cell>
          <table:table-cell table:formula="of:=POWER([.A10];1.9)*[.B10]" office:value-type="float" office:value="27.2598896340946" calcext:value-type="float">
            <text:p>27.2598896340946</text:p>
          </table:table-cell>
          <table:table-cell table:formula="of:=POWER([.A10];1.85)*[.B10]" office:value-type="float" office:value="29.536159837118" calcext:value-type="float">
            <text:p>29.536159837118</text:p>
          </table:table-cell>
          <table:table-cell table:number-columns-repeated="6"/>
        </table:table-row>
        <table:table-row table:style-name="ro1">
          <table:table-cell office:value-type="float" office:value="0.203337" calcext:value-type="float">
            <text:p>0.203337</text:p>
          </table:table-cell>
          <table:table-cell office:value-type="float" office:value="563.307" calcext:value-type="float">
            <text:p>563.307</text:p>
          </table:table-cell>
          <table:table-cell table:formula="of:=[.A11]*[.A11]*[.B11]" office:value-type="float" office:value="23.2904549275667" calcext:value-type="float">
            <text:p>23.2904549275667</text:p>
          </table:table-cell>
          <table:table-cell table:formula="of:=POWER([.A11];1.9)*[.B11]" office:value-type="float" office:value="27.3121777637583" calcext:value-type="float">
            <text:p>27.3121777637583</text:p>
          </table:table-cell>
          <table:table-cell table:formula="of:=POWER([.A11];1.85)*[.B11]" office:value-type="float" office:value="29.5764135322025" calcext:value-type="float">
            <text:p>29.5764135322025</text:p>
          </table:table-cell>
          <table:table-cell table:number-columns-repeated="6"/>
        </table:table-row>
        <table:table-row table:style-name="ro1">
          <table:table-cell office:value-type="float" office:value="0.204806" calcext:value-type="float">
            <text:p>0.204806</text:p>
          </table:table-cell>
          <table:table-cell office:value-type="float" office:value="555.775" calcext:value-type="float">
            <text:p>555.775</text:p>
          </table:table-cell>
          <table:table-cell table:formula="of:=[.A12]*[.A12]*[.B12]" office:value-type="float" office:value="23.3122589486479" calcext:value-type="float">
            <text:p>23.3122589486479</text:p>
          </table:table-cell>
          <table:table-cell table:formula="of:=POWER([.A12];1.9)*[.B12]" office:value-type="float" office:value="27.3180748706159" calcext:value-type="float">
            <text:p>27.3180748706159</text:p>
          </table:table-cell>
          <table:table-cell table:formula="of:=POWER([.A12];1.85)*[.B12]" office:value-type="float" office:value="29.5721538652014" calcext:value-type="float">
            <text:p>29.5721538652014</text:p>
          </table:table-cell>
          <table:table-cell table:number-columns-repeated="6"/>
        </table:table-row>
        <table:table-row table:style-name="ro1">
          <table:table-cell office:value-type="float" office:value="0.207003" calcext:value-type="float">
            <text:p>0.207003</text:p>
          </table:table-cell>
          <table:table-cell office:value-type="float" office:value="541.653" calcext:value-type="float">
            <text:p>541.653</text:p>
          </table:table-cell>
          <table:table-cell table:formula="of:=[.A13]*[.A13]*[.B13]" office:value-type="float" office:value="23.2099621349009" calcext:value-type="float">
            <text:p>23.2099621349009</text:p>
          </table:table-cell>
          <table:table-cell table:formula="of:=POWER([.A13];1.9)*[.B13]" office:value-type="float" office:value="27.1691948219283" calcext:value-type="float">
            <text:p>27.1691948219283</text:p>
          </table:table-cell>
          <table:table-cell table:formula="of:=POWER([.A13];1.85)*[.B13]" office:value-type="float" office:value="29.3953026518277" calcext:value-type="float">
            <text:p>29.3953026518277</text:p>
          </table:table-cell>
          <table:table-cell table:number-columns-repeated="6"/>
        </table:table-row>
        <table:table-row table:style-name="ro1">
          <table:table-cell office:value-type="float" office:value="0.208769" calcext:value-type="float">
            <text:p>0.208769</text:p>
          </table:table-cell>
          <table:table-cell office:value-type="float" office:value="538.206" calcext:value-type="float">
            <text:p>538.206</text:p>
          </table:table-cell>
          <table:table-cell table:formula="of:=[.A14]*[.A14]*[.B14]" office:value-type="float" office:value="23.4574369102624" calcext:value-type="float">
            <text:p>23.4574369102624</text:p>
          </table:table-cell>
          <table:table-cell table:formula="of:=POWER([.A14];1.9)*[.B14]" office:value-type="float" office:value="27.4355680002753" calcext:value-type="float">
            <text:p>27.4355680002753</text:p>
          </table:table-cell>
          <table:table-cell table:formula="of:=POWER([.A14];1.85)*[.B14]" office:value-type="float" office:value="29.6708955893027" calcext:value-type="float">
            <text:p>29.6708955893027</text:p>
          </table:table-cell>
          <table:table-cell table:number-columns-repeated="6"/>
        </table:table-row>
        <table:table-row table:style-name="ro1">
          <table:table-cell office:value-type="float" office:value="0.209141" calcext:value-type="float">
            <text:p>0.209141</text:p>
          </table:table-cell>
          <table:table-cell office:value-type="float" office:value="535.035" calcext:value-type="float">
            <text:p>535.035</text:p>
          </table:table-cell>
          <table:table-cell table:formula="of:=[.A15]*[.A15]*[.B15]" office:value-type="float" office:value="23.4024083648608" calcext:value-type="float">
            <text:p>23.4024083648608</text:p>
          </table:table-cell>
          <table:table-cell table:formula="of:=POWER([.A15];1.9)*[.B15]" office:value-type="float" office:value="27.3663347708436" calcext:value-type="float">
            <text:p>27.3663347708436</text:p>
          </table:table-cell>
          <table:table-cell table:formula="of:=POWER([.A15];1.85)*[.B15]" office:value-type="float" office:value="29.593387190456" calcext:value-type="float">
            <text:p>29.593387190456</text:p>
          </table:table-cell>
          <table:table-cell table:number-columns-repeated="5"/>
          <table:table-cell office:value-type="string" calcext:value-type="string">
            <text:p>depth^2 * gray</text:p>
          </table:table-cell>
        </table:table-row>
        <table:table-row table:style-name="ro1">
          <table:table-cell office:value-type="float" office:value="0.211257" calcext:value-type="float">
            <text:p>0.211257</text:p>
          </table:table-cell>
          <table:table-cell office:value-type="float" office:value="534.659" calcext:value-type="float">
            <text:p>534.659</text:p>
          </table:table-cell>
          <table:table-cell table:formula="of:=[.A16]*[.A16]*[.B16]" office:value-type="float" office:value="23.8615745598783" calcext:value-type="float">
            <text:p>23.8615745598783</text:p>
          </table:table-cell>
          <table:table-cell table:formula="of:=POWER([.A16];1.9)*[.B16]" office:value-type="float" office:value="27.875199698462" calcext:value-type="float">
            <text:p>27.875199698462</text:p>
          </table:table-cell>
          <table:table-cell table:formula="of:=POWER([.A16];1.85)*[.B16]" office:value-type="float" office:value="30.128494578383" calcext:value-type="float">
            <text:p>30.128494578383</text:p>
          </table:table-cell>
          <table:table-cell table:number-columns-repeated="6"/>
        </table:table-row>
        <table:table-row table:style-name="ro1">
          <table:table-cell office:value-type="float" office:value="0.212247" calcext:value-type="float">
            <text:p>0.212247</text:p>
          </table:table-cell>
          <table:table-cell office:value-type="float" office:value="530.089" calcext:value-type="float">
            <text:p>530.089</text:p>
          </table:table-cell>
          <table:table-cell table:formula="of:=[.A17]*[.A17]*[.B17]" office:value-type="float" office:value="23.8798675169918" calcext:value-type="float">
            <text:p>23.8798675169918</text:p>
          </table:table-cell>
          <table:table-cell table:formula="of:=POWER([.A17];1.9)*[.B17]" office:value-type="float" office:value="27.8835302097753" calcext:value-type="float">
            <text:p>27.8835302097753</text:p>
          </table:table-cell>
          <table:table-cell table:formula="of:=POWER([.A17];1.85)*[.B17]" office:value-type="float" office:value="30.1304542350804" calcext:value-type="float">
            <text:p>30.1304542350804</text:p>
          </table:table-cell>
          <table:table-cell table:number-columns-repeated="6"/>
        </table:table-row>
        <table:table-row table:style-name="ro1">
          <table:table-cell office:value-type="float" office:value="0.215129" calcext:value-type="float">
            <text:p>0.215129</text:p>
          </table:table-cell>
          <table:table-cell office:value-type="float" office:value="518.577" calcext:value-type="float">
            <text:p>518.577</text:p>
          </table:table-cell>
          <table:table-cell table:formula="of:=[.A18]*[.A18]*[.B18]" office:value-type="float" office:value="23.9999959208299" calcext:value-type="float">
            <text:p>23.9999959208299</text:p>
          </table:table-cell>
          <table:table-cell table:formula="of:=POWER([.A18];1.9)*[.B18]" office:value-type="float" office:value="27.9860284989206" calcext:value-type="float">
            <text:p>27.9860284989206</text:p>
          </table:table-cell>
          <table:table-cell table:formula="of:=POWER([.A18];1.85)*[.B18]" office:value-type="float" office:value="30.2208255659293" calcext:value-type="float">
            <text:p>30.2208255659293</text:p>
          </table:table-cell>
          <table:table-cell table:number-columns-repeated="6"/>
        </table:table-row>
        <table:table-row table:style-name="ro1">
          <table:table-cell office:value-type="float" office:value="0.215523" calcext:value-type="float">
            <text:p>0.215523</text:p>
          </table:table-cell>
          <table:table-cell office:value-type="float" office:value="514.8" calcext:value-type="float">
            <text:p>514.8</text:p>
          </table:table-cell>
          <table:table-cell table:formula="of:=[.A19]*[.A19]*[.B19]" office:value-type="float" office:value="23.9125441847292" calcext:value-type="float">
            <text:p>23.9125441847292</text:p>
          </table:table-cell>
          <table:table-cell table:formula="of:=POWER([.A19];1.9)*[.B19]" office:value-type="float" office:value="27.8789506527612" calcext:value-type="float">
            <text:p>27.8789506527612</text:p>
          </table:table-cell>
          <table:table-cell table:formula="of:=POWER([.A19];1.85)*[.B19]" office:value-type="float" office:value="30.1024429478915" calcext:value-type="float">
            <text:p>30.1024429478915</text:p>
          </table:table-cell>
          <table:table-cell table:number-columns-repeated="6"/>
        </table:table-row>
        <table:table-row table:style-name="ro1">
          <table:table-cell office:value-type="float" office:value="0.21689" calcext:value-type="float">
            <text:p>0.21689</text:p>
          </table:table-cell>
          <table:table-cell office:value-type="float" office:value="501.63" calcext:value-type="float">
            <text:p>501.63</text:p>
          </table:table-cell>
          <table:table-cell table:formula="of:=[.A20]*[.A20]*[.B20]" office:value-type="float" office:value="23.597313323523" calcext:value-type="float">
            <text:p>23.597313323523</text:p>
          </table:table-cell>
          <table:table-cell table:formula="of:=POWER([.A20];1.9)*[.B20]" office:value-type="float" office:value="27.4940429159399" calcext:value-type="float">
            <text:p>27.4940429159399</text:p>
          </table:table-cell>
          <table:table-cell table:formula="of:=POWER([.A20];1.85)*[.B20]" office:value-type="float" office:value="29.6774532681547" calcext:value-type="float">
            <text:p>29.6774532681547</text:p>
          </table:table-cell>
          <table:table-cell table:number-columns-repeated="6"/>
        </table:table-row>
        <table:table-row table:style-name="ro1">
          <table:table-cell office:value-type="float" office:value="0.218029" calcext:value-type="float">
            <text:p>0.218029</text:p>
          </table:table-cell>
          <table:table-cell office:value-type="float" office:value="500.481" calcext:value-type="float">
            <text:p>500.481</text:p>
          </table:table-cell>
          <table:table-cell table:formula="of:=[.A21]*[.A21]*[.B21]" office:value-type="float" office:value="23.7911875466685" calcext:value-type="float">
            <text:p>23.7911875466685</text:p>
          </table:table-cell>
          <table:table-cell table:formula="of:=POWER([.A21];1.9)*[.B21]" office:value-type="float" office:value="27.7054171959523" calcext:value-type="float">
            <text:p>27.7054171959523</text:p>
          </table:table-cell>
          <table:table-cell table:formula="of:=POWER([.A21];1.85)*[.B21]" office:value-type="float" office:value="29.8977827039811" calcext:value-type="float">
            <text:p>29.8977827039811</text:p>
          </table:table-cell>
          <table:table-cell table:number-columns-repeated="6"/>
        </table:table-row>
        <table:table-row table:style-name="ro1">
          <table:table-cell office:value-type="float" office:value="0.218481" calcext:value-type="float">
            <text:p>0.218481</text:p>
          </table:table-cell>
          <table:table-cell office:value-type="float" office:value="498.923" calcext:value-type="float">
            <text:p>498.923</text:p>
          </table:table-cell>
          <table:table-cell table:formula="of:=[.A22]*[.A22]*[.B22]" office:value-type="float" office:value="23.8155642191922" calcext:value-type="float">
            <text:p>23.8155642191922</text:p>
          </table:table-cell>
          <table:table-cell table:formula="of:=POWER([.A22];1.9)*[.B22]" office:value-type="float" office:value="27.728061423988" calcext:value-type="float">
            <text:p>27.728061423988</text:p>
          </table:table-cell>
          <table:table-cell table:formula="of:=POWER([.A22];1.85)*[.B22]" office:value-type="float" office:value="29.9191205544757" calcext:value-type="float">
            <text:p>29.9191205544757</text:p>
          </table:table-cell>
          <table:table-cell table:number-columns-repeated="6"/>
        </table:table-row>
        <table:table-row table:style-name="ro1">
          <table:table-cell office:value-type="float" office:value="0.220738" calcext:value-type="float">
            <text:p>0.220738</text:p>
          </table:table-cell>
          <table:table-cell office:value-type="float" office:value="496.802" calcext:value-type="float">
            <text:p>496.802</text:p>
          </table:table-cell>
          <table:table-cell table:formula="of:=[.A23]*[.A23]*[.B23]" office:value-type="float" office:value="24.2068089256685" calcext:value-type="float">
            <text:p>24.2068089256685</text:p>
          </table:table-cell>
          <table:table-cell table:formula="of:=POWER([.A23];1.9)*[.B23]" office:value-type="float" office:value="28.1546304837481" calcext:value-type="float">
            <text:p>28.1546304837481</text:p>
          </table:table-cell>
          <table:table-cell table:formula="of:=POWER([.A23];1.85)*[.B23]" office:value-type="float" office:value="30.3637898261356" calcext:value-type="float">
            <text:p>30.3637898261356</text:p>
          </table:table-cell>
          <table:table-cell table:number-columns-repeated="6"/>
        </table:table-row>
        <table:table-row table:style-name="ro1">
          <table:table-cell office:value-type="float" office:value="0.222257" calcext:value-type="float">
            <text:p>0.222257</text:p>
          </table:table-cell>
          <table:table-cell office:value-type="float" office:value="499.181" calcext:value-type="float">
            <text:p>499.181</text:p>
          </table:table-cell>
          <table:table-cell table:formula="of:=[.A24]*[.A24]*[.B24]" office:value-type="float" office:value="24.6586299199539" calcext:value-type="float">
            <text:p>24.6586299199539</text:p>
          </table:table-cell>
          <table:table-cell table:formula="of:=POWER([.A24];1.9)*[.B24]" office:value-type="float" office:value="28.6604759288533" calcext:value-type="float">
            <text:p>28.6604759288533</text:p>
          </table:table-cell>
          <table:table-cell table:formula="of:=POWER([.A24];1.85)*[.B24]" office:value-type="float" office:value="30.8987297221876" calcext:value-type="float">
            <text:p>30.8987297221876</text:p>
          </table:table-cell>
          <table:table-cell table:number-columns-repeated="5"/>
          <table:table-cell office:value-type="string" calcext:value-type="string">
            <text:p>depth^1.9 * gray</text:p>
          </table:table-cell>
        </table:table-row>
        <table:table-row table:style-name="ro1">
          <table:table-cell office:value-type="float" office:value="0.224915" calcext:value-type="float">
            <text:p>0.224915</text:p>
          </table:table-cell>
          <table:table-cell office:value-type="float" office:value="497.16" calcext:value-type="float">
            <text:p>497.16</text:p>
          </table:table-cell>
          <table:table-cell table:formula="of:=[.A25]*[.A25]*[.B25]" office:value-type="float" office:value="25.149712221981" calcext:value-type="float">
            <text:p>25.149712221981</text:p>
          </table:table-cell>
          <table:table-cell table:formula="of:=POWER([.A25];1.9)*[.B25]" office:value-type="float" office:value="29.1965259128126" calcext:value-type="float">
            <text:p>29.1965259128126</text:p>
          </table:table-cell>
          <table:table-cell table:formula="of:=POWER([.A25];1.85)*[.B25]" office:value-type="float" office:value="31.457938345073" calcext:value-type="float">
            <text:p>31.457938345073</text:p>
          </table:table-cell>
          <table:table-cell table:number-columns-repeated="6"/>
        </table:table-row>
        <table:table-row table:style-name="ro1">
          <table:table-cell office:value-type="float" office:value="0.226538" calcext:value-type="float">
            <text:p>0.226538</text:p>
          </table:table-cell>
          <table:table-cell office:value-type="float" office:value="488.769" calcext:value-type="float">
            <text:p>488.769</text:p>
          </table:table-cell>
          <table:table-cell table:formula="of:=[.A26]*[.A26]*[.B26]" office:value-type="float" office:value="25.0833638055984" calcext:value-type="float">
            <text:p>25.0833638055984</text:p>
          </table:table-cell>
          <table:table-cell table:formula="of:=POWER([.A26];1.9)*[.B26]" office:value-type="float" office:value="29.0985716148513" calcext:value-type="float">
            <text:p>29.0985716148513</text:p>
          </table:table-cell>
          <table:table-cell table:formula="of:=POWER([.A26];1.85)*[.B26]" office:value-type="float" office:value="31.3411276187595" calcext:value-type="float">
            <text:p>31.3411276187595</text:p>
          </table:table-cell>
          <table:table-cell table:number-columns-repeated="6"/>
        </table:table-row>
        <table:table-row table:style-name="ro1">
          <table:table-cell office:value-type="float" office:value="0.227927" calcext:value-type="float">
            <text:p>0.227927</text:p>
          </table:table-cell>
          <table:table-cell office:value-type="float" office:value="483.51" calcext:value-type="float">
            <text:p>483.51</text:p>
          </table:table-cell>
          <table:table-cell table:formula="of:=[.A27]*[.A27]*[.B27]" office:value-type="float" office:value="25.1186913357448" calcext:value-type="float">
            <text:p>25.1186913357448</text:p>
          </table:table-cell>
          <table:table-cell table:formula="of:=POWER([.A27];1.9)*[.B27]" office:value-type="float" office:value="29.1217474877443" calcext:value-type="float">
            <text:p>29.1217474877443</text:p>
          </table:table-cell>
          <table:table-cell table:formula="of:=POWER([.A27];1.85)*[.B27]" office:value-type="float" office:value="31.3565044882177" calcext:value-type="float">
            <text:p>31.3565044882177</text:p>
          </table:table-cell>
          <table:table-cell table:number-columns-repeated="6"/>
        </table:table-row>
        <table:table-row table:style-name="ro1">
          <table:table-cell office:value-type="float" office:value="0.230934" calcext:value-type="float">
            <text:p>0.230934</text:p>
          </table:table-cell>
          <table:table-cell office:value-type="float" office:value="466.892" calcext:value-type="float">
            <text:p>466.892</text:p>
          </table:table-cell>
          <table:table-cell table:formula="of:=[.A28]*[.A28]*[.B28]" office:value-type="float" office:value="24.8995895749175" calcext:value-type="float">
            <text:p>24.8995895749175</text:p>
          </table:table-cell>
          <table:table-cell table:formula="of:=POWER([.A28];1.9)*[.B28]" office:value-type="float" office:value="28.8299175782178" calcext:value-type="float">
            <text:p>28.8299175782178</text:p>
          </table:table-cell>
          <table:table-cell table:formula="of:=POWER([.A28];1.85)*[.B28]" office:value-type="float" office:value="31.0219438109181" calcext:value-type="float">
            <text:p>31.0219438109181</text:p>
          </table:table-cell>
          <table:table-cell table:number-columns-repeated="6"/>
        </table:table-row>
        <table:table-row table:style-name="ro1">
          <table:table-cell office:value-type="float" office:value="0.234745" calcext:value-type="float">
            <text:p>0.234745</text:p>
          </table:table-cell>
          <table:table-cell office:value-type="float" office:value="453.686" calcext:value-type="float">
            <text:p>453.686</text:p>
          </table:table-cell>
          <table:table-cell table:formula="of:=[.A29]*[.A29]*[.B29]" office:value-type="float" office:value="25.0004645838321" calcext:value-type="float">
            <text:p>25.0004645838321</text:p>
          </table:table-cell>
          <table:table-cell table:formula="of:=POWER([.A29];1.9)*[.B29]" office:value-type="float" office:value="28.899374580941" calcext:value-type="float">
            <text:p>28.899374580941</text:p>
          </table:table-cell>
          <table:table-cell table:formula="of:=POWER([.A29];1.85)*[.B29]" office:value-type="float" office:value="31.071242939824" calcext:value-type="float">
            <text:p>31.071242939824</text:p>
          </table:table-cell>
          <table:table-cell table:number-columns-repeated="6"/>
        </table:table-row>
        <table:table-row table:style-name="ro1">
          <table:table-cell office:value-type="float" office:value="0.236727" calcext:value-type="float">
            <text:p>0.236727</text:p>
          </table:table-cell>
          <table:table-cell office:value-type="float" office:value="444.248" calcext:value-type="float">
            <text:p>444.248</text:p>
          </table:table-cell>
          <table:table-cell table:formula="of:=[.A30]*[.A30]*[.B30]" office:value-type="float" office:value="24.8955124416632" calcext:value-type="float">
            <text:p>24.8955124416632</text:p>
          </table:table-cell>
          <table:table-cell table:formula="of:=POWER([.A30];1.9)*[.B30]" office:value-type="float" office:value="28.7538690561455" calcext:value-type="float">
            <text:p>28.7538690561455</text:p>
          </table:table-cell>
          <table:table-cell table:formula="of:=POWER([.A30];1.85)*[.B30]" office:value-type="float" office:value="30.9018087899199" calcext:value-type="float">
            <text:p>30.9018087899199</text:p>
          </table:table-cell>
          <table:table-cell table:number-columns-repeated="6"/>
        </table:table-row>
        <table:table-row table:style-name="ro1">
          <table:table-cell office:value-type="float" office:value="0.241034" calcext:value-type="float">
            <text:p>0.241034</text:p>
          </table:table-cell>
          <table:table-cell office:value-type="float" office:value="427.692" calcext:value-type="float">
            <text:p>427.692</text:p>
          </table:table-cell>
          <table:table-cell table:formula="of:=[.A31]*[.A31]*[.B31]" office:value-type="float" office:value="24.8477885629079" calcext:value-type="float">
            <text:p>24.8477885629079</text:p>
          </table:table-cell>
          <table:table-cell table:formula="of:=POWER([.A31];1.9)*[.B31]" office:value-type="float" office:value="28.6470503951195" calcext:value-type="float">
            <text:p>28.6470503951195</text:p>
          </table:table-cell>
          <table:table-cell table:formula="of:=POWER([.A31];1.85)*[.B31]" office:value-type="float" office:value="30.7592680438579" calcext:value-type="float">
            <text:p>30.7592680438579</text:p>
          </table:table-cell>
          <table:table-cell table:number-columns-repeated="6"/>
        </table:table-row>
        <table:table-row table:style-name="ro1">
          <table:table-cell office:value-type="float" office:value="0.24617" calcext:value-type="float">
            <text:p>0.24617</text:p>
          </table:table-cell>
          <table:table-cell office:value-type="float" office:value="410.702" calcext:value-type="float">
            <text:p>410.702</text:p>
          </table:table-cell>
          <table:table-cell table:formula="of:=[.A32]*[.A32]*[.B32]" office:value-type="float" office:value="24.8884052165678" calcext:value-type="float">
            <text:p>24.8884052165678</text:p>
          </table:table-cell>
          <table:table-cell table:formula="of:=POWER([.A32];1.9)*[.B32]" office:value-type="float" office:value="28.6334419462409" calcext:value-type="float">
            <text:p>28.6334419462409</text:p>
          </table:table-cell>
          <table:table-cell table:formula="of:=POWER([.A32];1.85)*[.B32]" office:value-type="float" office:value="30.712261731542" calcext:value-type="float">
            <text:p>30.712261731542</text:p>
          </table:table-cell>
          <table:table-cell table:number-columns-repeated="6"/>
        </table:table-row>
        <table:table-row table:style-name="ro1">
          <table:table-cell office:value-type="float" office:value="0.24896" calcext:value-type="float">
            <text:p>0.24896</text:p>
          </table:table-cell>
          <table:table-cell office:value-type="float" office:value="402.111" calcext:value-type="float">
            <text:p>402.111</text:p>
          </table:table-cell>
          <table:table-cell table:formula="of:=[.A33]*[.A33]*[.B33]" office:value-type="float" office:value="24.9232747032576" calcext:value-type="float">
            <text:p>24.9232747032576</text:p>
          </table:table-cell>
          <table:table-cell table:formula="of:=POWER([.A33];1.9)*[.B33]" office:value-type="float" office:value="28.6412617810546" calcext:value-type="float">
            <text:p>28.6412617810546</text:p>
          </table:table-cell>
          <table:table-cell table:formula="of:=POWER([.A33];1.85)*[.B33]" office:value-type="float" office:value="30.7033432594346" calcext:value-type="float">
            <text:p>30.7033432594346</text:p>
          </table:table-cell>
          <table:table-cell table:number-columns-repeated="6"/>
        </table:table-row>
        <table:table-row table:style-name="ro1">
          <table:table-cell office:value-type="float" office:value="0.254168" calcext:value-type="float">
            <text:p>0.254168</text:p>
          </table:table-cell>
          <table:table-cell office:value-type="float" office:value="386.195" calcext:value-type="float">
            <text:p>386.195</text:p>
          </table:table-cell>
          <table:table-cell table:formula="of:=[.A34]*[.A34]*[.B34]" office:value-type="float" office:value="24.9487269460477" calcext:value-type="float">
            <text:p>24.9487269460477</text:p>
          </table:table-cell>
          <table:table-cell table:formula="of:=POWER([.A34];1.9)*[.B34]" office:value-type="float" office:value="28.6112151198347" calcext:value-type="float">
            <text:p>28.6112151198347</text:p>
          </table:table-cell>
          <table:table-cell table:formula="of:=POWER([.A34];1.85)*[.B34]" office:value-type="float" office:value="30.6394001913779" calcext:value-type="float">
            <text:p>30.6394001913779</text:p>
          </table:table-cell>
          <table:table-cell table:number-columns-repeated="6"/>
        </table:table-row>
        <table:table-row table:style-name="ro1">
          <table:table-cell office:value-type="float" office:value="0.259323" calcext:value-type="float">
            <text:p>0.259323</text:p>
          </table:table-cell>
          <table:table-cell office:value-type="float" office:value="372.866" calcext:value-type="float">
            <text:p>372.866</text:p>
          </table:table-cell>
          <table:table-cell table:formula="of:=[.A35]*[.A35]*[.B35]" office:value-type="float" office:value="25.0746487486609" calcext:value-type="float">
            <text:p>25.0746487486609</text:p>
          </table:table-cell>
          <table:table-cell table:formula="of:=POWER([.A35];1.9)*[.B35]" office:value-type="float" office:value="28.6979420529594" calcext:value-type="float">
            <text:p>28.6979420529594</text:p>
          </table:table-cell>
          <table:table-cell table:formula="of:=POWER([.A35];1.85)*[.B35]" office:value-type="float" office:value="30.7014369357951" calcext:value-type="float">
            <text:p>30.7014369357951</text:p>
          </table:table-cell>
          <table:table-cell table:number-columns-repeated="5"/>
          <table:table-cell office:value-type="string" calcext:value-type="string">
            <text:p>depth^1.85 * gray</text:p>
          </table:table-cell>
        </table:table-row>
        <table:table-row table:style-name="ro1">
          <table:table-cell office:value-type="float" office:value="0.261206" calcext:value-type="float">
            <text:p>0.261206</text:p>
          </table:table-cell>
          <table:table-cell office:value-type="float" office:value="365.942" calcext:value-type="float">
            <text:p>365.942</text:p>
          </table:table-cell>
          <table:table-cell table:formula="of:=[.A36]*[.A36]*[.B36]" office:value-type="float" office:value="24.9677009862587" calcext:value-type="float">
            <text:p>24.9677009862587</text:p>
          </table:table-cell>
          <table:table-cell table:formula="of:=POWER([.A36];1.9)*[.B36]" office:value-type="float" office:value="28.5548734443828" calcext:value-type="float">
            <text:p>28.5548734443828</text:p>
          </table:table-cell>
          <table:table-cell table:formula="of:=POWER([.A36];1.85)*[.B36]" office:value-type="float" office:value="30.537331405223" calcext:value-type="float">
            <text:p>30.537331405223</text:p>
          </table:table-cell>
          <table:table-cell table:number-columns-repeated="6"/>
        </table:table-row>
        <table:table-row table:style-name="ro1">
          <table:table-cell office:value-type="float" office:value="0.265873" calcext:value-type="float">
            <text:p>0.265873</text:p>
          </table:table-cell>
          <table:table-cell office:value-type="float" office:value="358.499" calcext:value-type="float">
            <text:p>358.499</text:p>
          </table:table-cell>
          <table:table-cell table:formula="of:=[.A37]*[.A37]*[.B37]" office:value-type="float" office:value="25.3417393997944" calcext:value-type="float">
            <text:p>25.3417393997944</text:p>
          </table:table-cell>
          <table:table-cell table:formula="of:=POWER([.A37];1.9)*[.B37]" office:value-type="float" office:value="28.9313698328016" calcext:value-type="float">
            <text:p>28.9313698328016</text:p>
          </table:table-cell>
          <table:table-cell table:formula="of:=POWER([.A37];1.85)*[.B37]" office:value-type="float" office:value="30.9125822680824" calcext:value-type="float">
            <text:p>30.9125822680824</text:p>
          </table:table-cell>
          <table:table-cell table:number-columns-repeated="6"/>
        </table:table-row>
        <table:table-row table:style-name="ro1">
          <table:table-cell office:value-type="float" office:value="0.271697" calcext:value-type="float">
            <text:p>0.271697</text:p>
          </table:table-cell>
          <table:table-cell office:value-type="float" office:value="348.399" calcext:value-type="float">
            <text:p>348.399</text:p>
          </table:table-cell>
          <table:table-cell table:formula="of:=[.A38]*[.A38]*[.B38]" office:value-type="float" office:value="25.7185562981958" calcext:value-type="float">
            <text:p>25.7185562981958</text:p>
          </table:table-cell>
          <table:table-cell table:formula="of:=POWER([.A38];1.9)*[.B38]" office:value-type="float" office:value="29.2980085673546" calcext:value-type="float">
            <text:p>29.2980085673546</text:p>
          </table:table-cell>
          <table:table-cell table:formula="of:=POWER([.A38];1.85)*[.B38]" office:value-type="float" office:value="31.2704304491772" calcext:value-type="float">
            <text:p>31.2704304491772</text:p>
          </table:table-cell>
          <table:table-cell table:number-columns-repeated="6"/>
        </table:table-row>
        <table:table-row table:style-name="ro1">
          <table:table-cell office:value-type="float" office:value="0.274885" calcext:value-type="float">
            <text:p>0.274885</text:p>
          </table:table-cell>
          <table:table-cell office:value-type="float" office:value="341.427" calcext:value-type="float">
            <text:p>341.427</text:p>
          </table:table-cell>
          <table:table-cell table:formula="of:=[.A39]*[.A39]*[.B39]" office:value-type="float" office:value="25.7988261326221" calcext:value-type="float">
            <text:p>25.7988261326221</text:p>
          </table:table-cell>
          <table:table-cell table:formula="of:=POWER([.A39];1.9)*[.B39]" office:value-type="float" office:value="29.3551863373355" calcext:value-type="float">
            <text:p>29.3551863373355</text:p>
          </table:table-cell>
          <table:table-cell table:formula="of:=POWER([.A39];1.85)*[.B39]" office:value-type="float" office:value="31.3131882845344" calcext:value-type="float">
            <text:p>31.3131882845344</text:p>
          </table:table-cell>
          <table:table-cell table:number-columns-repeated="6"/>
        </table:table-row>
        <table:table-row table:style-name="ro1">
          <table:table-cell office:value-type="float" office:value="0.282538" calcext:value-type="float">
            <text:p>0.282538</text:p>
          </table:table-cell>
          <table:table-cell office:value-type="float" office:value="321.81" calcext:value-type="float">
            <text:p>321.81</text:p>
          </table:table-cell>
          <table:table-cell table:formula="of:=[.A40]*[.A40]*[.B40]" office:value-type="float" office:value="25.6893590378936" calcext:value-type="float">
            <text:p>25.6893590378936</text:p>
          </table:table-cell>
          <table:table-cell table:formula="of:=POWER([.A40];1.9)*[.B40]" office:value-type="float" office:value="29.1504713757191" calcext:value-type="float">
            <text:p>29.1504713757191</text:p>
          </table:table-cell>
          <table:table-cell table:formula="of:=POWER([.A40];1.85)*[.B40]" office:value-type="float" office:value="31.0521545158915" calcext:value-type="float">
            <text:p>31.0521545158915</text:p>
          </table:table-cell>
          <table:table-cell table:number-columns-repeated="6"/>
        </table:table-row>
        <table:table-row table:style-name="ro1">
          <table:table-cell office:value-type="float" office:value="0.291988" calcext:value-type="float">
            <text:p>0.291988</text:p>
          </table:table-cell>
          <table:table-cell office:value-type="float" office:value="304.522" calcext:value-type="float">
            <text:p>304.522</text:p>
          </table:table-cell>
          <table:table-cell table:formula="of:=[.A41]*[.A41]*[.B41]" office:value-type="float" office:value="25.9626297616752" calcext:value-type="float">
            <text:p>25.9626297616752</text:p>
          </table:table-cell>
          <table:table-cell table:formula="of:=POWER([.A41];1.9)*[.B41]" office:value-type="float" office:value="29.363794756002" calcext:value-type="float">
            <text:p>29.363794756002</text:p>
          </table:table-cell>
          <table:table-cell table:formula="of:=POWER([.A41];1.85)*[.B41]" office:value-type="float" office:value="31.2279826681956" calcext:value-type="float">
            <text:p>31.2279826681956</text:p>
          </table:table-cell>
          <table:table-cell table:number-columns-repeated="6"/>
        </table:table-row>
        <table:table-row table:style-name="ro1">
          <table:table-cell office:value-type="float" office:value="0.296784" calcext:value-type="float">
            <text:p>0.296784</text:p>
          </table:table-cell>
          <table:table-cell office:value-type="float" office:value="299.791" calcext:value-type="float">
            <text:p>299.791</text:p>
          </table:table-cell>
          <table:table-cell table:formula="of:=[.A42]*[.A42]*[.B42]" office:value-type="float" office:value="26.4058139215849" calcext:value-type="float">
            <text:p>26.4058139215849</text:p>
          </table:table-cell>
          <table:table-cell table:formula="of:=POWER([.A42];1.9)*[.B42]" office:value-type="float" office:value="29.8164208791189" calcext:value-type="float">
            <text:p>29.8164208791189</text:p>
          </table:table-cell>
          <table:table-cell table:formula="of:=POWER([.A42];1.85)*[.B42]" office:value-type="float" office:value="31.6835244340657" calcext:value-type="float">
            <text:p>31.6835244340657</text:p>
          </table:table-cell>
          <table:table-cell table:number-columns-repeated="6"/>
        </table:table-row>
        <table:table-row table:style-name="ro1">
          <table:table-cell office:value-type="float" office:value="0.306294" calcext:value-type="float">
            <text:p>0.306294</text:p>
          </table:table-cell>
          <table:table-cell office:value-type="float" office:value="287.092" calcext:value-type="float">
            <text:p>287.092</text:p>
          </table:table-cell>
          <table:table-cell table:formula="of:=[.A43]*[.A43]*[.B43]" office:value-type="float" office:value="26.9338272164601" calcext:value-type="float">
            <text:p>26.9338272164601</text:p>
          </table:table-cell>
          <table:table-cell table:formula="of:=POWER([.A43];1.9)*[.B43]" office:value-type="float" office:value="30.3168601796889" calcext:value-type="float">
            <text:p>30.3168601796889</text:p>
          </table:table-cell>
          <table:table-cell table:formula="of:=POWER([.A43];1.85)*[.B43]" office:value-type="float" office:value="32.1645364146232" calcext:value-type="float">
            <text:p>32.1645364146232</text:p>
          </table:table-cell>
          <table:table-cell table:number-columns-repeated="6"/>
        </table:table-row>
        <table:table-row table:style-name="ro1">
          <table:table-cell office:value-type="float" office:value="0.315652" calcext:value-type="float">
            <text:p>0.315652</text:p>
          </table:table-cell>
          <table:table-cell office:value-type="float" office:value="269.411" calcext:value-type="float">
            <text:p>269.411</text:p>
          </table:table-cell>
          <table:table-cell table:formula="of:=[.A44]*[.A44]*[.B44]" office:value-type="float" office:value="26.8430842650537" calcext:value-type="float">
            <text:p>26.8430842650537</text:p>
          </table:table-cell>
          <table:table-cell table:formula="of:=POWER([.A44];1.9)*[.B44]" office:value-type="float" office:value="30.1239251742773" calcext:value-type="float">
            <text:p>30.1239251742773</text:p>
          </table:table-cell>
          <table:table-cell table:formula="of:=POWER([.A44];1.85)*[.B44]" office:value-type="float" office:value="31.9117876139611" calcext:value-type="float">
            <text:p>31.9117876139611</text:p>
          </table:table-cell>
          <table:table-cell table:number-columns-repeated="6"/>
        </table:table-row>
        <table:table-row table:style-name="ro1">
          <table:table-cell office:value-type="float" office:value="0.320861" calcext:value-type="float">
            <text:p>0.320861</text:p>
          </table:table-cell>
          <table:table-cell office:value-type="float" office:value="259.029" calcext:value-type="float">
            <text:p>259.029</text:p>
          </table:table-cell>
          <table:table-cell table:formula="of:=[.A45]*[.A45]*[.B45]" office:value-type="float" office:value="26.6674969637973" calcext:value-type="float">
            <text:p>26.6674969637973</text:p>
          </table:table-cell>
          <table:table-cell table:formula="of:=POWER([.A45];1.9)*[.B45]" office:value-type="float" office:value="29.8779338259002" calcext:value-type="float">
            <text:p>29.8779338259002</text:p>
          </table:table-cell>
          <table:table-cell table:formula="of:=POWER([.A45];1.85)*[.B45]" office:value-type="float" office:value="31.6253044025821" calcext:value-type="float">
            <text:p>31.6253044025821</text:p>
          </table:table-cell>
          <table:table-cell table:number-columns-repeated="6"/>
        </table:table-row>
        <table:table-row table:style-name="ro1">
          <table:table-cell office:value-type="float" office:value="0.331479" calcext:value-type="float">
            <text:p>0.331479</text:p>
          </table:table-cell>
          <table:table-cell office:value-type="float" office:value="236.898" calcext:value-type="float">
            <text:p>236.898</text:p>
          </table:table-cell>
          <table:table-cell table:formula="of:=[.A46]*[.A46]*[.B46]" office:value-type="float" office:value="26.029956014118" calcext:value-type="float">
            <text:p>26.029956014118</text:p>
          </table:table-cell>
          <table:table-cell table:formula="of:=POWER([.A46];1.9)*[.B46]" office:value-type="float" office:value="29.0688487518794" calcext:value-type="float">
            <text:p>29.0688487518794</text:p>
          </table:table-cell>
          <table:table-cell table:formula="of:=POWER([.A46];1.85)*[.B46]" office:value-type="float" office:value="30.7188555132376" calcext:value-type="float">
            <text:p>30.7188555132376</text:p>
          </table:table-cell>
          <table:table-cell table:number-columns-repeated="6"/>
        </table:table-row>
        <table:table-row table:style-name="ro1">
          <table:table-cell office:value-type="float" office:value="0.339427" calcext:value-type="float">
            <text:p>0.339427</text:p>
          </table:table-cell>
          <table:table-cell office:value-type="float" office:value="224.425" calcext:value-type="float">
            <text:p>224.425</text:p>
          </table:table-cell>
          <table:table-cell table:formula="of:=[.A47]*[.A47]*[.B47]" office:value-type="float" office:value="25.8561587282358" calcext:value-type="float">
            <text:p>25.8561587282358</text:p>
          </table:table-cell>
          <table:table-cell table:formula="of:=POWER([.A47];1.9)*[.B47]" office:value-type="float" office:value="28.8064251853121" calcext:value-type="float">
            <text:p>28.8064251853121</text:p>
          </table:table-cell>
          <table:table-cell table:formula="of:=POWER([.A47];1.85)*[.B47]" office:value-type="float" office:value="30.4054928465278" calcext:value-type="float">
            <text:p>30.4054928465278</text:p>
          </table:table-cell>
          <table:table-cell table:number-columns-repeated="6"/>
        </table:table-row>
        <table:table-row table:style-name="ro1">
          <table:table-cell office:value-type="float" office:value="0.342883" calcext:value-type="float">
            <text:p>0.342883</text:p>
          </table:table-cell>
          <table:table-cell office:value-type="float" office:value="219.295" calcext:value-type="float">
            <text:p>219.295</text:p>
          </table:table-cell>
          <table:table-cell table:formula="of:=[.A48]*[.A48]*[.B48]" office:value-type="float" office:value="25.7822394016393" calcext:value-type="float">
            <text:p>25.7822394016393</text:p>
          </table:table-cell>
          <table:table-cell table:formula="of:=POWER([.A48];1.9)*[.B48]" office:value-type="float" office:value="28.6949875985103" calcext:value-type="float">
            <text:p>28.6949875985103</text:p>
          </table:table-cell>
          <table:table-cell table:formula="of:=POWER([.A48];1.85)*[.B48]" office:value-type="float" office:value="30.2725317747841" calcext:value-type="float">
            <text:p>30.2725317747841</text:p>
          </table:table-cell>
          <table:table-cell table:number-columns-repeated="6"/>
        </table:table-row>
        <table:table-row table:style-name="ro1">
          <table:table-cell office:value-type="float" office:value="0.347977" calcext:value-type="float">
            <text:p>0.347977</text:p>
          </table:table-cell>
          <table:table-cell office:value-type="float" office:value="211.55" calcext:value-type="float">
            <text:p>211.55</text:p>
          </table:table-cell>
          <table:table-cell table:formula="of:=[.A49]*[.A49]*[.B49]" office:value-type="float" office:value="25.6161648195099" calcext:value-type="float">
            <text:p>25.6161648195099</text:p>
          </table:table-cell>
          <table:table-cell table:formula="of:=POWER([.A49];1.9)*[.B49]" office:value-type="float" office:value="28.4681375113601" calcext:value-type="float">
            <text:p>28.4681375113601</text:p>
          </table:table-cell>
          <table:table-cell table:formula="of:=POWER([.A49];1.85)*[.B49]" office:value-type="float" office:value="30.011073327563" calcext:value-type="float">
            <text:p>30.011073327563</text:p>
          </table:table-cell>
          <table:table-cell table:number-columns-repeated="6"/>
        </table:table-row>
        <table:table-row table:style-name="ro1">
          <table:table-cell office:value-type="float" office:value="0.350078" calcext:value-type="float">
            <text:p>0.350078</text:p>
          </table:table-cell>
          <table:table-cell office:value-type="float" office:value="207.825" calcext:value-type="float">
            <text:p>207.825</text:p>
          </table:table-cell>
          <table:table-cell table:formula="of:=[.A50]*[.A50]*[.B50]" office:value-type="float" office:value="25.4699110094073" calcext:value-type="float">
            <text:p>25.4699110094073</text:p>
          </table:table-cell>
          <table:table-cell table:formula="of:=POWER([.A50];1.9)*[.B50]" office:value-type="float" office:value="28.2885668352717" calcext:value-type="float">
            <text:p>28.2885668352717</text:p>
          </table:table-cell>
          <table:table-cell table:formula="of:=POWER([.A50];1.85)*[.B50]" office:value-type="float" office:value="29.8127957482266" calcext:value-type="float">
            <text:p>29.8127957482266</text:p>
          </table:table-cell>
          <table:table-cell table:number-columns-repeated="6"/>
        </table:table-row>
        <table:table-row table:style-name="ro1">
          <table:table-cell office:value-type="float" office:value="0.355174" calcext:value-type="float">
            <text:p>0.355174</text:p>
          </table:table-cell>
          <table:table-cell office:value-type="float" office:value="201.132" calcext:value-type="float">
            <text:p>201.132</text:p>
          </table:table-cell>
          <table:table-cell table:formula="of:=[.A51]*[.A51]*[.B51]" office:value-type="float" office:value="25.3725142367524" calcext:value-type="float">
            <text:p>25.3725142367524</text:p>
          </table:table-cell>
          <table:table-cell table:formula="of:=POWER([.A51];1.9)*[.B51]" office:value-type="float" office:value="28.1396951508487" calcext:value-type="float">
            <text:p>28.1396951508487</text:p>
          </table:table-cell>
          <table:table-cell table:formula="of:=POWER([.A51];1.85)*[.B51]" office:value-type="float" office:value="29.634481288959" calcext:value-type="float">
            <text:p>29.634481288959</text:p>
          </table:table-cell>
          <table:table-cell table:number-columns-repeated="6"/>
        </table:table-row>
        <table:table-row table:style-name="ro1">
          <table:table-cell office:value-type="float" office:value="0.361119" calcext:value-type="float">
            <text:p>0.361119</text:p>
          </table:table-cell>
          <table:table-cell office:value-type="float" office:value="194.689" calcext:value-type="float">
            <text:p>194.689</text:p>
          </table:table-cell>
          <table:table-cell table:formula="of:=[.A52]*[.A52]*[.B52]" office:value-type="float" office:value="25.3887952154929" calcext:value-type="float">
            <text:p>25.3887952154929</text:p>
          </table:table-cell>
          <table:table-cell table:formula="of:=POWER([.A52];1.9)*[.B52]" office:value-type="float" office:value="28.1110494231704" calcext:value-type="float">
            <text:p>28.1110494231704</text:p>
          </table:table-cell>
          <table:table-cell table:formula="of:=POWER([.A52];1.85)*[.B52]" office:value-type="float" office:value="29.5797529023585" calcext:value-type="float">
            <text:p>29.5797529023585</text:p>
          </table:table-cell>
          <table:table-cell table:number-columns-repeated="6"/>
        </table:table-row>
        <table:table-row table:style-name="ro1">
          <table:table-cell office:value-type="float" office:value="0.363961" calcext:value-type="float">
            <text:p>0.363961</text:p>
          </table:table-cell>
          <table:table-cell office:value-type="float" office:value="190.592" calcext:value-type="float">
            <text:p>190.592</text:p>
          </table:table-cell>
          <table:table-cell table:formula="of:=[.A53]*[.A53]*[.B53]" office:value-type="float" office:value="25.2472666338264" calcext:value-type="float">
            <text:p>25.2472666338264</text:p>
          </table:table-cell>
          <table:table-cell table:formula="of:=POWER([.A53];1.9)*[.B53]" office:value-type="float" office:value="27.9324404560995" calcext:value-type="float">
            <text:p>27.9324404560995</text:p>
          </table:table-cell>
          <table:table-cell table:formula="of:=POWER([.A53];1.85)*[.B53]" office:value-type="float" office:value="29.380294124114" calcext:value-type="float">
            <text:p>29.380294124114</text:p>
          </table:table-cell>
          <table:table-cell table:number-columns-repeated="6"/>
        </table:table-row>
        <table:table-row table:style-name="ro1">
          <table:table-cell office:value-type="float" office:value="0.372733" calcext:value-type="float">
            <text:p>0.372733</text:p>
          </table:table-cell>
          <table:table-cell office:value-type="float" office:value="183.023" calcext:value-type="float">
            <text:p>183.023</text:p>
          </table:table-cell>
          <table:table-cell table:formula="of:=[.A54]*[.A54]*[.B54]" office:value-type="float" office:value="25.4273651273406" calcext:value-type="float">
            <text:p>25.4273651273406</text:p>
          </table:table-cell>
          <table:table-cell table:formula="of:=POWER([.A54];1.9)*[.B54]" office:value-type="float" office:value="28.0647756560267" calcext:value-type="float">
            <text:p>28.0647756560267</text:p>
          </table:table-cell>
          <table:table-cell table:formula="of:=POWER([.A54];1.85)*[.B54]" office:value-type="float" office:value="29.4843584679111" calcext:value-type="float">
            <text:p>29.4843584679111</text:p>
          </table:table-cell>
          <table:table-cell table:number-columns-repeated="6"/>
        </table:table-row>
        <table:table-row table:style-name="ro1">
          <table:table-cell office:value-type="float" office:value="0.383318" calcext:value-type="float">
            <text:p>0.383318</text:p>
          </table:table-cell>
          <table:table-cell office:value-type="float" office:value="175.205" calcext:value-type="float">
            <text:p>175.205</text:p>
          </table:table-cell>
          <table:table-cell table:formula="of:=[.A55]*[.A55]*[.B55]" office:value-type="float" office:value="25.7433417979704" calcext:value-type="float">
            <text:p>25.7433417979704</text:p>
          </table:table-cell>
          <table:table-cell table:formula="of:=POWER([.A55];1.9)*[.B55]" office:value-type="float" office:value="28.3340725485645" calcext:value-type="float">
            <text:p>28.3340725485645</text:p>
          </table:table-cell>
          <table:table-cell table:formula="of:=POWER([.A55];1.85)*[.B55]" office:value-type="float" office:value="29.72562816155" calcext:value-type="float">
            <text:p>29.72562816155</text:p>
          </table:table-cell>
          <table:table-cell table:number-columns-repeated="6"/>
        </table:table-row>
        <table:table-row table:style-name="ro1">
          <table:table-cell office:value-type="float" office:value="0.388217" calcext:value-type="float">
            <text:p>0.388217</text:p>
          </table:table-cell>
          <table:table-cell office:value-type="float" office:value="169.333" calcext:value-type="float">
            <text:p>169.333</text:p>
          </table:table-cell>
          <table:table-cell table:formula="of:=[.A56]*[.A56]*[.B56]" office:value-type="float" office:value="25.5205894482576" calcext:value-type="float">
            <text:p>25.5205894482576</text:p>
          </table:table-cell>
          <table:table-cell table:formula="of:=POWER([.A56];1.9)*[.B56]" office:value-type="float" office:value="28.0532541424039" calcext:value-type="float">
            <text:p>28.0532541424039</text:p>
          </table:table-cell>
          <table:table-cell table:formula="of:=POWER([.A56];1.85)*[.B56]" office:value-type="float" office:value="29.4123360040207" calcext:value-type="float">
            <text:p>29.4123360040207</text:p>
          </table:table-cell>
          <table:table-cell table:number-columns-repeated="6"/>
        </table:table-row>
        <table:table-row table:style-name="ro1">
          <table:table-cell office:value-type="float" office:value="0.397959" calcext:value-type="float">
            <text:p>0.397959</text:p>
          </table:table-cell>
          <table:table-cell office:value-type="float" office:value="162.064" calcext:value-type="float">
            <text:p>162.064</text:p>
          </table:table-cell>
          <table:table-cell table:formula="of:=[.A57]*[.A57]*[.B57]" office:value-type="float" office:value="25.6662970077256" calcext:value-type="float">
            <text:p>25.6662970077256</text:p>
          </table:table-cell>
          <table:table-cell table:formula="of:=POWER([.A57];1.9)*[.B57]" office:value-type="float" office:value="28.1435826894401" calcext:value-type="float">
            <text:p>28.1435826894401</text:p>
          </table:table-cell>
          <table:table-cell table:formula="of:=POWER([.A57];1.85)*[.B57]" office:value-type="float" office:value="29.4704974032125" calcext:value-type="float">
            <text:p>29.4704974032125</text:p>
          </table:table-cell>
          <table:table-cell table:number-columns-repeated="6"/>
        </table:table-row>
        <table:table-row table:style-name="ro1">
          <table:table-cell office:value-type="float" office:value="0.401746" calcext:value-type="float">
            <text:p>0.401746</text:p>
          </table:table-cell>
          <table:table-cell office:value-type="float" office:value="158.922" calcext:value-type="float">
            <text:p>158.922</text:p>
          </table:table-cell>
          <table:table-cell table:formula="of:=[.A58]*[.A58]*[.B58]" office:value-type="float" office:value="25.6499867258597" calcext:value-type="float">
            <text:p>25.6499867258597</text:p>
          </table:table-cell>
          <table:table-cell table:formula="of:=POWER([.A58];1.9)*[.B58]" office:value-type="float" office:value="28.0990727392426" calcext:value-type="float">
            <text:p>28.0990727392426</text:p>
          </table:table-cell>
          <table:table-cell table:formula="of:=POWER([.A58];1.85)*[.B58]" office:value-type="float" office:value="29.4099584192479" calcext:value-type="float">
            <text:p>29.4099584192479</text:p>
          </table:table-cell>
          <table:table-cell table:number-columns-repeated="6"/>
        </table:table-row>
        <table:table-row table:style-name="ro1">
          <table:table-cell office:value-type="float" office:value="0.409075" calcext:value-type="float">
            <text:p>0.409075</text:p>
          </table:table-cell>
          <table:table-cell office:value-type="float" office:value="153.859" calcext:value-type="float">
            <text:p>153.859</text:p>
          </table:table-cell>
          <table:table-cell table:formula="of:=[.A59]*[.A59]*[.B59]" office:value-type="float" office:value="25.7471274941069" calcext:value-type="float">
            <text:p>25.7471274941069</text:p>
          </table:table-cell>
          <table:table-cell table:formula="of:=POWER([.A59];1.9)*[.B59]" office:value-type="float" office:value="28.154543473766" calcext:value-type="float">
            <text:p>28.154543473766</text:p>
          </table:table-cell>
          <table:table-cell table:formula="of:=POWER([.A59];1.85)*[.B59]" office:value-type="float" office:value="29.4413921989871" calcext:value-type="float">
            <text:p>29.4413921989871</text:p>
          </table:table-cell>
          <table:table-cell table:number-columns-repeated="6"/>
        </table:table-row>
        <table:table-row table:style-name="ro1">
          <table:table-cell office:value-type="float" office:value="0.417445" calcext:value-type="float">
            <text:p>0.417445</text:p>
          </table:table-cell>
          <table:table-cell office:value-type="float" office:value="148.894" calcext:value-type="float">
            <text:p>148.894</text:p>
          </table:table-cell>
          <table:table-cell table:formula="of:=[.A60]*[.A60]*[.B60]" office:value-type="float" office:value="25.9463172809543" calcext:value-type="float">
            <text:p>25.9463172809543</text:p>
          </table:table-cell>
          <table:table-cell table:formula="of:=POWER([.A60];1.9)*[.B60]" office:value-type="float" office:value="28.314949939385" calcext:value-type="float">
            <text:p>28.314949939385</text:p>
          </table:table-cell>
          <table:table-cell table:formula="of:=POWER([.A60];1.85)*[.B60]" office:value-type="float" office:value="29.5791598892638" calcext:value-type="float">
            <text:p>29.5791598892638</text:p>
          </table:table-cell>
          <table:table-cell table:number-columns-repeated="6"/>
        </table:table-row>
        <table:table-row table:style-name="ro1">
          <table:table-cell office:value-type="float" office:value="0.421313" calcext:value-type="float">
            <text:p>0.421313</text:p>
          </table:table-cell>
          <table:table-cell office:value-type="float" office:value="145.512" calcext:value-type="float">
            <text:p>145.512</text:p>
          </table:table-cell>
          <table:table-cell table:formula="of:=[.A61]*[.A61]*[.B61]" office:value-type="float" office:value="25.8290557532171" calcext:value-type="float">
            <text:p>25.8290557532171</text:p>
          </table:table-cell>
          <table:table-cell table:formula="of:=POWER([.A61];1.9)*[.B61]" office:value-type="float" office:value="28.1609981293058" calcext:value-type="float">
            <text:p>28.1609981293058</text:p>
          </table:table-cell>
          <table:table-cell table:formula="of:=POWER([.A61];1.85)*[.B61]" office:value-type="float" office:value="29.4047709466039" calcext:value-type="float">
            <text:p>29.4047709466039</text:p>
          </table:table-cell>
          <table:table-cell table:number-columns-repeated="6"/>
        </table:table-row>
        <table:table-row table:style-name="ro1">
          <table:table-cell office:value-type="float" office:value="0.428764" calcext:value-type="float">
            <text:p>0.428764</text:p>
          </table:table-cell>
          <table:table-cell office:value-type="float" office:value="141.45" calcext:value-type="float">
            <text:p>141.45</text:p>
          </table:table-cell>
          <table:table-cell table:formula="of:=[.A62]*[.A62]*[.B62]" office:value-type="float" office:value="26.0039654005992" calcext:value-type="float">
            <text:p>26.0039654005992</text:p>
          </table:table-cell>
          <table:table-cell table:formula="of:=POWER([.A62];1.9)*[.B62]" office:value-type="float" office:value="28.3020405020889" calcext:value-type="float">
            <text:p>28.3020405020889</text:p>
          </table:table-cell>
          <table:table-cell table:formula="of:=POWER([.A62];1.85)*[.B62]" office:value-type="float" office:value="29.5261507271907" calcext:value-type="float">
            <text:p>29.5261507271907</text:p>
          </table:table-cell>
          <table:table-cell table:number-columns-repeated="6"/>
        </table:table-row>
        <table:table-row table:style-name="ro1">
          <table:table-cell office:value-type="float" office:value="0.436142" calcext:value-type="float">
            <text:p>0.436142</text:p>
          </table:table-cell>
          <table:table-cell office:value-type="float" office:value="137.207" calcext:value-type="float">
            <text:p>137.207</text:p>
          </table:table-cell>
          <table:table-cell table:formula="of:=[.A63]*[.A63]*[.B63]" office:value-type="float" office:value="26.0994941582099" calcext:value-type="float">
            <text:p>26.0994941582099</text:p>
          </table:table-cell>
          <table:table-cell table:formula="of:=POWER([.A63];1.9)*[.B63]" office:value-type="float" office:value="28.3575886977689" calcext:value-type="float">
            <text:p>28.3575886977689</text:p>
          </table:table-cell>
          <table:table-cell table:formula="of:=POWER([.A63];1.85)*[.B63]" office:value-type="float" office:value="29.5588751817277" calcext:value-type="float">
            <text:p>29.5588751817277</text:p>
          </table:table-cell>
          <table:table-cell table:number-columns-repeated="6"/>
        </table:table-row>
        <table:table-row table:style-name="ro1">
          <table:table-cell office:value-type="float" office:value="0.43907" calcext:value-type="float">
            <text:p>0.43907</text:p>
          </table:table-cell>
          <table:table-cell office:value-type="float" office:value="134.957" calcext:value-type="float">
            <text:p>134.957</text:p>
          </table:table-cell>
          <table:table-cell table:formula="of:=[.A64]*[.A64]*[.B64]" office:value-type="float" office:value="26.0173431155093" calcext:value-type="float">
            <text:p>26.0173431155093</text:p>
          </table:table-cell>
          <table:table-cell table:formula="of:=POWER([.A64];1.9)*[.B64]" office:value-type="float" office:value="28.2494221095184" calcext:value-type="float">
            <text:p>28.2494221095184</text:p>
          </table:table-cell>
          <table:table-cell table:formula="of:=POWER([.A64];1.85)*[.B64]" office:value-type="float" office:value="29.4362769141261" calcext:value-type="float">
            <text:p>29.4362769141261</text:p>
          </table:table-cell>
          <table:table-cell table:number-columns-repeated="6"/>
        </table:table-row>
        <table:table-row table:style-name="ro1">
          <table:table-cell office:value-type="float" office:value="0.444193" calcext:value-type="float">
            <text:p>0.444193</text:p>
          </table:table-cell>
          <table:table-cell office:value-type="float" office:value="132.032" calcext:value-type="float">
            <text:p>132.032</text:p>
          </table:table-cell>
          <table:table-cell table:formula="of:=[.A65]*[.A65]*[.B65]" office:value-type="float" office:value="26.050893442348" calcext:value-type="float">
            <text:p>26.050893442348</text:p>
          </table:table-cell>
          <table:table-cell table:formula="of:=POWER([.A65];1.9)*[.B65]" office:value-type="float" office:value="28.2530573765095" calcext:value-type="float">
            <text:p>28.2530573765095</text:p>
          </table:table-cell>
          <table:table-cell table:formula="of:=POWER([.A65];1.85)*[.B65]" office:value-type="float" office:value="29.4229941844484" calcext:value-type="float">
            <text:p>29.4229941844484</text:p>
          </table:table-cell>
          <table:table-cell table:number-columns-repeated="6"/>
        </table:table-row>
        <table:table-row table:style-name="ro1">
          <table:table-cell office:value-type="float" office:value="0.44996" calcext:value-type="float">
            <text:p>0.44996</text:p>
          </table:table-cell>
          <table:table-cell office:value-type="float" office:value="128.61" calcext:value-type="float">
            <text:p>128.61</text:p>
          </table:table-cell>
          <table:table-cell table:formula="of:=[.A66]*[.A66]*[.B66]" office:value-type="float" office:value="26.038895245776" calcext:value-type="float">
            <text:p>26.038895245776</text:p>
          </table:table-cell>
          <table:table-cell table:formula="of:=POWER([.A66];1.9)*[.B66]" office:value-type="float" office:value="28.2036400688259" calcext:value-type="float">
            <text:p>28.2036400688259</text:p>
          </table:table-cell>
          <table:table-cell table:formula="of:=POWER([.A66];1.85)*[.B66]" office:value-type="float" office:value="29.3525926953228" calcext:value-type="float">
            <text:p>29.3525926953228</text:p>
          </table:table-cell>
          <table:table-cell table:number-columns-repeated="6"/>
        </table:table-row>
        <table:table-row table:style-name="ro1">
          <table:table-cell office:value-type="float" office:value="0.452608" calcext:value-type="float">
            <text:p>0.452608</text:p>
          </table:table-cell>
          <table:table-cell office:value-type="float" office:value="125.986" calcext:value-type="float">
            <text:p>125.986</text:p>
          </table:table-cell>
          <table:table-cell table:formula="of:=[.A67]*[.A67]*[.B67]" office:value-type="float" office:value="25.8087362536407" calcext:value-type="float">
            <text:p>25.8087362536407</text:p>
          </table:table-cell>
          <table:table-cell table:formula="of:=POWER([.A67];1.9)*[.B67]" office:value-type="float" office:value="27.9379487845573" calcext:value-type="float">
            <text:p>27.9379487845573</text:p>
          </table:table-cell>
          <table:table-cell table:formula="of:=POWER([.A67];1.85)*[.B67]" office:value-type="float" office:value="29.0675484868182" calcext:value-type="float">
            <text:p>29.0675484868182</text:p>
          </table:table-cell>
          <table:table-cell table:number-columns-repeated="6"/>
        </table:table-row>
        <table:table-row table:style-name="ro1">
          <table:table-cell office:value-type="float" office:value="0.460259" calcext:value-type="float">
            <text:p>0.460259</text:p>
          </table:table-cell>
          <table:table-cell office:value-type="float" office:value="123.567" calcext:value-type="float">
            <text:p>123.567</text:p>
          </table:table-cell>
          <table:table-cell table:formula="of:=[.A68]*[.A68]*[.B68]" office:value-type="float" office:value="26.1762290337579" calcext:value-type="float">
            <text:p>26.1762290337579</text:p>
          </table:table-cell>
          <table:table-cell table:formula="of:=POWER([.A68];1.9)*[.B68]" office:value-type="float" office:value="28.2883002542552" calcext:value-type="float">
            <text:p>28.2883002542552</text:p>
          </table:table-cell>
          <table:table-cell table:formula="of:=POWER([.A68];1.85)*[.B68]" office:value-type="float" office:value="29.4074074242085" calcext:value-type="float">
            <text:p>29.4074074242085</text:p>
          </table:table-cell>
          <table:table-cell table:number-columns-repeated="6"/>
        </table:table-row>
        <table:table-row table:style-name="ro1">
          <table:table-cell office:value-type="float" office:value="0.463625" calcext:value-type="float">
            <text:p>0.463625</text:p>
          </table:table-cell>
          <table:table-cell office:value-type="float" office:value="121.529" calcext:value-type="float">
            <text:p>121.529</text:p>
          </table:table-cell>
          <table:table-cell table:formula="of:=[.A69]*[.A69]*[.B69]" office:value-type="float" office:value="26.1224325820156" calcext:value-type="float">
            <text:p>26.1224325820156</text:p>
          </table:table-cell>
          <table:table-cell table:formula="of:=POWER([.A69];1.9)*[.B69]" office:value-type="float" office:value="28.2096002780339" calcext:value-type="float">
            <text:p>28.2096002780339</text:p>
          </table:table-cell>
          <table:table-cell table:formula="of:=POWER([.A69];1.85)*[.B69]" office:value-type="float" office:value="29.3149116782243" calcext:value-type="float">
            <text:p>29.3149116782243</text:p>
          </table:table-cell>
          <table:table-cell table:number-columns-repeated="6"/>
        </table:table-row>
        <table:table-row table:style-name="ro1">
          <table:table-cell office:value-type="float" office:value="0.470572" calcext:value-type="float">
            <text:p>0.470572</text:p>
          </table:table-cell>
          <table:table-cell office:value-type="float" office:value="117.621" calcext:value-type="float">
            <text:p>117.621</text:p>
          </table:table-cell>
          <table:table-cell table:formula="of:=[.A70]*[.A70]*[.B70]" office:value-type="float" office:value="26.0457598429893" calcext:value-type="float">
            <text:p>26.0457598429893</text:p>
          </table:table-cell>
          <table:table-cell table:formula="of:=POWER([.A70];1.9)*[.B70]" office:value-type="float" office:value="28.0849997000757" calcext:value-type="float">
            <text:p>28.0849997000757</text:p>
          </table:table-cell>
          <table:table-cell table:formula="of:=POWER([.A70];1.85)*[.B70]" office:value-type="float" office:value="29.1637333987933" calcext:value-type="float">
            <text:p>29.1637333987933</text:p>
          </table:table-cell>
          <table:table-cell table:number-columns-repeated="6"/>
        </table:table-row>
        <table:table-row table:style-name="ro1">
          <table:table-cell office:value-type="float" office:value="0.474277" calcext:value-type="float">
            <text:p>0.474277</text:p>
          </table:table-cell>
          <table:table-cell office:value-type="float" office:value="117.049" calcext:value-type="float">
            <text:p>117.049</text:p>
          </table:table-cell>
          <table:table-cell table:formula="of:=[.A71]*[.A71]*[.B71]" office:value-type="float" office:value="26.3288467042567" calcext:value-type="float">
            <text:p>26.3288467042567</text:p>
          </table:table-cell>
          <table:table-cell table:formula="of:=POWER([.A71];1.9)*[.B71]" office:value-type="float" office:value="28.3679942018829" calcext:value-type="float">
            <text:p>28.3679942018829</text:p>
          </table:table-cell>
          <table:table-cell table:formula="of:=POWER([.A71];1.85)*[.B71]" office:value-type="float" office:value="29.446048718116" calcext:value-type="float">
            <text:p>29.446048718116</text:p>
          </table:table-cell>
          <table:table-cell table:number-columns-repeated="6"/>
        </table:table-row>
        <table:table-row table:style-name="ro1">
          <table:table-cell office:value-type="float" office:value="0.480646" calcext:value-type="float">
            <text:p>0.480646</text:p>
          </table:table-cell>
          <table:table-cell office:value-type="float" office:value="115.103" calcext:value-type="float">
            <text:p>115.103</text:p>
          </table:table-cell>
          <table:table-cell table:formula="of:=[.A72]*[.A72]*[.B72]" office:value-type="float" office:value="26.5911615108035" calcext:value-type="float">
            <text:p>26.5911615108035</text:p>
          </table:table-cell>
          <table:table-cell table:formula="of:=POWER([.A72];1.9)*[.B72]" office:value-type="float" office:value="28.6124320717355" calcext:value-type="float">
            <text:p>28.6124320717355</text:p>
          </table:table-cell>
          <table:table-cell table:formula="of:=POWER([.A72];1.85)*[.B72]" office:value-type="float" office:value="29.6799734431969" calcext:value-type="float">
            <text:p>29.6799734431969</text:p>
          </table:table-cell>
          <table:table-cell table:number-columns-repeated="6"/>
        </table:table-row>
        <table:table-row table:style-name="ro1">
          <table:table-cell office:value-type="float" office:value="0.487603" calcext:value-type="float">
            <text:p>0.487603</text:p>
          </table:table-cell>
          <table:table-cell office:value-type="float" office:value="112.115" calcext:value-type="float">
            <text:p>112.115</text:p>
          </table:table-cell>
          <table:table-cell table:formula="of:=[.A73]*[.A73]*[.B73]" office:value-type="float" office:value="26.656090807053" calcext:value-type="float">
            <text:p>26.656090807053</text:p>
          </table:table-cell>
          <table:table-cell table:formula="of:=POWER([.A73];1.9)*[.B73]" office:value-type="float" office:value="28.641108486664" calcext:value-type="float">
            <text:p>28.641108486664</text:p>
          </table:table-cell>
          <table:table-cell table:formula="of:=POWER([.A73];1.85)*[.B73]" office:value-type="float" office:value="29.688380251355" calcext:value-type="float">
            <text:p>29.688380251355</text:p>
          </table:table-cell>
          <table:table-cell table:number-columns-repeated="6"/>
        </table:table-row>
        <table:table-row table:style-name="ro1">
          <table:table-cell office:value-type="float" office:value="0.490584" calcext:value-type="float">
            <text:p>0.490584</text:p>
          </table:table-cell>
          <table:table-cell office:value-type="float" office:value="110.007" calcext:value-type="float">
            <text:p>110.007</text:p>
          </table:table-cell>
          <table:table-cell table:formula="of:=[.A74]*[.A74]*[.B74]" office:value-type="float" office:value="26.4756774247874" calcext:value-type="float">
            <text:p>26.4756774247874</text:p>
          </table:table-cell>
          <table:table-cell table:formula="of:=POWER([.A74];1.9)*[.B74]" office:value-type="float" office:value="28.4299269042148" calcext:value-type="float">
            <text:p>28.4299269042148</text:p>
          </table:table-cell>
          <table:table-cell table:formula="of:=POWER([.A74];1.85)*[.B74]" office:value-type="float" office:value="29.4604973357395" calcext:value-type="float">
            <text:p>29.4604973357395</text:p>
          </table:table-cell>
          <table:table-cell table:number-columns-repeated="6"/>
        </table:table-row>
        <table:table-row table:style-name="ro1">
          <table:table-cell office:value-type="float" office:value="0.496304" calcext:value-type="float">
            <text:p>0.496304</text:p>
          </table:table-cell>
          <table:table-cell office:value-type="float" office:value="108.473" calcext:value-type="float">
            <text:p>108.473</text:p>
          </table:table-cell>
          <table:table-cell table:formula="of:=[.A75]*[.A75]*[.B75]" office:value-type="float" office:value="26.7188155783048" calcext:value-type="float">
            <text:p>26.7188155783048</text:p>
          </table:table-cell>
          <table:table-cell table:formula="of:=POWER([.A75];1.9)*[.B75]" office:value-type="float" office:value="28.6577721099192" calcext:value-type="float">
            <text:p>28.6577721099192</text:p>
          </table:table-cell>
          <table:table-cell table:formula="of:=POWER([.A75];1.85)*[.B75]" office:value-type="float" office:value="29.6793944672344" calcext:value-type="float">
            <text:p>29.6793944672344</text:p>
          </table:table-cell>
          <table:table-cell table:number-columns-repeated="6"/>
        </table:table-row>
        <table:table-row table:style-name="ro1">
          <table:table-cell office:value-type="float" office:value="0.499311" calcext:value-type="float">
            <text:p>0.499311</text:p>
          </table:table-cell>
          <table:table-cell office:value-type="float" office:value="107.059" calcext:value-type="float">
            <text:p>107.059</text:p>
          </table:table-cell>
          <table:table-cell table:formula="of:=[.A76]*[.A76]*[.B76]" office:value-type="float" office:value="26.6910371721555" calcext:value-type="float">
            <text:p>26.6910371721555</text:p>
          </table:table-cell>
          <table:table-cell table:formula="of:=POWER([.A76];1.9)*[.B76]" office:value-type="float" office:value="28.6106903287263" calcext:value-type="float">
            <text:p>28.6106903287263</text:p>
          </table:table-cell>
          <table:table-cell table:formula="of:=POWER([.A76];1.85)*[.B76]" office:value-type="float" office:value="29.6216864155034" calcext:value-type="float">
            <text:p>29.6216864155034</text:p>
          </table:table-cell>
          <table:table-cell table:number-columns-repeated="6"/>
        </table:table-row>
        <table:table-row table:style-name="ro1">
          <table:table-cell office:value-type="float" office:value="0.503561" calcext:value-type="float">
            <text:p>0.503561</text:p>
          </table:table-cell>
          <table:table-cell office:value-type="float" office:value="105.035" calcext:value-type="float">
            <text:p>105.035</text:p>
          </table:table-cell>
          <table:table-cell table:formula="of:=[.A77]*[.A77]*[.B77]" office:value-type="float" office:value="26.6341115545302" calcext:value-type="float">
            <text:p>26.6341115545302</text:p>
          </table:table-cell>
          <table:table-cell table:formula="of:=POWER([.A77];1.9)*[.B77]" office:value-type="float" office:value="28.5254829315189" calcext:value-type="float">
            <text:p>28.5254829315189</text:p>
          </table:table-cell>
          <table:table-cell table:formula="of:=POWER([.A77];1.85)*[.B77]" office:value-type="float" office:value="29.5209549017895" calcext:value-type="float">
            <text:p>29.5209549017895</text:p>
          </table:table-cell>
          <table:table-cell table:number-columns-repeated="6"/>
        </table:table-row>
        <table:table-row table:style-name="ro1">
          <table:table-cell office:value-type="float" office:value="0.504785" calcext:value-type="float">
            <text:p>0.504785</text:p>
          </table:table-cell>
          <table:table-cell office:value-type="float" office:value="103.794" calcext:value-type="float">
            <text:p>103.794</text:p>
          </table:table-cell>
          <table:table-cell table:formula="of:=[.A78]*[.A78]*[.B78]" office:value-type="float" office:value="26.4475307807776" calcext:value-type="float">
            <text:p>26.4475307807776</text:p>
          </table:table-cell>
          <table:table-cell table:formula="of:=POWER([.A78];1.9)*[.B78]" office:value-type="float" office:value="28.3187765795049" calcext:value-type="float">
            <text:p>28.3187765795049</text:p>
          </table:table-cell>
          <table:table-cell table:formula="of:=POWER([.A78];1.85)*[.B78]" office:value-type="float" office:value="29.3034777102722" calcext:value-type="float">
            <text:p>29.3034777102722</text:p>
          </table:table-cell>
          <table:table-cell table:number-columns-repeated="6"/>
        </table:table-row>
        <table:table-row table:style-name="ro1">
          <table:table-cell office:value-type="float" office:value="0.508933" calcext:value-type="float">
            <text:p>0.508933</text:p>
          </table:table-cell>
          <table:table-cell office:value-type="float" office:value="103.708" calcext:value-type="float">
            <text:p>103.708</text:p>
          </table:table-cell>
          <table:table-cell table:formula="of:=[.A79]*[.A79]*[.B79]" office:value-type="float" office:value="26.8616993056972" calcext:value-type="float">
            <text:p>26.8616993056972</text:p>
          </table:table-cell>
          <table:table-cell table:formula="of:=POWER([.A79];1.9)*[.B79]" office:value-type="float" office:value="28.7387200612104" calcext:value-type="float">
            <text:p>28.7387200612104</text:p>
          </table:table-cell>
          <table:table-cell table:formula="of:=POWER([.A79];1.85)*[.B79]" office:value-type="float" office:value="29.7258574914933" calcext:value-type="float">
            <text:p>29.7258574914933</text:p>
          </table:table-cell>
          <table:table-cell table:number-columns-repeated="6"/>
        </table:table-row>
        <table:table-row table:style-name="ro1">
          <table:table-cell office:value-type="float" office:value="0.510162" calcext:value-type="float">
            <text:p>0.510162</text:p>
          </table:table-cell>
          <table:table-cell office:value-type="float" office:value="102.766" calcext:value-type="float">
            <text:p>102.766</text:p>
          </table:table-cell>
          <table:table-cell table:formula="of:=[.A80]*[.A80]*[.B80]" office:value-type="float" office:value="26.7464203508309" calcext:value-type="float">
            <text:p>26.7464203508309</text:p>
          </table:table-cell>
          <table:table-cell table:formula="of:=POWER([.A80];1.9)*[.B80]" office:value-type="float" office:value="28.6084846922931" calcext:value-type="float">
            <text:p>28.6084846922931</text:p>
          </table:table-cell>
          <table:table-cell table:formula="of:=POWER([.A80];1.85)*[.B80]" office:value-type="float" office:value="29.5875803119303" calcext:value-type="float">
            <text:p>29.5875803119303</text:p>
          </table:table-cell>
          <table:table-cell table:number-columns-repeated="6"/>
        </table:table-row>
        <table:table-row table:style-name="ro1">
          <table:table-cell office:value-type="float" office:value="0.517954" calcext:value-type="float">
            <text:p>0.517954</text:p>
          </table:table-cell>
          <table:table-cell office:value-type="float" office:value="100.12" calcext:value-type="float">
            <text:p>100.12</text:p>
          </table:table-cell>
          <table:table-cell table:formula="of:=[.A81]*[.A81]*[.B81]" office:value-type="float" office:value="26.8598277731339" calcext:value-type="float">
            <text:p>26.8598277731339</text:p>
          </table:table-cell>
          <table:table-cell table:formula="of:=POWER([.A81];1.9)*[.B81]" office:value-type="float" office:value="28.6862715015856" calcext:value-type="float">
            <text:p>28.6862715015856</text:p>
          </table:table-cell>
          <table:table-cell table:formula="of:=POWER([.A81];1.85)*[.B81]" office:value-type="float" office:value="29.6455522457834" calcext:value-type="float">
            <text:p>29.6455522457834</text:p>
          </table:table-cell>
          <table:table-cell table:number-columns-repeated="6"/>
        </table:table-row>
        <table:table-row table:style-name="ro1">
          <table:table-cell office:value-type="float" office:value="0.51945" calcext:value-type="float">
            <text:p>0.51945</text:p>
          </table:table-cell>
          <table:table-cell office:value-type="float" office:value="99.1062" calcext:value-type="float">
            <text:p>99.1062</text:p>
          </table:table-cell>
          <table:table-cell table:formula="of:=[.A82]*[.A82]*[.B82]" office:value-type="float" office:value="26.7416577132255" calcext:value-type="float">
            <text:p>26.7416577132255</text:p>
          </table:table-cell>
          <table:table-cell table:formula="of:=POWER([.A82];1.9)*[.B82]" office:value-type="float" office:value="28.5518300953788" calcext:value-type="float">
            <text:p>28.5518300953788</text:p>
          </table:table-cell>
          <table:table-cell table:formula="of:=POWER([.A82];1.85)*[.B82]" office:value-type="float" office:value="29.50236033306" calcext:value-type="float">
            <text:p>29.50236033306</text:p>
          </table:table-cell>
          <table:table-cell table:number-columns-repeated="6"/>
        </table:table-row>
        <table:table-row table:style-name="ro1">
          <table:table-cell office:value-type="float" office:value="0.522145" calcext:value-type="float">
            <text:p>0.522145</text:p>
          </table:table-cell>
          <table:table-cell office:value-type="float" office:value="98.6303" calcext:value-type="float">
            <text:p>98.6303</text:p>
          </table:table-cell>
          <table:table-cell table:formula="of:=[.A83]*[.A83]*[.B83]" office:value-type="float" office:value="26.8901113937161" calcext:value-type="float">
            <text:p>26.8901113937161</text:p>
          </table:table-cell>
          <table:table-cell table:formula="of:=POWER([.A83];1.9)*[.B83]" office:value-type="float" office:value="28.695479683164" calcext:value-type="float">
            <text:p>28.695479683164</text:p>
          </table:table-cell>
          <table:table-cell table:formula="of:=POWER([.A83];1.85)*[.B83]" office:value-type="float" office:value="29.6431214104416" calcext:value-type="float">
            <text:p>29.6431214104416</text:p>
          </table:table-cell>
          <table:table-cell table:number-columns-repeated="6"/>
        </table:table-row>
        <table:table-row table:style-name="ro1">
          <table:table-cell office:value-type="float" office:value="0.52584" calcext:value-type="float">
            <text:p>0.52584</text:p>
          </table:table-cell>
          <table:table-cell office:value-type="float" office:value="97.2249" calcext:value-type="float">
            <text:p>97.2249</text:p>
          </table:table-cell>
          <table:table-cell table:formula="of:=[.A84]*[.A84]*[.B84]" office:value-type="float" office:value="26.8834340261894" calcext:value-type="float">
            <text:p>26.8834340261894</text:p>
          </table:table-cell>
          <table:table-cell table:formula="of:=POWER([.A84];1.9)*[.B84]" office:value-type="float" office:value="28.6681310938065" calcext:value-type="float">
            <text:p>28.6681310938065</text:p>
          </table:table-cell>
          <table:table-cell table:formula="of:=POWER([.A84];1.85)*[.B84]" office:value-type="float" office:value="29.60442980478" calcext:value-type="float">
            <text:p>29.60442980478</text:p>
          </table:table-cell>
          <table:table-cell table:number-columns-repeated="6"/>
        </table:table-row>
        <table:table-row table:style-name="ro1">
          <table:table-cell office:value-type="float" office:value="0.530689" calcext:value-type="float">
            <text:p>0.530689</text:p>
          </table:table-cell>
          <table:table-cell office:value-type="float" office:value="95.205" calcext:value-type="float">
            <text:p>95.205</text:p>
          </table:table-cell>
          <table:table-cell table:formula="of:=[.A85]*[.A85]*[.B85]" office:value-type="float" office:value="26.8126617155128" calcext:value-type="float">
            <text:p>26.8126617155128</text:p>
          </table:table-cell>
          <table:table-cell table:formula="of:=POWER([.A85];1.9)*[.B85]" office:value-type="float" office:value="28.566426786308" calcext:value-type="float">
            <text:p>28.566426786308</text:p>
          </table:table-cell>
          <table:table-cell table:formula="of:=POWER([.A85];1.85)*[.B85]" office:value-type="float" office:value="29.4858679353285" calcext:value-type="float">
            <text:p>29.4858679353285</text:p>
          </table:table-cell>
          <table:table-cell table:number-columns-repeated="6"/>
        </table:table-row>
        <table:table-row table:style-name="ro1">
          <table:table-cell office:value-type="float" office:value="0.533401" calcext:value-type="float">
            <text:p>0.533401</text:p>
          </table:table-cell>
          <table:table-cell office:value-type="float" office:value="94.5132" calcext:value-type="float">
            <text:p>94.5132</text:p>
          </table:table-cell>
          <table:table-cell table:formula="of:=[.A86]*[.A86]*[.B86]" office:value-type="float" office:value="26.8905768521683" calcext:value-type="float">
            <text:p>26.8905768521683</text:p>
          </table:table-cell>
          <table:table-cell table:formula="of:=POWER([.A86];1.9)*[.B86]" office:value-type="float" office:value="28.6348383772211" calcext:value-type="float">
            <text:p>28.6348383772211</text:p>
          </table:table-cell>
          <table:table-cell table:formula="of:=POWER([.A86];1.85)*[.B86]" office:value-type="float" office:value="29.5489494382363" calcext:value-type="float">
            <text:p>29.5489494382363</text:p>
          </table:table-cell>
          <table:table-cell table:number-columns-repeated="6"/>
        </table:table-row>
        <table:table-row table:style-name="ro1">
          <table:table-cell office:value-type="float" office:value="0.539354" calcext:value-type="float">
            <text:p>0.539354</text:p>
          </table:table-cell>
          <table:table-cell office:value-type="float" office:value="92.577" calcext:value-type="float">
            <text:p>92.577</text:p>
          </table:table-cell>
          <table:table-cell table:formula="of:=[.A87]*[.A87]*[.B87]" office:value-type="float" office:value="26.9309027125033" calcext:value-type="float">
            <text:p>26.9309027125033</text:p>
          </table:table-cell>
          <table:table-cell table:formula="of:=POWER([.A87];1.9)*[.B87]" office:value-type="float" office:value="28.6459691995894" calcext:value-type="float">
            <text:p>28.6459691995894</text:p>
          </table:table-cell>
          <table:table-cell table:formula="of:=POWER([.A87];1.85)*[.B87]" office:value-type="float" office:value="29.544036108446" calcext:value-type="float">
            <text:p>29.544036108446</text:p>
          </table:table-cell>
          <table:table-cell table:number-columns-repeated="6"/>
        </table:table-row>
        <table:table-row table:style-name="ro1">
          <table:table-cell office:value-type="float" office:value="0.545904" calcext:value-type="float">
            <text:p>0.545904</text:p>
          </table:table-cell>
          <table:table-cell office:value-type="float" office:value="91.9013" calcext:value-type="float">
            <text:p>91.9013</text:p>
          </table:table-cell>
          <table:table-cell table:formula="of:=[.A88]*[.A88]*[.B88]" office:value-type="float" office:value="27.3876146006808" calcext:value-type="float">
            <text:p>27.3876146006808</text:p>
          </table:table-cell>
          <table:table-cell table:formula="of:=POWER([.A88];1.9)*[.B88]" office:value-type="float" office:value="29.0966225426649" calcext:value-type="float">
            <text:p>29.0966225426649</text:p>
          </table:table-cell>
          <table:table-cell table:formula="of:=POWER([.A88];1.85)*[.B88]" office:value-type="float" office:value="29.9907113112029" calcext:value-type="float">
            <text:p>29.9907113112029</text:p>
          </table:table-cell>
          <table:table-cell table:number-columns-repeated="6"/>
        </table:table-row>
        <table:table-row table:style-name="ro1">
          <table:table-cell office:value-type="float" office:value="0.548954" calcext:value-type="float">
            <text:p>0.548954</text:p>
          </table:table-cell>
          <table:table-cell office:value-type="float" office:value="89.4501" calcext:value-type="float">
            <text:p>89.4501</text:p>
          </table:table-cell>
          <table:table-cell table:formula="of:=[.A89]*[.A89]*[.B89]" office:value-type="float" office:value="26.9558318337256" calcext:value-type="float">
            <text:p>26.9558318337256</text:p>
          </table:table-cell>
          <table:table-cell table:formula="of:=POWER([.A89];1.9)*[.B89]" office:value-type="float" office:value="28.6219450056777" calcext:value-type="float">
            <text:p>28.6219450056777</text:p>
          </table:table-cell>
          <table:table-cell table:formula="of:=POWER([.A89];1.85)*[.B89]" office:value-type="float" office:value="29.4932305157714" calcext:value-type="float">
            <text:p>29.4932305157714</text:p>
          </table:table-cell>
          <table:table-cell table:number-columns-repeated="6"/>
        </table:table-row>
        <table:table-row table:style-name="ro1">
          <table:table-cell office:value-type="float" office:value="0.555587" calcext:value-type="float">
            <text:p>0.555587</text:p>
          </table:table-cell>
          <table:table-cell office:value-type="float" office:value="87.9001" calcext:value-type="float">
            <text:p>87.9001</text:p>
          </table:table-cell>
          <table:table-cell table:formula="of:=[.A90]*[.A90]*[.B90]" office:value-type="float" office:value="27.1327316583065" calcext:value-type="float">
            <text:p>27.1327316583065</text:p>
          </table:table-cell>
          <table:table-cell table:formula="of:=POWER([.A90];1.9)*[.B90]" office:value-type="float" office:value="28.775197436935" calcext:value-type="float">
            <text:p>28.775197436935</text:p>
          </table:table-cell>
          <table:table-cell table:formula="of:=POWER([.A90];1.85)*[.B90]" office:value-type="float" office:value="29.6333471265586" calcext:value-type="float">
            <text:p>29.6333471265586</text:p>
          </table:table-cell>
          <table:table-cell table:number-columns-repeated="6"/>
        </table:table-row>
        <table:table-row table:style-name="ro1">
          <table:table-cell office:value-type="float" office:value="0.559402" calcext:value-type="float">
            <text:p>0.559402</text:p>
          </table:table-cell>
          <table:table-cell office:value-type="float" office:value="88.0514" calcext:value-type="float">
            <text:p>88.0514</text:p>
          </table:table-cell>
          <table:table-cell table:formula="of:=[.A91]*[.A91]*[.B91]" office:value-type="float" office:value="27.5539772218688" calcext:value-type="float">
            <text:p>27.5539772218688</text:p>
          </table:table-cell>
          <table:table-cell table:formula="of:=POWER([.A91];1.9)*[.B91]" office:value-type="float" office:value="29.2019527268608" calcext:value-type="float">
            <text:p>29.2019527268608</text:p>
          </table:table-cell>
          <table:table-cell table:formula="of:=POWER([.A91];1.85)*[.B91]" office:value-type="float" office:value="30.0625414720864" calcext:value-type="float">
            <text:p>30.0625414720864</text:p>
          </table:table-cell>
          <table:table-cell table:number-columns-repeated="6"/>
        </table:table-row>
        <table:table-row table:style-name="ro1">
          <table:table-cell office:value-type="float" office:value="0.565337" calcext:value-type="float">
            <text:p>0.565337</text:p>
          </table:table-cell>
          <table:table-cell office:value-type="float" office:value="85.2077" calcext:value-type="float">
            <text:p>85.2077</text:p>
          </table:table-cell>
          <table:table-cell table:formula="of:=[.A92]*[.A92]*[.B92]" office:value-type="float" office:value="27.2328856536903" calcext:value-type="float">
            <text:p>27.2328856536903</text:p>
          </table:table-cell>
          <table:table-cell table:formula="of:=POWER([.A92];1.9)*[.B92]" office:value-type="float" office:value="28.8312134598964" calcext:value-type="float">
            <text:p>28.8312134598964</text:p>
          </table:table-cell>
          <table:table-cell table:formula="of:=POWER([.A92];1.85)*[.B92]" office:value-type="float" office:value="29.6652184689253" calcext:value-type="float">
            <text:p>29.6652184689253</text:p>
          </table:table-cell>
          <table:table-cell table:number-columns-repeated="6"/>
        </table:table-row>
        <table:table-row table:style-name="ro1">
          <table:table-cell office:value-type="float" office:value="0.568695" calcext:value-type="float">
            <text:p>0.568695</text:p>
          </table:table-cell>
          <table:table-cell office:value-type="float" office:value="84.5022" calcext:value-type="float">
            <text:p>84.5022</text:p>
          </table:table-cell>
          <table:table-cell table:formula="of:=[.A93]*[.A93]*[.B93]" office:value-type="float" office:value="27.3291947664192" calcext:value-type="float">
            <text:p>27.3291947664192</text:p>
          </table:table-cell>
          <table:table-cell table:formula="of:=POWER([.A93];1.9)*[.B93]" office:value-type="float" office:value="28.9160451864498" calcext:value-type="float">
            <text:p>28.9160451864498</text:p>
          </table:table-cell>
          <table:table-cell table:formula="of:=POWER([.A93];1.85)*[.B93]" office:value-type="float" office:value="29.7436953537576" calcext:value-type="float">
            <text:p>29.7436953537576</text:p>
          </table:table-cell>
          <table:table-cell table:number-columns-repeated="6"/>
        </table:table-row>
        <table:table-row table:style-name="ro1">
          <table:table-cell office:value-type="float" office:value="0.575413" calcext:value-type="float">
            <text:p>0.575413</text:p>
          </table:table-cell>
          <table:table-cell office:value-type="float" office:value="83.5811" calcext:value-type="float">
            <text:p>83.5811</text:p>
          </table:table-cell>
          <table:table-cell table:formula="of:=[.A94]*[.A94]*[.B94]" office:value-type="float" office:value="27.6737122872896" calcext:value-type="float">
            <text:p>27.6737122872896</text:p>
          </table:table-cell>
          <table:table-cell table:formula="of:=POWER([.A94];1.9)*[.B94]" office:value-type="float" office:value="29.2462005995483" calcext:value-type="float">
            <text:p>29.2462005995483</text:p>
          </table:table-cell>
          <table:table-cell table:formula="of:=POWER([.A94];1.85)*[.B94]" office:value-type="float" office:value="30.0656412474059" calcext:value-type="float">
            <text:p>30.0656412474059</text:p>
          </table:table-cell>
          <table:table-cell table:number-columns-repeated="6"/>
        </table:table-row>
        <table:table-row table:style-name="ro1">
          <table:table-cell office:value-type="float" office:value="0.577731" calcext:value-type="float">
            <text:p>0.577731</text:p>
          </table:table-cell>
          <table:table-cell office:value-type="float" office:value="82.4064" calcext:value-type="float">
            <text:p>82.4064</text:p>
          </table:table-cell>
          <table:table-cell table:formula="of:=[.A95]*[.A95]*[.B95]" office:value-type="float" office:value="27.5050402768399" calcext:value-type="float">
            <text:p>27.5050402768399</text:p>
          </table:table-cell>
          <table:table-cell table:formula="of:=POWER([.A95];1.9)*[.B95]" office:value-type="float" office:value="29.0562603403133" calcext:value-type="float">
            <text:p>29.0562603403133</text:p>
          </table:table-cell>
          <table:table-cell table:formula="of:=POWER([.A95];1.85)*[.B95]" office:value-type="float" office:value="29.8643752896553" calcext:value-type="float">
            <text:p>29.8643752896553</text:p>
          </table:table-cell>
          <table:table-cell table:number-columns-repeated="6"/>
        </table:table-row>
        <table:table-row table:style-name="ro1">
          <table:table-cell office:value-type="float" office:value="0.582385" calcext:value-type="float">
            <text:p>0.582385</text:p>
          </table:table-cell>
          <table:table-cell office:value-type="float" office:value="80.5" calcext:value-type="float">
            <text:p>80.5</text:p>
          </table:table-cell>
          <table:table-cell table:formula="of:=[.A96]*[.A96]*[.B96]" office:value-type="float" office:value="27.3033692021125" calcext:value-type="float">
            <text:p>27.3033692021125</text:p>
          </table:table-cell>
          <table:table-cell table:formula="of:=POWER([.A96];1.9)*[.B96]" office:value-type="float" office:value="28.820082765223" calcext:value-type="float">
            <text:p>28.820082765223</text:p>
          </table:table-cell>
          <table:table-cell table:formula="of:=POWER([.A96];1.85)*[.B96]" office:value-type="float" office:value="29.6097482316287" calcext:value-type="float">
            <text:p>29.6097482316287</text:p>
          </table:table-cell>
          <table:table-cell table:number-columns-repeated="6"/>
        </table:table-row>
        <table:table-row table:style-name="ro1">
          <table:table-cell office:value-type="float" office:value="0.587858" calcext:value-type="float">
            <text:p>0.587858</text:p>
          </table:table-cell>
          <table:table-cell office:value-type="float" office:value="79.7392" calcext:value-type="float">
            <text:p>79.7392</text:p>
          </table:table-cell>
          <table:table-cell table:formula="of:=[.A97]*[.A97]*[.B97]" office:value-type="float" office:value="27.5560357641748" calcext:value-type="float">
            <text:p>27.5560357641748</text:p>
          </table:table-cell>
          <table:table-cell table:formula="of:=POWER([.A97];1.9)*[.B97]" office:value-type="float" office:value="29.0595909294785" calcext:value-type="float">
            <text:p>29.0595909294785</text:p>
          </table:table-cell>
          <table:table-cell table:formula="of:=POWER([.A97];1.85)*[.B97]" office:value-type="float" office:value="29.8418590539246" calcext:value-type="float">
            <text:p>29.8418590539246</text:p>
          </table:table-cell>
          <table:table-cell table:number-columns-repeated="6"/>
        </table:table-row>
        <table:table-row table:style-name="ro1">
          <table:table-cell office:value-type="float" office:value="0.590668" calcext:value-type="float">
            <text:p>0.590668</text:p>
          </table:table-cell>
          <table:table-cell office:value-type="float" office:value="79.3893" calcext:value-type="float">
            <text:p>79.3893</text:p>
          </table:table-cell>
          <table:table-cell table:formula="of:=[.A98]*[.A98]*[.B98]" office:value-type="float" office:value="27.698028577243" calcext:value-type="float">
            <text:p>27.698028577243</text:p>
          </table:table-cell>
          <table:table-cell table:formula="of:=POWER([.A98];1.9)*[.B98]" office:value-type="float" office:value="29.1954057065689" calcext:value-type="float">
            <text:p>29.1954057065689</text:p>
          </table:table-cell>
          <table:table-cell table:formula="of:=POWER([.A98];1.85)*[.B98]" office:value-type="float" office:value="29.9741821769451" calcext:value-type="float">
            <text:p>29.9741821769451</text:p>
          </table:table-cell>
          <table:table-cell table:number-columns-repeated="6"/>
        </table:table-row>
        <table:table-row table:style-name="ro1">
          <table:table-cell office:value-type="float" office:value="0.596516" calcext:value-type="float">
            <text:p>0.596516</text:p>
          </table:table-cell>
          <table:table-cell office:value-type="float" office:value="77.5583" calcext:value-type="float">
            <text:p>77.5583</text:p>
          </table:table-cell>
          <table:table-cell table:formula="of:=[.A99]*[.A99]*[.B99]" office:value-type="float" office:value="27.5976736818603" calcext:value-type="float">
            <text:p>27.5976736818603</text:p>
          </table:table-cell>
          <table:table-cell table:formula="of:=POWER([.A99];1.9)*[.B99]" office:value-type="float" office:value="29.0609806638685" calcext:value-type="float">
            <text:p>29.0609806638685</text:p>
          </table:table-cell>
          <table:table-cell table:formula="of:=POWER([.A99];1.85)*[.B99]" office:value-type="float" office:value="29.821477771051" calcext:value-type="float">
            <text:p>29.821477771051</text:p>
          </table:table-cell>
          <table:table-cell table:number-columns-repeated="6"/>
        </table:table-row>
        <table:table-row table:style-name="ro1">
          <table:table-cell office:value-type="float" office:value="0.602976" calcext:value-type="float">
            <text:p>0.602976</text:p>
          </table:table-cell>
          <table:table-cell office:value-type="float" office:value="75.3739" calcext:value-type="float">
            <text:p>75.3739</text:p>
          </table:table-cell>
          <table:table-cell table:formula="of:=[.A100]*[.A100]*[.B100]" office:value-type="float" office:value="27.4044468263538" calcext:value-type="float">
            <text:p>27.4044468263538</text:p>
          </table:table-cell>
          <table:table-cell table:formula="of:=POWER([.A100];1.9)*[.B100]" office:value-type="float" office:value="28.8264417301797" calcext:value-type="float">
            <text:p>28.8264417301797</text:p>
          </table:table-cell>
          <table:table-cell table:formula="of:=POWER([.A100];1.85)*[.B100]" office:value-type="float" office:value="29.564874245306" calcext:value-type="float">
            <text:p>29.564874245306</text:p>
          </table:table-cell>
          <table:table-cell table:number-columns-repeated="6"/>
        </table:table-row>
        <table:table-row table:style-name="ro1">
          <table:table-cell office:value-type="float" office:value="0.6064" calcext:value-type="float">
            <text:p>0.6064</text:p>
          </table:table-cell>
          <table:table-cell office:value-type="float" office:value="74.732" calcext:value-type="float">
            <text:p>74.732</text:p>
          </table:table-cell>
          <table:table-cell table:formula="of:=[.A101]*[.A101]*[.B101]" office:value-type="float" office:value="27.48052278272" calcext:value-type="float">
            <text:p>27.48052278272</text:p>
          </table:table-cell>
          <table:table-cell table:formula="of:=POWER([.A101];1.9)*[.B101]" office:value-type="float" office:value="28.8901017298686" calcext:value-type="float">
            <text:p>28.8901017298686</text:p>
          </table:table-cell>
          <table:table-cell table:formula="of:=POWER([.A101];1.85)*[.B101]" office:value-type="float" office:value="29.6217772280818" calcext:value-type="float">
            <text:p>29.6217772280818</text:p>
          </table:table-cell>
          <table:table-cell table:number-columns-repeated="6"/>
        </table:table-row>
        <table:table-row table:style-name="ro1">
          <table:table-cell office:value-type="float" office:value="0.612223" calcext:value-type="float">
            <text:p>0.612223</text:p>
          </table:table-cell>
          <table:table-cell office:value-type="float" office:value="73.7114" calcext:value-type="float">
            <text:p>73.7114</text:p>
          </table:table-cell>
          <table:table-cell table:formula="of:=[.A102]*[.A102]*[.B102]" office:value-type="float" office:value="27.628285941247" calcext:value-type="float">
            <text:p>27.628285941247</text:p>
          </table:table-cell>
          <table:table-cell table:formula="of:=POWER([.A102];1.9)*[.B102]" office:value-type="float" office:value="29.0176994373369" calcext:value-type="float">
            <text:p>29.0176994373369</text:p>
          </table:table-cell>
          <table:table-cell table:formula="of:=POWER([.A102];1.85)*[.B102]" office:value-type="float" office:value="29.7383929650419" calcext:value-type="float">
            <text:p>29.7383929650419</text:p>
          </table:table-cell>
          <table:table-cell table:number-columns-repeated="6"/>
        </table:table-row>
        <table:table-row table:style-name="ro1">
          <table:table-cell office:value-type="float" office:value="0.614385" calcext:value-type="float">
            <text:p>0.614385</text:p>
          </table:table-cell>
          <table:table-cell office:value-type="float" office:value="73.1821" calcext:value-type="float">
            <text:p>73.1821</text:p>
          </table:table-cell>
          <table:table-cell table:formula="of:=[.A103]*[.A103]*[.B103]" office:value-type="float" office:value="27.6239688522548" calcext:value-type="float">
            <text:p>27.6239688522548</text:p>
          </table:table-cell>
          <table:table-cell table:formula="of:=POWER([.A103];1.9)*[.B103]" office:value-type="float" office:value="29.0029394059817" calcext:value-type="float">
            <text:p>29.0029394059817</text:p>
          </table:table-cell>
          <table:table-cell table:formula="of:=POWER([.A103];1.85)*[.B103]" office:value-type="float" office:value="29.7180278284913" calcext:value-type="float">
            <text:p>29.7180278284913</text:p>
          </table:table-cell>
          <table:table-cell table:number-columns-repeated="6"/>
        </table:table-row>
        <table:table-row table:style-name="ro1">
          <table:table-cell office:value-type="float" office:value="0.619997" calcext:value-type="float">
            <text:p>0.619997</text:p>
          </table:table-cell>
          <table:table-cell office:value-type="float" office:value="71.4417" calcext:value-type="float">
            <text:p>71.4417</text:p>
          </table:table-cell>
          <table:table-cell table:formula="of:=[.A104]*[.A104]*[.B104]" office:value-type="float" office:value="27.461923717519" calcext:value-type="float">
            <text:p>27.461923717519</text:p>
          </table:table-cell>
          <table:table-cell table:formula="of:=POWER([.A104];1.9)*[.B104]" office:value-type="float" office:value="28.8065996993023" calcext:value-type="float">
            <text:p>28.8065996993023</text:p>
          </table:table-cell>
          <table:table-cell table:formula="of:=POWER([.A104];1.85)*[.B104]" office:value-type="float" office:value="29.5034306291717" calcext:value-type="float">
            <text:p>29.5034306291717</text:p>
          </table:table-cell>
          <table:table-cell table:number-columns-repeated="6"/>
        </table:table-row>
        <table:table-row table:style-name="ro1">
          <table:table-cell office:value-type="float" office:value="0.622946" calcext:value-type="float">
            <text:p>0.622946</text:p>
          </table:table-cell>
          <table:table-cell office:value-type="float" office:value="71.9303" calcext:value-type="float">
            <text:p>71.9303</text:p>
          </table:table-cell>
          <table:table-cell table:formula="of:=[.A105]*[.A105]*[.B105]" office:value-type="float" office:value="27.9133958601436" calcext:value-type="float">
            <text:p>27.9133958601436</text:p>
          </table:table-cell>
          <table:table-cell table:formula="of:=POWER([.A105];1.9)*[.B105]" office:value-type="float" office:value="29.2662874935001" calcext:value-type="float">
            <text:p>29.2662874935001</text:p>
          </table:table-cell>
          <table:table-cell table:formula="of:=POWER([.A105];1.85)*[.B105]" office:value-type="float" office:value="29.9671274179742" calcext:value-type="float">
            <text:p>29.9671274179742</text:p>
          </table:table-cell>
          <table:table-cell table:number-columns-repeated="6"/>
        </table:table-row>
        <table:table-row table:style-name="ro1">
          <table:table-cell office:value-type="float" office:value="0.627432" calcext:value-type="float">
            <text:p>0.627432</text:p>
          </table:table-cell>
          <table:table-cell office:value-type="float" office:value="70.3969" calcext:value-type="float">
            <text:p>70.3969</text:p>
          </table:table-cell>
          <table:table-cell table:formula="of:=[.A106]*[.A106]*[.B106]" office:value-type="float" office:value="27.7132120096943" calcext:value-type="float">
            <text:p>27.7132120096943</text:p>
          </table:table-cell>
          <table:table-cell table:formula="of:=POWER([.A106];1.9)*[.B106]" office:value-type="float" office:value="29.0355594097692" calcext:value-type="float">
            <text:p>29.0355594097692</text:p>
          </table:table-cell>
          <table:table-cell table:formula="of:=POWER([.A106];1.85)*[.B106]" office:value-type="float" office:value="29.7202093646755" calcext:value-type="float">
            <text:p>29.7202093646755</text:p>
          </table:table-cell>
          <table:table-cell table:number-columns-repeated="6"/>
        </table:table-row>
        <table:table-row table:style-name="ro1">
          <table:table-cell office:value-type="float" office:value="0.630101" calcext:value-type="float">
            <text:p>0.630101</text:p>
          </table:table-cell>
          <table:table-cell office:value-type="float" office:value="69.4575" calcext:value-type="float">
            <text:p>69.4575</text:p>
          </table:table-cell>
          <table:table-cell table:formula="of:=[.A107]*[.A107]*[.B107]" office:value-type="float" office:value="27.576521619986" calcext:value-type="float">
            <text:p>27.576521619986</text:p>
          </table:table-cell>
          <table:table-cell table:formula="of:=POWER([.A107];1.9)*[.B107]" office:value-type="float" office:value="28.880085087332" calcext:value-type="float">
            <text:p>28.880085087332</text:p>
          </table:table-cell>
          <table:table-cell table:formula="of:=POWER([.A107];1.85)*[.B107]" office:value-type="float" office:value="29.5547955903617" calcext:value-type="float">
            <text:p>29.5547955903617</text:p>
          </table:table-cell>
          <table:table-cell table:number-columns-repeated="6"/>
        </table:table-row>
        <table:table-row table:style-name="ro1">
          <table:table-cell office:value-type="float" office:value="0.636629" calcext:value-type="float">
            <text:p>0.636629</text:p>
          </table:table-cell>
          <table:table-cell office:value-type="float" office:value="68.3488" calcext:value-type="float">
            <text:p>68.3488</text:p>
          </table:table-cell>
          <table:table-cell table:formula="of:=[.A108]*[.A108]*[.B108]" office:value-type="float" office:value="27.701528301082" calcext:value-type="float">
            <text:p>27.701528301082</text:p>
          </table:table-cell>
          <table:table-cell table:formula="of:=POWER([.A108];1.9)*[.B108]" office:value-type="float" office:value="28.9811148579718" calcext:value-type="float">
            <text:p>28.9811148579718</text:p>
          </table:table-cell>
          <table:table-cell table:formula="of:=POWER([.A108];1.85)*[.B108]" office:value-type="float" office:value="29.6429053415782" calcext:value-type="float">
            <text:p>29.6429053415782</text:p>
          </table:table-cell>
          <table:table-cell table:number-columns-repeated="6"/>
        </table:table-row>
        <table:table-row table:style-name="ro1">
          <table:table-cell office:value-type="float" office:value="0.642572" calcext:value-type="float">
            <text:p>0.642572</text:p>
          </table:table-cell>
          <table:table-cell office:value-type="float" office:value="66.7427" calcext:value-type="float">
            <text:p>66.7427</text:p>
          </table:table-cell>
          <table:table-cell table:formula="of:=[.A109]*[.A109]*[.B109]" office:value-type="float" office:value="27.5579790824731" calcext:value-type="float">
            <text:p>27.5579790824731</text:p>
          </table:table-cell>
          <table:table-cell table:formula="of:=POWER([.A109];1.9)*[.B109]" office:value-type="float" office:value="28.8041581278206" calcext:value-type="float">
            <text:p>28.8041581278206</text:p>
          </table:table-cell>
          <table:table-cell table:formula="of:=POWER([.A109];1.85)*[.B109]" office:value-type="float" office:value="29.4482232282712" calcext:value-type="float">
            <text:p>29.4482232282712</text:p>
          </table:table-cell>
          <table:table-cell table:number-columns-repeated="6"/>
        </table:table-row>
        <table:table-row table:style-name="ro1">
          <table:table-cell office:value-type="float" office:value="0.646818" calcext:value-type="float">
            <text:p>0.646818</text:p>
          </table:table-cell>
          <table:table-cell office:value-type="float" office:value="65.9914" calcext:value-type="float">
            <text:p>65.9914</text:p>
          </table:table-cell>
          <table:table-cell table:formula="of:=[.A110]*[.A110]*[.B110]" office:value-type="float" office:value="27.6090546458679" calcext:value-type="float">
            <text:p>27.6090546458679</text:p>
          </table:table-cell>
          <table:table-cell table:formula="of:=POWER([.A110];1.9)*[.B110]" office:value-type="float" office:value="28.8385437788104" calcext:value-type="float">
            <text:p>28.8385437788104</text:p>
          </table:table-cell>
          <table:table-cell table:formula="of:=POWER([.A110];1.85)*[.B110]" office:value-type="float" office:value="29.473670345825" calcext:value-type="float">
            <text:p>29.473670345825</text:p>
          </table:table-cell>
          <table:table-cell table:number-columns-repeated="6"/>
        </table:table-row>
        <table:table-row table:style-name="ro1">
          <table:table-cell office:value-type="float" office:value="0.653581" calcext:value-type="float">
            <text:p>0.653581</text:p>
          </table:table-cell>
          <table:table-cell office:value-type="float" office:value="64.2007" calcext:value-type="float">
            <text:p>64.2007</text:p>
          </table:table-cell>
          <table:table-cell table:formula="of:=[.A111]*[.A111]*[.B111]" office:value-type="float" office:value="27.4244925503027" calcext:value-type="float">
            <text:p>27.4244925503027</text:p>
          </table:table-cell>
          <table:table-cell table:formula="of:=POWER([.A111];1.9)*[.B111]" office:value-type="float" office:value="28.6159822986212" calcext:value-type="float">
            <text:p>28.6159822986212</text:p>
          </table:table-cell>
          <table:table-cell table:formula="of:=POWER([.A111];1.85)*[.B111]" office:value-type="float" office:value="29.2310009847924" calcext:value-type="float">
            <text:p>29.2310009847924</text:p>
          </table:table-cell>
          <table:table-cell table:number-columns-repeated="6"/>
        </table:table-row>
        <table:table-row table:style-name="ro1">
          <table:table-cell office:value-type="float" office:value="0.65722" calcext:value-type="float">
            <text:p>0.65722</text:p>
          </table:table-cell>
          <table:table-cell office:value-type="float" office:value="63.0959" calcext:value-type="float">
            <text:p>63.0959</text:p>
          </table:table-cell>
          <table:table-cell table:formula="of:=[.A112]*[.A112]*[.B112]" office:value-type="float" office:value="27.2535249557136" calcext:value-type="float">
            <text:p>27.2535249557136</text:p>
          </table:table-cell>
          <table:table-cell table:formula="of:=POWER([.A112];1.9)*[.B112]" office:value-type="float" office:value="28.4218016680351" calcext:value-type="float">
            <text:p>28.4218016680351</text:p>
          </table:table-cell>
          <table:table-cell table:formula="of:=POWER([.A112];1.85)*[.B112]" office:value-type="float" office:value="29.0245881528106" calcext:value-type="float">
            <text:p>29.0245881528106</text:p>
          </table:table-cell>
          <table:table-cell table:number-columns-repeated="6"/>
        </table:table-row>
        <table:table-row table:style-name="ro1">
          <table:table-cell office:value-type="float" office:value="0.662163" calcext:value-type="float">
            <text:p>0.662163</text:p>
          </table:table-cell>
          <table:table-cell office:value-type="float" office:value="62.2837" calcext:value-type="float">
            <text:p>62.2837</text:p>
          </table:table-cell>
          <table:table-cell table:formula="of:=[.A113]*[.A113]*[.B113]" office:value-type="float" office:value="27.30890104748" calcext:value-type="float">
            <text:p>27.30890104748</text:p>
          </table:table-cell>
          <table:table-cell table:formula="of:=POWER([.A113];1.9)*[.B113]" office:value-type="float" office:value="28.458220026727" calcext:value-type="float">
            <text:p>28.458220026727</text:p>
          </table:table-cell>
          <table:table-cell table:formula="of:=POWER([.A113];1.85)*[.B113]" office:value-type="float" office:value="29.0508930373105" calcext:value-type="float">
            <text:p>29.0508930373105</text:p>
          </table:table-cell>
          <table:table-cell table:number-columns-repeated="6"/>
        </table:table-row>
        <table:table-row table:style-name="ro1">
          <table:table-cell office:value-type="float" office:value="0.669346" calcext:value-type="float">
            <text:p>0.669346</text:p>
          </table:table-cell>
          <table:table-cell office:value-type="float" office:value="60.8115" calcext:value-type="float">
            <text:p>60.8115</text:p>
          </table:table-cell>
          <table:table-cell table:formula="of:=[.A114]*[.A114]*[.B114]" office:value-type="float" office:value="27.2450155939115" calcext:value-type="float">
            <text:p>27.2450155939115</text:p>
          </table:table-cell>
          <table:table-cell table:formula="of:=POWER([.A114];1.9)*[.B114]" office:value-type="float" office:value="28.3610296285218" calcext:value-type="float">
            <text:p>28.3610296285218</text:p>
          </table:table-cell>
          <table:table-cell table:formula="of:=POWER([.A114];1.85)*[.B114]" office:value-type="float" office:value="28.9360642423604" calcext:value-type="float">
            <text:p>28.9360642423604</text:p>
          </table:table-cell>
          <table:table-cell table:number-columns-repeated="6"/>
        </table:table-row>
        <table:table-row table:style-name="ro1">
          <table:table-cell office:value-type="float" office:value="0.673716" calcext:value-type="float">
            <text:p>0.673716</text:p>
          </table:table-cell>
          <table:table-cell office:value-type="float" office:value="60.0242" calcext:value-type="float">
            <text:p>60.0242</text:p>
          </table:table-cell>
          <table:table-cell table:formula="of:=[.A115]*[.A115]*[.B115]" office:value-type="float" office:value="27.2445791359775" calcext:value-type="float">
            <text:p>27.2445791359775</text:p>
          </table:table-cell>
          <table:table-cell table:formula="of:=POWER([.A115];1.9)*[.B115]" office:value-type="float" office:value="28.3421255358619" calcext:value-type="float">
            <text:p>28.3421255358619</text:p>
          </table:table-cell>
          <table:table-cell table:formula="of:=POWER([.A115];1.85)*[.B115]" office:value-type="float" office:value="28.9073695345962" calcext:value-type="float">
            <text:p>28.9073695345962</text:p>
          </table:table-cell>
          <table:table-cell table:number-columns-repeated="6"/>
        </table:table-row>
        <table:table-row table:style-name="ro1">
          <table:table-cell office:value-type="float" office:value="0.681738" calcext:value-type="float">
            <text:p>0.681738</text:p>
          </table:table-cell>
          <table:table-cell office:value-type="float" office:value="58.8197" calcext:value-type="float">
            <text:p>58.8197</text:p>
          </table:table-cell>
          <table:table-cell table:formula="of:=[.A116]*[.A116]*[.B116]" office:value-type="float" office:value="27.3374379018699" calcext:value-type="float">
            <text:p>27.3374379018699</text:p>
          </table:table-cell>
          <table:table-cell table:formula="of:=POWER([.A116];1.9)*[.B116]" office:value-type="float" office:value="28.4050827828525" calcext:value-type="float">
            <text:p>28.4050827828525</text:p>
          </table:table-cell>
          <table:table-cell table:formula="of:=POWER([.A116];1.85)*[.B116]" office:value-type="float" office:value="28.9544409614176" calcext:value-type="float">
            <text:p>28.9544409614176</text:p>
          </table:table-cell>
          <table:table-cell table:number-columns-repeated="6"/>
        </table:table-row>
        <table:table-row table:style-name="ro1">
          <table:table-cell office:value-type="float" office:value="0.685095" calcext:value-type="float">
            <text:p>0.685095</text:p>
          </table:table-cell>
          <table:table-cell office:value-type="float" office:value="58.3505" calcext:value-type="float">
            <text:p>58.3505</text:p>
          </table:table-cell>
          <table:table-cell table:formula="of:=[.A117]*[.A117]*[.B117]" office:value-type="float" office:value="27.3871082066883" calcext:value-type="float">
            <text:p>27.3871082066883</text:p>
          </table:table-cell>
          <table:table-cell table:formula="of:=POWER([.A117];1.9)*[.B117]" office:value-type="float" office:value="28.4427181620858" calcext:value-type="float">
            <text:p>28.4427181620858</text:p>
          </table:table-cell>
          <table:table-cell table:formula="of:=POWER([.A117];1.85)*[.B117]" office:value-type="float" office:value="28.9856843180159" calcext:value-type="float">
            <text:p>28.9856843180159</text:p>
          </table:table-cell>
          <table:table-cell table:number-columns-repeated="6"/>
        </table:table-row>
        <table:table-row table:style-name="ro1">
          <table:table-cell office:value-type="float" office:value="0.692573" calcext:value-type="float">
            <text:p>0.692573</text:p>
          </table:table-cell>
          <table:table-cell office:value-type="float" office:value="56.0337" calcext:value-type="float">
            <text:p>56.0337</text:p>
          </table:table-cell>
          <table:table-cell table:formula="of:=[.A118]*[.A118]*[.B118]" office:value-type="float" office:value="26.8769766314671" calcext:value-type="float">
            <text:p>26.8769766314671</text:p>
          </table:table-cell>
          <table:table-cell table:formula="of:=POWER([.A118];1.9)*[.B118]" office:value-type="float" office:value="27.8826378532586" calcext:value-type="float">
            <text:p>27.8826378532586</text:p>
          </table:table-cell>
          <table:table-cell table:formula="of:=POWER([.A118];1.85)*[.B118]" office:value-type="float" office:value="28.399492563302" calcext:value-type="float">
            <text:p>28.399492563302</text:p>
          </table:table-cell>
          <table:table-cell table:number-columns-repeated="6"/>
        </table:table-row>
        <table:table-row table:style-name="ro1">
          <table:table-cell office:value-type="float" office:value="0.695616" calcext:value-type="float">
            <text:p>0.695616</text:p>
          </table:table-cell>
          <table:table-cell office:value-type="float" office:value="55.9042" calcext:value-type="float">
            <text:p>55.9042</text:p>
          </table:table-cell>
          <table:table-cell table:formula="of:=[.A119]*[.A119]*[.B119]" office:value-type="float" office:value="27.0510148303921" calcext:value-type="float">
            <text:p>27.0510148303921</text:p>
          </table:table-cell>
          <table:table-cell table:formula="of:=POWER([.A119];1.9)*[.B119]" office:value-type="float" office:value="28.0508874868503" calcext:value-type="float">
            <text:p>28.0508874868503</text:p>
          </table:table-cell>
          <table:table-cell table:formula="of:=POWER([.A119];1.85)*[.B119]" office:value-type="float" office:value="28.5645987646522" calcext:value-type="float">
            <text:p>28.5645987646522</text:p>
          </table:table-cell>
          <table:table-cell table:number-columns-repeated="6"/>
        </table:table-row>
        <table:table-row table:style-name="ro1">
          <table:table-cell office:value-type="float" office:value="0.701958" calcext:value-type="float">
            <text:p>0.701958</text:p>
          </table:table-cell>
          <table:table-cell office:value-type="float" office:value="54.8159" calcext:value-type="float">
            <text:p>54.8159</text:p>
          </table:table-cell>
          <table:table-cell table:formula="of:=[.A120]*[.A120]*[.B120]" office:value-type="float" office:value="27.010262496304" calcext:value-type="float">
            <text:p>27.010262496304</text:p>
          </table:table-cell>
          <table:table-cell table:formula="of:=POWER([.A120];1.9)*[.B120]" office:value-type="float" office:value="27.9832203359759" calcext:value-type="float">
            <text:p>27.9832203359759</text:p>
          </table:table-cell>
          <table:table-cell table:formula="of:=POWER([.A120];1.85)*[.B120]" office:value-type="float" office:value="28.4827642767847" calcext:value-type="float">
            <text:p>28.4827642767847</text:p>
          </table:table-cell>
          <table:table-cell table:number-columns-repeated="6"/>
        </table:table-row>
        <table:table-row table:style-name="ro1">
          <table:table-cell office:value-type="float" office:value="0.70443" calcext:value-type="float">
            <text:p>0.70443</text:p>
          </table:table-cell>
          <table:table-cell office:value-type="float" office:value="54.5046" calcext:value-type="float">
            <text:p>54.5046</text:p>
          </table:table-cell>
          <table:table-cell table:formula="of:=[.A121]*[.A121]*[.B121]" office:value-type="float" office:value="27.0463611765245" calcext:value-type="float">
            <text:p>27.0463611765245</text:p>
          </table:table-cell>
          <table:table-cell table:formula="of:=POWER([.A121];1.9)*[.B121]" office:value-type="float" office:value="28.0107707401976" calcext:value-type="float">
            <text:p>28.0107707401976</text:p>
          </table:table-cell>
          <table:table-cell table:formula="of:=POWER([.A121];1.85)*[.B121]" office:value-type="float" office:value="28.5057956058807" calcext:value-type="float">
            <text:p>28.5057956058807</text:p>
          </table:table-cell>
          <table:table-cell table:number-columns-repeated="6"/>
        </table:table-row>
        <table:table-row table:style-name="ro1">
          <table:table-cell office:value-type="float" office:value="0.70928" calcext:value-type="float">
            <text:p>0.70928</text:p>
          </table:table-cell>
          <table:table-cell office:value-type="float" office:value="53.5932" calcext:value-type="float">
            <text:p>53.5932</text:p>
          </table:table-cell>
          <table:table-cell table:formula="of:=[.A122]*[.A122]*[.B122]" office:value-type="float" office:value="26.9615662150349" calcext:value-type="float">
            <text:p>26.9615662150349</text:p>
          </table:table-cell>
          <table:table-cell table:formula="of:=POWER([.A122];1.9)*[.B122]" office:value-type="float" office:value="27.9037996906877" calcext:value-type="float">
            <text:p>27.9037996906877</text:p>
          </table:table-cell>
          <table:table-cell table:formula="of:=POWER([.A122];1.85)*[.B122]" office:value-type="float" office:value="28.3871936196901" calcext:value-type="float">
            <text:p>28.3871936196901</text:p>
          </table:table-cell>
          <table:table-cell table:number-columns-repeated="6"/>
        </table:table-row>
        <table:table-row table:style-name="ro1">
          <table:table-cell office:value-type="float" office:value="0.712159" calcext:value-type="float">
            <text:p>0.712159</text:p>
          </table:table-cell>
          <table:table-cell office:value-type="float" office:value="53.4857" calcext:value-type="float">
            <text:p>53.4857</text:p>
          </table:table-cell>
          <table:table-cell table:formula="of:=[.A123]*[.A123]*[.B123]" office:value-type="float" office:value="27.1263660712232" calcext:value-type="float">
            <text:p>27.1263660712232</text:p>
          </table:table-cell>
          <table:table-cell table:formula="of:=POWER([.A123];1.9)*[.B123]" office:value-type="float" office:value="28.0629887113518" calcext:value-type="float">
            <text:p>28.0629887113518</text:p>
          </table:table-cell>
          <table:table-cell table:formula="of:=POWER([.A123];1.85)*[.B123]" office:value-type="float" office:value="28.5433585650635" calcext:value-type="float">
            <text:p>28.5433585650635</text:p>
          </table:table-cell>
          <table:table-cell table:number-columns-repeated="6"/>
        </table:table-row>
        <table:table-row table:style-name="ro1">
          <table:table-cell office:value-type="float" office:value="0.718296" calcext:value-type="float">
            <text:p>0.718296</text:p>
          </table:table-cell>
          <table:table-cell office:value-type="float" office:value="52.5085" calcext:value-type="float">
            <text:p>52.5085</text:p>
          </table:table-cell>
          <table:table-cell table:formula="of:=[.A124]*[.A124]*[.B124]" office:value-type="float" office:value="27.0917156075607" calcext:value-type="float">
            <text:p>27.0917156075607</text:p>
          </table:table-cell>
          <table:table-cell table:formula="of:=POWER([.A124];1.9)*[.B124]" office:value-type="float" office:value="28.0031033475555" calcext:value-type="float">
            <text:p>28.0031033475555</text:p>
          </table:table-cell>
          <table:table-cell table:formula="of:=POWER([.A124];1.85)*[.B124]" office:value-type="float" office:value="28.4702309927362" calcext:value-type="float">
            <text:p>28.4702309927362</text:p>
          </table:table-cell>
          <table:table-cell table:number-columns-repeated="6"/>
        </table:table-row>
        <table:table-row table:style-name="ro1">
          <table:table-cell office:value-type="float" office:value="0.720944" calcext:value-type="float">
            <text:p>0.720944</text:p>
          </table:table-cell>
          <table:table-cell office:value-type="float" office:value="52.1403" calcext:value-type="float">
            <text:p>52.1403</text:p>
          </table:table-cell>
          <table:table-cell table:formula="of:=[.A125]*[.A125]*[.B125]" office:value-type="float" office:value="27.1004554223064" calcext:value-type="float">
            <text:p>27.1004554223064</text:p>
          </table:table-cell>
          <table:table-cell table:formula="of:=POWER([.A125];1.9)*[.B125]" office:value-type="float" office:value="28.001831379787" calcext:value-type="float">
            <text:p>28.001831379787</text:p>
          </table:table-cell>
          <table:table-cell table:formula="of:=POWER([.A125];1.85)*[.B125]" office:value-type="float" office:value="28.4637003970447" calcext:value-type="float">
            <text:p>28.4637003970447</text:p>
          </table:table-cell>
          <table:table-cell table:number-columns-repeated="6"/>
        </table:table-row>
        <table:table-row table:style-name="ro1">
          <table:table-cell office:value-type="float" office:value="0.725955" calcext:value-type="float">
            <text:p>0.725955</text:p>
          </table:table-cell>
          <table:table-cell office:value-type="float" office:value="51.1942" calcext:value-type="float">
            <text:p>51.1942</text:p>
          </table:table-cell>
          <table:table-cell table:formula="of:=[.A126]*[.A126]*[.B126]" office:value-type="float" office:value="26.9798892338403" calcext:value-type="float">
            <text:p>26.9798892338403</text:p>
          </table:table-cell>
          <table:table-cell table:formula="of:=POWER([.A126];1.9)*[.B126]" office:value-type="float" office:value="27.8579524177081" calcext:value-type="float">
            <text:p>27.8579524177081</text:p>
          </table:table-cell>
          <table:table-cell table:formula="of:=POWER([.A126];1.85)*[.B126]" office:value-type="float" office:value="28.3076428260237" calcext:value-type="float">
            <text:p>28.3076428260237</text:p>
          </table:table-cell>
          <table:table-cell table:number-columns-repeated="6"/>
        </table:table-row>
        <table:table-row table:style-name="ro1">
          <table:table-cell office:value-type="float" office:value="0.728567" calcext:value-type="float">
            <text:p>0.728567</text:p>
          </table:table-cell>
          <table:table-cell office:value-type="float" office:value="50.7796" calcext:value-type="float">
            <text:p>50.7796</text:p>
          </table:table-cell>
          <table:table-cell table:formula="of:=[.A127]*[.A127]*[.B127]" office:value-type="float" office:value="26.954313051822" calcext:value-type="float">
            <text:p>26.954313051822</text:p>
          </table:table-cell>
          <table:table-cell table:formula="of:=POWER([.A127];1.9)*[.B127]" office:value-type="float" office:value="27.8215497802176" calcext:value-type="float">
            <text:p>27.8215497802176</text:p>
          </table:table-cell>
          <table:table-cell table:formula="of:=POWER([.A127];1.85)*[.B127]" office:value-type="float" office:value="28.2655762336244" calcext:value-type="float">
            <text:p>28.2655762336244</text:p>
          </table:table-cell>
          <table:table-cell table:number-columns-repeated="6"/>
        </table:table-row>
        <table:table-row table:style-name="ro1">
          <table:table-cell office:value-type="float" office:value="0.733263" calcext:value-type="float">
            <text:p>0.733263</text:p>
          </table:table-cell>
          <table:table-cell office:value-type="float" office:value="49.7092" calcext:value-type="float">
            <text:p>49.7092</text:p>
          </table:table-cell>
          <table:table-cell table:formula="of:=[.A128]*[.A128]*[.B128]" office:value-type="float" office:value="26.7273755768693" calcext:value-type="float">
            <text:p>26.7273755768693</text:p>
          </table:table-cell>
          <table:table-cell table:formula="of:=POWER([.A128];1.9)*[.B128]" office:value-type="float" office:value="27.5695920169422" calcext:value-type="float">
            <text:p>27.5695920169422</text:p>
          </table:table-cell>
          <table:table-cell table:formula="of:=POWER([.A128];1.85)*[.B128]" office:value-type="float" office:value="28.0006008520349" calcext:value-type="float">
            <text:p>28.0006008520349</text:p>
          </table:table-cell>
          <table:table-cell table:number-columns-repeated="6"/>
        </table:table-row>
        <table:table-row table:style-name="ro1">
          <table:table-cell office:value-type="float" office:value="0.734898" calcext:value-type="float">
            <text:p>0.734898</text:p>
          </table:table-cell>
          <table:table-cell office:value-type="float" office:value="49.1539" calcext:value-type="float">
            <text:p>49.1539</text:p>
          </table:table-cell>
          <table:table-cell table:formula="of:=[.A129]*[.A129]*[.B129]" office:value-type="float" office:value="26.5467960031312" calcext:value-type="float">
            <text:p>26.5467960031312</text:p>
          </table:table-cell>
          <table:table-cell table:formula="of:=POWER([.A129];1.9)*[.B129]" office:value-type="float" office:value="27.377223786533" calcext:value-type="float">
            <text:p>27.377223786533</text:p>
          </table:table-cell>
          <table:table-cell table:formula="of:=POWER([.A129];1.85)*[.B129]" office:value-type="float" office:value="27.8021289109216" calcext:value-type="float">
            <text:p>27.8021289109216</text:p>
          </table:table-cell>
          <table:table-cell table:number-columns-repeated="6"/>
        </table:table-row>
        <table:table-row table:style-name="ro1">
          <table:table-cell office:value-type="float" office:value="0.739843" calcext:value-type="float">
            <text:p>0.739843</text:p>
          </table:table-cell>
          <table:table-cell office:value-type="float" office:value="49.2256" calcext:value-type="float">
            <text:p>49.2256</text:p>
          </table:table-cell>
          <table:table-cell table:formula="of:=[.A130]*[.A130]*[.B130]" office:value-type="float" office:value="26.9445017129458" calcext:value-type="float">
            <text:p>26.9445017129458</text:p>
          </table:table-cell>
          <table:table-cell table:formula="of:=POWER([.A130];1.9)*[.B130]" office:value-type="float" office:value="27.7687416280414" calcext:value-type="float">
            <text:p>27.7687416280414</text:p>
          </table:table-cell>
          <table:table-cell table:formula="of:=POWER([.A130];1.85)*[.B130]" office:value-type="float" office:value="28.1902690737151" calcext:value-type="float">
            <text:p>28.1902690737151</text:p>
          </table:table-cell>
          <table:table-cell table:number-columns-repeated="6"/>
        </table:table-row>
        <table:table-row table:style-name="ro1">
          <table:table-cell office:value-type="float" office:value="0.742355" calcext:value-type="float">
            <text:p>0.742355</text:p>
          </table:table-cell>
          <table:table-cell office:value-type="float" office:value="48.9311" calcext:value-type="float">
            <text:p>48.9311</text:p>
          </table:table-cell>
          <table:table-cell table:formula="of:=[.A131]*[.A131]*[.B131]" office:value-type="float" office:value="26.9654861890439" calcext:value-type="float">
            <text:p>26.9654861890439</text:p>
          </table:table-cell>
          <table:table-cell table:formula="of:=POWER([.A131];1.9)*[.B131]" office:value-type="float" office:value="27.7809498986666" calcext:value-type="float">
            <text:p>27.7809498986666</text:p>
          </table:table-cell>
          <table:table-cell table:formula="of:=POWER([.A131];1.85)*[.B131]" office:value-type="float" office:value="28.1978833336534" calcext:value-type="float">
            <text:p>28.1978833336534</text:p>
          </table:table-cell>
          <table:table-cell table:number-columns-repeated="6"/>
        </table:table-row>
        <table:table-row table:style-name="ro1">
          <table:table-cell office:value-type="float" office:value="0.747227" calcext:value-type="float">
            <text:p>0.747227</text:p>
          </table:table-cell>
          <table:table-cell office:value-type="float" office:value="47.7686" calcext:value-type="float">
            <text:p>47.7686</text:p>
          </table:table-cell>
          <table:table-cell table:formula="of:=[.A132]*[.A132]*[.B132]" office:value-type="float" office:value="26.671511326335" calcext:value-type="float">
            <text:p>26.671511326335</text:p>
          </table:table-cell>
          <table:table-cell table:formula="of:=POWER([.A132];1.9)*[.B132]" office:value-type="float" office:value="27.4601161473772" calcext:value-type="float">
            <text:p>27.4601161473772</text:p>
          </table:table-cell>
          <table:table-cell table:formula="of:=POWER([.A132];1.85)*[.B132]" office:value-type="float" office:value="27.8631197859993" calcext:value-type="float">
            <text:p>27.8631197859993</text:p>
          </table:table-cell>
          <table:table-cell table:number-columns-repeated="6"/>
        </table:table-row>
        <table:table-row table:style-name="ro1">
          <table:table-cell office:value-type="float" office:value="0.750167" calcext:value-type="float">
            <text:p>0.750167</text:p>
          </table:table-cell>
          <table:table-cell office:value-type="float" office:value="46.9471" calcext:value-type="float">
            <text:p>46.9471</text:p>
          </table:table-cell>
          <table:table-cell table:formula="of:=[.A133]*[.A133]*[.B133]" office:value-type="float" office:value="26.4195053078577" calcext:value-type="float">
            <text:p>26.4195053078577</text:p>
          </table:table-cell>
          <table:table-cell table:formula="of:=POWER([.A133];1.9)*[.B133]" office:value-type="float" office:value="27.1899798570547" calcext:value-type="float">
            <text:p>27.1899798570547</text:p>
          </table:table-cell>
          <table:table-cell table:formula="of:=POWER([.A133];1.85)*[.B133]" office:value-type="float" office:value="27.5836026517446" calcext:value-type="float">
            <text:p>27.5836026517446</text:p>
          </table:table-cell>
          <table:table-cell table:number-columns-repeated="6"/>
        </table:table-row>
        <table:table-row table:style-name="ro1">
          <table:table-cell office:value-type="float" office:value="0.757575" calcext:value-type="float">
            <text:p>0.757575</text:p>
          </table:table-cell>
          <table:table-cell office:value-type="float" office:value="46.8203" calcext:value-type="float">
            <text:p>46.8203</text:p>
          </table:table-cell>
          <table:table-cell table:formula="of:=[.A134]*[.A134]*[.B134]" office:value-type="float" office:value="26.8711009868267" calcext:value-type="float">
            <text:p>26.8711009868267</text:p>
          </table:table-cell>
          <table:table-cell table:formula="of:=POWER([.A134];1.9)*[.B134]" office:value-type="float" office:value="27.6275833396373" calcext:value-type="float">
            <text:p>27.6275833396373</text:p>
          </table:table-cell>
          <table:table-cell table:formula="of:=POWER([.A134];1.85)*[.B134]" office:value-type="float" office:value="28.0137736936192" calcext:value-type="float">
            <text:p>28.0137736936192</text:p>
          </table:table-cell>
          <table:table-cell table:number-columns-repeated="6"/>
        </table:table-row>
        <table:table-row table:style-name="ro1">
          <table:table-cell office:value-type="float" office:value="0.75974" calcext:value-type="float">
            <text:p>0.75974</text:p>
          </table:table-cell>
          <table:table-cell office:value-type="float" office:value="46.1258" calcext:value-type="float">
            <text:p>46.1258</text:p>
          </table:table-cell>
          <table:table-cell table:formula="of:=[.A135]*[.A135]*[.B135]" office:value-type="float" office:value="26.6240362819441" calcext:value-type="float">
            <text:p>26.6240362819441</text:p>
          </table:table-cell>
          <table:table-cell table:formula="of:=POWER([.A135];1.9)*[.B135]" office:value-type="float" office:value="27.3657526503301" calcext:value-type="float">
            <text:p>27.3657526503301</text:p>
          </table:table-cell>
          <table:table-cell table:formula="of:=POWER([.A135];1.85)*[.B135]" office:value-type="float" office:value="27.7443240023579" calcext:value-type="float">
            <text:p>27.7443240023579</text:p>
          </table:table-cell>
          <table:table-cell table:number-columns-repeated="6"/>
        </table:table-row>
        <table:table-row table:style-name="ro1">
          <table:table-cell office:value-type="float" office:value="0.76521" calcext:value-type="float">
            <text:p>0.76521</text:p>
          </table:table-cell>
          <table:table-cell office:value-type="float" office:value="45.4466" calcext:value-type="float">
            <text:p>45.4466</text:p>
          </table:table-cell>
          <table:table-cell table:formula="of:=[.A136]*[.A136]*[.B136]" office:value-type="float" office:value="26.6110904817751" calcext:value-type="float">
            <text:p>26.6110904817751</text:p>
          </table:table-cell>
          <table:table-cell table:formula="of:=POWER([.A136];1.9)*[.B136]" office:value-type="float" office:value="27.332830486774" calcext:value-type="float">
            <text:p>27.332830486774</text:p>
          </table:table-cell>
          <table:table-cell table:formula="of:=POWER([.A136];1.85)*[.B136]" office:value-type="float" office:value="27.7010082168937" calcext:value-type="float">
            <text:p>27.7010082168937</text:p>
          </table:table-cell>
          <table:table-cell table:number-columns-repeated="6"/>
        </table:table-row>
        <table:table-row table:style-name="ro1">
          <table:table-cell office:value-type="float" office:value="0.768057" calcext:value-type="float">
            <text:p>0.768057</text:p>
          </table:table-cell>
          <table:table-cell office:value-type="float" office:value="45.0695" calcext:value-type="float">
            <text:p>45.0695</text:p>
          </table:table-cell>
          <table:table-cell table:formula="of:=[.A137]*[.A137]*[.B137]" office:value-type="float" office:value="26.5870188392948" calcext:value-type="float">
            <text:p>26.5870188392948</text:p>
          </table:table-cell>
          <table:table-cell table:formula="of:=POWER([.A137];1.9)*[.B137]" office:value-type="float" office:value="27.2979666052792" calcext:value-type="float">
            <text:p>27.2979666052792</text:p>
          </table:table-cell>
          <table:table-cell table:formula="of:=POWER([.A137];1.85)*[.B137]" office:value-type="float" office:value="27.6605381678516" calcext:value-type="float">
            <text:p>27.6605381678516</text:p>
          </table:table-cell>
          <table:table-cell table:number-columns-repeated="6"/>
        </table:table-row>
        <table:table-row table:style-name="ro1">
          <table:table-cell office:value-type="float" office:value="0.774052" calcext:value-type="float">
            <text:p>0.774052</text:p>
          </table:table-cell>
          <table:table-cell office:value-type="float" office:value="44.6474" calcext:value-type="float">
            <text:p>44.6474</text:p>
          </table:table-cell>
          <table:table-cell table:formula="of:=[.A138]*[.A138]*[.B138]" office:value-type="float" office:value="26.750779860237" calcext:value-type="float">
            <text:p>26.750779860237</text:p>
          </table:table-cell>
          <table:table-cell table:formula="of:=POWER([.A138];1.9)*[.B138]" office:value-type="float" office:value="27.4447597746255" calcext:value-type="float">
            <text:p>27.4447597746255</text:p>
          </table:table-cell>
          <table:table-cell table:formula="of:=POWER([.A138];1.85)*[.B138]" office:value-type="float" office:value="27.7984721401467" calcext:value-type="float">
            <text:p>27.7984721401467</text:p>
          </table:table-cell>
          <table:table-cell table:number-columns-repeated="6"/>
        </table:table-row>
        <table:table-row table:style-name="ro1">
          <table:table-cell office:value-type="float" office:value="0.776405" calcext:value-type="float">
            <text:p>0.776405</text:p>
          </table:table-cell>
          <table:table-cell office:value-type="float" office:value="44.3753" calcext:value-type="float">
            <text:p>44.3753</text:p>
          </table:table-cell>
          <table:table-cell table:formula="of:=[.A139]*[.A139]*[.B139]" office:value-type="float" office:value="26.7496404700266" calcext:value-type="float">
            <text:p>26.7496404700266</text:p>
          </table:table-cell>
          <table:table-cell table:formula="of:=POWER([.A139];1.9)*[.B139]" office:value-type="float" office:value="27.4352623111513" calcext:value-type="float">
            <text:p>27.4352623111513</text:p>
          </table:table-cell>
          <table:table-cell table:formula="of:=POWER([.A139];1.85)*[.B139]" office:value-type="float" office:value="27.784635304993" calcext:value-type="float">
            <text:p>27.784635304993</text:p>
          </table:table-cell>
          <table:table-cell table:number-columns-repeated="6"/>
        </table:table-row>
        <table:table-row table:style-name="ro1">
          <table:table-cell office:value-type="float" office:value="0.781704" calcext:value-type="float">
            <text:p>0.781704</text:p>
          </table:table-cell>
          <table:table-cell office:value-type="float" office:value="43.378" calcext:value-type="float">
            <text:p>43.378</text:p>
          </table:table-cell>
          <table:table-cell table:formula="of:=[.A140]*[.A140]*[.B140]" office:value-type="float" office:value="26.5066102877748" calcext:value-type="float">
            <text:p>26.5066102877748</text:p>
          </table:table-cell>
          <table:table-cell table:formula="of:=POWER([.A140];1.9)*[.B140]" office:value-type="float" office:value="27.1675177519145" calcext:value-type="float">
            <text:p>27.1675177519145</text:p>
          </table:table-cell>
          <table:table-cell table:formula="of:=POWER([.A140];1.85)*[.B140]" office:value-type="float" office:value="27.5041256131078" calcext:value-type="float">
            <text:p>27.5041256131078</text:p>
          </table:table-cell>
          <table:table-cell table:number-columns-repeated="6"/>
        </table:table-row>
        <table:table-row table:style-name="ro1">
          <table:table-cell office:value-type="float" office:value="0.78386" calcext:value-type="float">
            <text:p>0.78386</text:p>
          </table:table-cell>
          <table:table-cell office:value-type="float" office:value="43.3755" calcext:value-type="float">
            <text:p>43.3755</text:p>
          </table:table-cell>
          <table:table-cell table:formula="of:=[.A141]*[.A141]*[.B141]" office:value-type="float" office:value="26.6514903883998" calcext:value-type="float">
            <text:p>26.6514903883998</text:p>
          </table:table-cell>
          <table:table-cell table:formula="of:=POWER([.A141];1.9)*[.B141]" office:value-type="float" office:value="27.3084876872909" calcext:value-type="float">
            <text:p>27.3084876872909</text:p>
          </table:table-cell>
          <table:table-cell table:formula="of:=POWER([.A141];1.85)*[.B141]" office:value-type="float" office:value="27.6430350819481" calcext:value-type="float">
            <text:p>27.6430350819481</text:p>
          </table:table-cell>
          <table:table-cell table:number-columns-repeated="6"/>
        </table:table-row>
        <table:table-row table:style-name="ro1">
          <table:table-cell office:value-type="float" office:value="0.789002" calcext:value-type="float">
            <text:p>0.789002</text:p>
          </table:table-cell>
          <table:table-cell office:value-type="float" office:value="42.783" calcext:value-type="float">
            <text:p>42.783</text:p>
          </table:table-cell>
          <table:table-cell table:formula="of:=[.A142]*[.A142]*[.B142]" office:value-type="float" office:value="26.6334509663191" calcext:value-type="float">
            <text:p>26.6334509663191</text:p>
          </table:table-cell>
          <table:table-cell table:formula="of:=POWER([.A142];1.9)*[.B142]" office:value-type="float" office:value="27.2721660418558" calcext:value-type="float">
            <text:p>27.2721660418558</text:p>
          </table:table-cell>
          <table:table-cell table:formula="of:=POWER([.A142];1.85)*[.B142]" office:value-type="float" office:value="27.5972448742883" calcext:value-type="float">
            <text:p>27.5972448742883</text:p>
          </table:table-cell>
          <table:table-cell table:number-columns-repeated="6"/>
        </table:table-row>
        <table:table-row table:style-name="ro1">
          <table:table-cell office:value-type="float" office:value="0.791795" calcext:value-type="float">
            <text:p>0.791795</text:p>
          </table:table-cell>
          <table:table-cell office:value-type="float" office:value="42.5928" calcext:value-type="float">
            <text:p>42.5928</text:p>
          </table:table-cell>
          <table:table-cell table:formula="of:=[.A143]*[.A143]*[.B143]" office:value-type="float" office:value="26.7031011551464" calcext:value-type="float">
            <text:p>26.7031011551464</text:p>
          </table:table-cell>
          <table:table-cell table:formula="of:=POWER([.A143];1.9)*[.B143]" office:value-type="float" office:value="27.3338259966107" calcext:value-type="float">
            <text:p>27.3338259966107</text:p>
          </table:table-cell>
          <table:table-cell table:formula="of:=POWER([.A143];1.85)*[.B143]" office:value-type="float" office:value="27.6547532412359" calcext:value-type="float">
            <text:p>27.6547532412359</text:p>
          </table:table-cell>
          <table:table-cell table:number-columns-repeated="6"/>
        </table:table-row>
        <table:table-row table:style-name="ro1">
          <table:table-cell office:value-type="float" office:value="0.799004" calcext:value-type="float">
            <text:p>0.799004</text:p>
          </table:table-cell>
          <table:table-cell office:value-type="float" office:value="41.9067" calcext:value-type="float">
            <text:p>41.9067</text:p>
          </table:table-cell>
          <table:table-cell table:formula="of:=[.A144]*[.A144]*[.B144]" office:value-type="float" office:value="26.7535470549969" calcext:value-type="float">
            <text:p>26.7535470549969</text:p>
          </table:table-cell>
          <table:table-cell table:formula="of:=POWER([.A144];1.9)*[.B144]" office:value-type="float" office:value="27.3606540398866" calcext:value-type="float">
            <text:p>27.3606540398866</text:p>
          </table:table-cell>
          <table:table-cell table:formula="of:=POWER([.A144];1.85)*[.B144]" office:value-type="float" office:value="27.6693544660135" calcext:value-type="float">
            <text:p>27.6693544660135</text:p>
          </table:table-cell>
          <table:table-cell table:number-columns-repeated="6"/>
        </table:table-row>
        <table:table-row table:style-name="ro1">
          <table:table-cell office:value-type="float" office:value="0.800353" calcext:value-type="float">
            <text:p>0.800353</text:p>
          </table:table-cell>
          <table:table-cell office:value-type="float" office:value="41.5302" calcext:value-type="float">
            <text:p>41.5302</text:p>
          </table:table-cell>
          <table:table-cell table:formula="of:=[.A145]*[.A145]*[.B145]" office:value-type="float" office:value="26.6027894319967" calcext:value-type="float">
            <text:p>26.6027894319967</text:p>
          </table:table-cell>
          <table:table-cell table:formula="of:=POWER([.A145];1.9)*[.B145]" office:value-type="float" office:value="27.2018861872666" calcext:value-type="float">
            <text:p>27.2018861872666</text:p>
          </table:table-cell>
          <table:table-cell table:formula="of:=POWER([.A145];1.85)*[.B145]" office:value-type="float" office:value="27.5064751223129" calcext:value-type="float">
            <text:p>27.5064751223129</text:p>
          </table:table-cell>
          <table:table-cell table:number-columns-repeated="6"/>
        </table:table-row>
        <table:table-row table:style-name="ro1">
          <table:table-cell office:value-type="float" office:value="0.807014" calcext:value-type="float">
            <text:p>0.807014</text:p>
          </table:table-cell>
          <table:table-cell office:value-type="float" office:value="40.6959" calcext:value-type="float">
            <text:p>40.6959</text:p>
          </table:table-cell>
          <table:table-cell table:formula="of:=[.A146]*[.A146]*[.B146]" office:value-type="float" office:value="26.5040837516328" calcext:value-type="float">
            <text:p>26.5040837516328</text:p>
          </table:table-cell>
          <table:table-cell table:formula="of:=POWER([.A146];1.9)*[.B146]" office:value-type="float" office:value="27.0785053112702" calcext:value-type="float">
            <text:p>27.0785053112702</text:p>
          </table:table-cell>
          <table:table-cell table:formula="of:=POWER([.A146];1.85)*[.B146]" office:value-type="float" office:value="27.3703678908789" calcext:value-type="float">
            <text:p>27.3703678908789</text:p>
          </table:table-cell>
          <table:table-cell table:number-columns-repeated="6"/>
        </table:table-row>
        <table:table-row table:style-name="ro1">
          <table:table-cell office:value-type="float" office:value="0.811474" calcext:value-type="float">
            <text:p>0.811474</text:p>
          </table:table-cell>
          <table:table-cell office:value-type="float" office:value="40.7984" calcext:value-type="float">
            <text:p>40.7984</text:p>
          </table:table-cell>
          <table:table-cell table:formula="of:=[.A147]*[.A147]*[.B147]" office:value-type="float" office:value="26.8653405650965" calcext:value-type="float">
            <text:p>26.8653405650965</text:p>
          </table:table-cell>
          <table:table-cell table:formula="of:=POWER([.A147];1.9)*[.B147]" office:value-type="float" office:value="27.4324685163313" calcext:value-type="float">
            <text:p>27.4324685163313</text:p>
          </table:table-cell>
          <table:table-cell table:formula="of:=POWER([.A147];1.85)*[.B147]" office:value-type="float" office:value="27.7205063514902" calcext:value-type="float">
            <text:p>27.7205063514902</text:p>
          </table:table-cell>
          <table:table-cell table:number-columns-repeated="6"/>
        </table:table-row>
        <table:table-row table:style-name="ro1">
          <table:table-cell office:value-type="float" office:value="0.817956" calcext:value-type="float">
            <text:p>0.817956</text:p>
          </table:table-cell>
          <table:table-cell office:value-type="float" office:value="39.6254" calcext:value-type="float">
            <text:p>39.6254</text:p>
          </table:table-cell>
          <table:table-cell table:formula="of:=[.A148]*[.A148]*[.B148]" office:value-type="float" office:value="26.5114538315212" calcext:value-type="float">
            <text:p>26.5114538315212</text:p>
          </table:table-cell>
          <table:table-cell table:formula="of:=POWER([.A148];1.9)*[.B148]" office:value-type="float" office:value="27.0495814784052" calcext:value-type="float">
            <text:p>27.0495814784052</text:p>
          </table:table-cell>
          <table:table-cell table:formula="of:=POWER([.A148];1.85)*[.B148]" office:value-type="float" office:value="27.3227276283645" calcext:value-type="float">
            <text:p>27.3227276283645</text:p>
          </table:table-cell>
          <table:table-cell table:number-columns-repeated="6"/>
        </table:table-row>
        <table:table-row table:style-name="ro1">
          <table:table-cell office:value-type="float" office:value="0.81944" calcext:value-type="float">
            <text:p>0.81944</text:p>
          </table:table-cell>
          <table:table-cell office:value-type="float" office:value="39.6255" calcext:value-type="float">
            <text:p>39.6255</text:p>
          </table:table-cell>
          <table:table-cell table:formula="of:=[.A149]*[.A149]*[.B149]" office:value-type="float" office:value="26.6078065673568" calcext:value-type="float">
            <text:p>26.6078065673568</text:p>
          </table:table-cell>
          <table:table-cell table:formula="of:=POWER([.A149];1.9)*[.B149]" office:value-type="float" office:value="27.1429695005902" calcext:value-type="float">
            <text:p>27.1429695005902</text:p>
          </table:table-cell>
          <table:table-cell table:formula="of:=POWER([.A149];1.85)*[.B149]" office:value-type="float" office:value="27.4145739379878" calcext:value-type="float">
            <text:p>27.4145739379878</text:p>
          </table:table-cell>
          <table:table-cell table:number-columns-repeated="6"/>
        </table:table-row>
        <table:table-row table:style-name="ro1">
          <table:table-cell office:value-type="float" office:value="0.823945" calcext:value-type="float">
            <text:p>0.823945</text:p>
          </table:table-cell>
          <table:table-cell office:value-type="float" office:value="39.4652" calcext:value-type="float">
            <text:p>39.4652</text:p>
          </table:table-cell>
          <table:table-cell table:formula="of:=[.A150]*[.A150]*[.B150]" office:value-type="float" office:value="26.7923466288542" calcext:value-type="float">
            <text:p>26.7923466288542</text:p>
          </table:table-cell>
          <table:table-cell table:formula="of:=POWER([.A150];1.9)*[.B150]" office:value-type="float" office:value="27.3162407088654" calcext:value-type="float">
            <text:p>27.3162407088654</text:p>
          </table:table-cell>
          <table:table-cell table:formula="of:=POWER([.A150];1.85)*[.B150]" office:value-type="float" office:value="27.5820168791283" calcext:value-type="float">
            <text:p>27.5820168791283</text:p>
          </table:table-cell>
          <table:table-cell table:number-columns-repeated="6"/>
        </table:table-row>
        <table:table-row table:style-name="ro1">
          <table:table-cell office:value-type="float" office:value="0.827074" calcext:value-type="float">
            <text:p>0.827074</text:p>
          </table:table-cell>
          <table:table-cell office:value-type="float" office:value="38.872" calcext:value-type="float">
            <text:p>38.872</text:p>
          </table:table-cell>
          <table:table-cell table:formula="of:=[.A151]*[.A151]*[.B151]" office:value-type="float" office:value="26.5904460781751" calcext:value-type="float">
            <text:p>26.5904460781751</text:p>
          </table:table-cell>
          <table:table-cell table:formula="of:=POWER([.A151];1.9)*[.B151]" office:value-type="float" office:value="27.1001182696148" calcext:value-type="float">
            <text:p>27.1001182696148</text:p>
          </table:table-cell>
          <table:table-cell table:formula="of:=POWER([.A151];1.85)*[.B151]" office:value-type="float" office:value="27.3586061723668" calcext:value-type="float">
            <text:p>27.3586061723668</text:p>
          </table:table-cell>
          <table:table-cell table:number-columns-repeated="6"/>
        </table:table-row>
        <table:table-row table:style-name="ro1">
          <table:table-cell office:value-type="float" office:value="0.830639" calcext:value-type="float">
            <text:p>0.830639</text:p>
          </table:table-cell>
          <table:table-cell office:value-type="float" office:value="38.4901" calcext:value-type="float">
            <text:p>38.4901</text:p>
          </table:table-cell>
          <table:table-cell table:formula="of:=[.A152]*[.A152]*[.B152]" office:value-type="float" office:value="26.5566735949901" calcext:value-type="float">
            <text:p>26.5566735949901</text:p>
          </table:table-cell>
          <table:table-cell table:formula="of:=POWER([.A152];1.9)*[.B152]" office:value-type="float" office:value="27.054059692912" calcext:value-type="float">
            <text:p>27.054059692912</text:p>
          </table:table-cell>
          <table:table-cell table:formula="of:=POWER([.A152];1.85)*[.B152]" office:value-type="float" office:value="27.3062352853925" calcext:value-type="float">
            <text:p>27.3062352853925</text:p>
          </table:table-cell>
          <table:table-cell table:number-columns-repeated="6"/>
        </table:table-row>
        <table:table-row table:style-name="ro1">
          <table:table-cell office:value-type="float" office:value="0.830851" calcext:value-type="float">
            <text:p>0.830851</text:p>
          </table:table-cell>
          <table:table-cell office:value-type="float" office:value="38.4299" calcext:value-type="float">
            <text:p>38.4299</text:p>
          </table:table-cell>
          <table:table-cell table:formula="of:=[.A153]*[.A153]*[.B153]" office:value-type="float" office:value="26.528674323506" calcext:value-type="float">
            <text:p>26.528674323506</text:p>
          </table:table-cell>
          <table:table-cell table:formula="of:=POWER([.A153];1.9)*[.B153]" office:value-type="float" office:value="27.024846353619" calcext:value-type="float">
            <text:p>27.024846353619</text:p>
          </table:table-cell>
          <table:table-cell table:formula="of:=POWER([.A153];1.85)*[.B153]" office:value-type="float" office:value="27.2764016044334" calcext:value-type="float">
            <text:p>27.2764016044334</text:p>
          </table:table-cell>
          <table:table-cell table:number-columns-repeated="6"/>
        </table:table-row>
        <table:table-row table:style-name="ro1">
          <table:table-cell office:value-type="float" office:value="0.835959" calcext:value-type="float">
            <text:p>0.835959</text:p>
          </table:table-cell>
          <table:table-cell office:value-type="float" office:value="38.45" calcext:value-type="float">
            <text:p>38.45</text:p>
          </table:table-cell>
          <table:table-cell table:formula="of:=[.A154]*[.A154]*[.B154]" office:value-type="float" office:value="26.8699154402344" calcext:value-type="float">
            <text:p>26.8699154402344</text:p>
          </table:table-cell>
          <table:table-cell table:formula="of:=POWER([.A154];1.9)*[.B154]" office:value-type="float" office:value="27.3556980846405" calcext:value-type="float">
            <text:p>27.3556980846405</text:p>
          </table:table-cell>
          <table:table-cell table:formula="of:=POWER([.A154];1.85)*[.B154]" office:value-type="float" office:value="27.6018729837707" calcext:value-type="float">
            <text:p>27.6018729837707</text:p>
          </table:table-cell>
          <table:table-cell table:number-columns-repeated="6"/>
        </table:table-row>
        <table:table-row table:style-name="ro1">
          <table:table-cell office:value-type="float" office:value="0.840053" calcext:value-type="float">
            <text:p>0.840053</text:p>
          </table:table-cell>
          <table:table-cell office:value-type="float" office:value="37.7848" calcext:value-type="float">
            <text:p>37.7848</text:p>
          </table:table-cell>
          <table:table-cell table:formula="of:=[.A155]*[.A155]*[.B155]" office:value-type="float" office:value="26.6643193447295" calcext:value-type="float">
            <text:p>26.6643193447295</text:p>
          </table:table-cell>
          <table:table-cell table:formula="of:=POWER([.A155];1.9)*[.B155]" office:value-type="float" office:value="27.1331261062235" calcext:value-type="float">
            <text:p>27.1331261062235</text:p>
          </table:table-cell>
          <table:table-cell table:formula="of:=POWER([.A155];1.85)*[.B155]" office:value-type="float" office:value="27.3706114140569" calcext:value-type="float">
            <text:p>27.3706114140569</text:p>
          </table:table-cell>
          <table:table-cell table:number-columns-repeated="6"/>
        </table:table-row>
        <table:table-row table:style-name="ro1">
          <table:table-cell office:value-type="float" office:value="0.842629" calcext:value-type="float">
            <text:p>0.842629</text:p>
          </table:table-cell>
          <table:table-cell office:value-type="float" office:value="37.606" calcext:value-type="float">
            <text:p>37.606</text:p>
          </table:table-cell>
          <table:table-cell table:formula="of:=[.A156]*[.A156]*[.B156]" office:value-type="float" office:value="26.7011486914914" calcext:value-type="float">
            <text:p>26.7011486914914</text:p>
          </table:table-cell>
          <table:table-cell table:formula="of:=POWER([.A156];1.9)*[.B156]" office:value-type="float" office:value="27.1622852086659" calcext:value-type="float">
            <text:p>27.1622852086659</text:p>
          </table:table-cell>
          <table:table-cell table:formula="of:=POWER([.A156];1.85)*[.B156]" office:value-type="float" office:value="27.3958314113098" calcext:value-type="float">
            <text:p>27.3958314113098</text:p>
          </table:table-cell>
          <table:table-cell table:number-columns-repeated="6"/>
        </table:table-row>
        <table:table-row table:style-name="ro1">
          <table:table-cell office:value-type="float" office:value="0.846218" calcext:value-type="float">
            <text:p>0.846218</text:p>
          </table:table-cell>
          <table:table-cell office:value-type="float" office:value="37.4401" calcext:value-type="float">
            <text:p>37.4401</text:p>
          </table:table-cell>
          <table:table-cell table:formula="of:=[.A157]*[.A157]*[.B157]" office:value-type="float" office:value="26.8102903964289" calcext:value-type="float">
            <text:p>26.8102903964289</text:p>
          </table:table-cell>
          <table:table-cell table:formula="of:=POWER([.A157];1.9)*[.B157]" office:value-type="float" office:value="27.2617224639499" calcext:value-type="float">
            <text:p>27.2617224639499</text:p>
          </table:table-cell>
          <table:table-cell table:formula="of:=POWER([.A157];1.85)*[.B157]" office:value-type="float" office:value="27.4902810059027" calcext:value-type="float">
            <text:p>27.4902810059027</text:p>
          </table:table-cell>
          <table:table-cell table:number-columns-repeated="6"/>
        </table:table-row>
        <table:table-row table:style-name="ro1">
          <table:table-cell office:value-type="float" office:value="0.851575" calcext:value-type="float">
            <text:p>0.851575</text:p>
          </table:table-cell>
          <table:table-cell office:value-type="float" office:value="36.4755" calcext:value-type="float">
            <text:p>36.4755</text:p>
          </table:table-cell>
          <table:table-cell table:formula="of:=[.A158]*[.A158]*[.B158]" office:value-type="float" office:value="26.4513023832872" calcext:value-type="float">
            <text:p>26.4513023832872</text:p>
          </table:table-cell>
          <table:table-cell table:formula="of:=POWER([.A158];1.9)*[.B158]" office:value-type="float" office:value="26.8797218249105" calcext:value-type="float">
            <text:p>26.8797218249105</text:p>
          </table:table-cell>
          <table:table-cell table:formula="of:=POWER([.A158];1.85)*[.B158]" office:value-type="float" office:value="27.0965266553092" calcext:value-type="float">
            <text:p>27.0965266553092</text:p>
          </table:table-cell>
          <table:table-cell table:number-columns-repeated="6"/>
        </table:table-row>
        <table:table-row table:style-name="ro1">
          <table:table-cell office:value-type="float" office:value="0.853846" calcext:value-type="float">
            <text:p>0.853846</text:p>
          </table:table-cell>
          <table:table-cell office:value-type="float" office:value="36.7029" calcext:value-type="float">
            <text:p>36.7029</text:p>
          </table:table-cell>
          <table:table-cell table:formula="of:=[.A159]*[.A159]*[.B159]" office:value-type="float" office:value="26.7583590496532" calcext:value-type="float">
            <text:p>26.7583590496532</text:p>
          </table:table-cell>
          <table:table-cell table:formula="of:=POWER([.A159];1.9)*[.B159]" office:value-type="float" office:value="27.1845108021663" calcext:value-type="float">
            <text:p>27.1845108021663</text:p>
          </table:table-cell>
          <table:table-cell table:formula="of:=POWER([.A159];1.85)*[.B159]" office:value-type="float" office:value="27.4001250366193" calcext:value-type="float">
            <text:p>27.4001250366193</text:p>
          </table:table-cell>
          <table:table-cell table:number-columns-repeated="6"/>
        </table:table-row>
        <table:table-row table:style-name="ro1">
          <table:table-cell office:value-type="float" office:value="0.85843" calcext:value-type="float">
            <text:p>0.85843</text:p>
          </table:table-cell>
          <table:table-cell office:value-type="float" office:value="36.0039" calcext:value-type="float">
            <text:p>36.0039</text:p>
          </table:table-cell>
          <table:table-cell table:formula="of:=[.A160]*[.A160]*[.B160]" office:value-type="float" office:value="26.5313482544531" calcext:value-type="float">
            <text:p>26.5313482544531</text:p>
          </table:table-cell>
          <table:table-cell table:formula="of:=POWER([.A160];1.9)*[.B160]" office:value-type="float" office:value="26.93945662094" calcext:value-type="float">
            <text:p>26.93945662094</text:p>
          </table:table-cell>
          <table:table-cell table:formula="of:=POWER([.A160];1.85)*[.B160]" office:value-type="float" office:value="27.1458588929401" calcext:value-type="float">
            <text:p>27.1458588929401</text:p>
          </table:table-cell>
          <table:table-cell table:number-columns-repeated="6"/>
        </table:table-row>
        <table:table-row table:style-name="ro1">
          <table:table-cell office:value-type="float" office:value="0.861221" calcext:value-type="float">
            <text:p>0.861221</text:p>
          </table:table-cell>
          <table:table-cell office:value-type="float" office:value="36.0092" calcext:value-type="float">
            <text:p>36.0092</text:p>
          </table:table-cell>
          <table:table-cell table:formula="of:=[.A161]*[.A161]*[.B161]" office:value-type="float" office:value="26.7080816450957" calcext:value-type="float">
            <text:p>26.7080816450957</text:p>
          </table:table-cell>
          <table:table-cell table:formula="of:=POWER([.A161];1.9)*[.B161]" office:value-type="float" office:value="27.1101071485326" calcext:value-type="float">
            <text:p>27.1101071485326</text:p>
          </table:table-cell>
          <table:table-cell table:formula="of:=POWER([.A161];1.85)*[.B161]" office:value-type="float" office:value="27.313383559174" calcext:value-type="float">
            <text:p>27.313383559174</text:p>
          </table:table-cell>
          <table:table-cell table:number-columns-repeated="6"/>
        </table:table-row>
        <table:table-row table:style-name="ro1">
          <table:table-cell office:value-type="float" office:value="0.864558" calcext:value-type="float">
            <text:p>0.864558</text:p>
          </table:table-cell>
          <table:table-cell office:value-type="float" office:value="35.4187" calcext:value-type="float">
            <text:p>35.4187</text:p>
          </table:table-cell>
          <table:table-cell table:formula="of:=[.A162]*[.A162]*[.B162]" office:value-type="float" office:value="26.4740804638969" calcext:value-type="float">
            <text:p>26.4740804638969</text:p>
          </table:table-cell>
          <table:table-cell table:formula="of:=POWER([.A162];1.9)*[.B162]" office:value-type="float" office:value="26.8621933718017" calcext:value-type="float">
            <text:p>26.8621933718017</text:p>
          </table:table-cell>
          <table:table-cell table:formula="of:=POWER([.A162];1.85)*[.B162]" office:value-type="float" office:value="27.0583783074984" calcext:value-type="float">
            <text:p>27.0583783074984</text:p>
          </table:table-cell>
          <table:table-cell table:number-columns-repeated="6"/>
        </table:table-row>
        <table:table-row table:style-name="ro1">
          <table:table-cell office:value-type="float" office:value="0.868531" calcext:value-type="float">
            <text:p>0.868531</text:p>
          </table:table-cell>
          <table:table-cell office:value-type="float" office:value="35.2909" calcext:value-type="float">
            <text:p>35.2909</text:p>
          </table:table-cell>
          <table:table-cell table:formula="of:=[.A163]*[.A163]*[.B163]" office:value-type="float" office:value="26.6215527085319" calcext:value-type="float">
            <text:p>26.6215527085319</text:p>
          </table:table-cell>
          <table:table-cell table:formula="of:=POWER([.A163];1.9)*[.B163]" office:value-type="float" office:value="26.9994458017432" calcext:value-type="float">
            <text:p>26.9994458017432</text:p>
          </table:table-cell>
          <table:table-cell table:formula="of:=POWER([.A163];1.85)*[.B163]" office:value-type="float" office:value="27.1903991874388" calcext:value-type="float">
            <text:p>27.1903991874388</text:p>
          </table:table-cell>
          <table:table-cell table:number-columns-repeated="6"/>
        </table:table-row>
        <table:table-row table:style-name="ro1">
          <table:table-cell office:value-type="float" office:value="0.874092" calcext:value-type="float">
            <text:p>0.874092</text:p>
          </table:table-cell>
          <table:table-cell office:value-type="float" office:value="34.9362" calcext:value-type="float">
            <text:p>34.9362</text:p>
          </table:table-cell>
          <table:table-cell table:formula="of:=[.A164]*[.A164]*[.B164]" office:value-type="float" office:value="26.6925433068392" calcext:value-type="float">
            <text:p>26.6925433068392</text:p>
          </table:table-cell>
          <table:table-cell table:formula="of:=POWER([.A164];1.9)*[.B164]" office:value-type="float" office:value="27.0541716692015" calcext:value-type="float">
            <text:p>27.0541716692015</text:p>
          </table:table-cell>
          <table:table-cell table:formula="of:=POWER([.A164];1.85)*[.B164]" office:value-type="float" office:value="27.2368189644959" calcext:value-type="float">
            <text:p>27.2368189644959</text:p>
          </table:table-cell>
          <table:table-cell table:number-columns-repeated="6"/>
        </table:table-row>
        <table:table-row table:style-name="ro1">
          <table:table-cell office:value-type="float" office:value="0.874791" calcext:value-type="float">
            <text:p>0.874791</text:p>
          </table:table-cell>
          <table:table-cell office:value-type="float" office:value="34.851" calcext:value-type="float">
            <text:p>34.851</text:p>
          </table:table-cell>
          <table:table-cell table:formula="of:=[.A165]*[.A165]*[.B165]" office:value-type="float" office:value="26.6700516440765" calcext:value-type="float">
            <text:p>26.6700516440765</text:p>
          </table:table-cell>
          <table:table-cell table:formula="of:=POWER([.A165];1.9)*[.B165]" office:value-type="float" office:value="27.0292145775729" calcext:value-type="float">
            <text:p>27.0292145775729</text:p>
          </table:table-cell>
          <table:table-cell table:formula="of:=POWER([.A165];1.85)*[.B165]" office:value-type="float" office:value="27.2106057980059" calcext:value-type="float">
            <text:p>27.2106057980059</text:p>
          </table:table-cell>
          <table:table-cell table:number-columns-repeated="6"/>
        </table:table-row>
        <table:table-row table:style-name="ro1">
          <table:table-cell office:value-type="float" office:value="0.881763" calcext:value-type="float">
            <text:p>0.881763</text:p>
          </table:table-cell>
          <table:table-cell office:value-type="float" office:value="34.3896" calcext:value-type="float">
            <text:p>34.3896</text:p>
          </table:table-cell>
          <table:table-cell table:formula="of:=[.A166]*[.A166]*[.B166]" office:value-type="float" office:value="26.7381199307366" calcext:value-type="float">
            <text:p>26.7381199307366</text:p>
          </table:table-cell>
          <table:table-cell table:formula="of:=POWER([.A166];1.9)*[.B166]" office:value-type="float" office:value="27.0766966735043" calcext:value-type="float">
            <text:p>27.0766966735043</text:p>
          </table:table-cell>
          <table:table-cell table:formula="of:=POWER([.A166];1.85)*[.B166]" office:value-type="float" office:value="27.2475894035186" calcext:value-type="float">
            <text:p>27.2475894035186</text:p>
          </table:table-cell>
          <table:table-cell table:number-columns-repeated="6"/>
        </table:table-row>
        <table:table-row table:style-name="ro1">
          <table:table-cell office:value-type="float" office:value="0.884077" calcext:value-type="float">
            <text:p>0.884077</text:p>
          </table:table-cell>
          <table:table-cell office:value-type="float" office:value="34.1187" calcext:value-type="float">
            <text:p>34.1187</text:p>
          </table:table-cell>
          <table:table-cell table:formula="of:=[.A167]*[.A167]*[.B167]" office:value-type="float" office:value="26.666907812833" calcext:value-type="float">
            <text:p>26.666907812833</text:p>
          </table:table-cell>
          <table:table-cell table:formula="of:=POWER([.A167];1.9)*[.B167]" office:value-type="float" office:value="26.9975062479751" calcext:value-type="float">
            <text:p>26.9975062479751</text:p>
          </table:table-cell>
          <table:table-cell table:formula="of:=POWER([.A167];1.85)*[.B167]" office:value-type="float" office:value="27.1643392561502" calcext:value-type="float">
            <text:p>27.1643392561502</text:p>
          </table:table-cell>
          <table:table-cell table:number-columns-repeated="6"/>
        </table:table-row>
        <table:table-row table:style-name="ro1">
          <table:table-cell office:value-type="float" office:value="0.884643" calcext:value-type="float">
            <text:p>0.884643</text:p>
          </table:table-cell>
          <table:table-cell office:value-type="float" office:value="34.0865" calcext:value-type="float">
            <text:p>34.0865</text:p>
          </table:table-cell>
          <table:table-cell table:formula="of:=[.A168]*[.A168]*[.B168]" office:value-type="float" office:value="26.6758643883053" calcext:value-type="float">
            <text:p>26.6758643883053</text:p>
          </table:table-cell>
          <table:table-cell table:formula="of:=POWER([.A168];1.9)*[.B168]" office:value-type="float" office:value="27.0048454662698" calcext:value-type="float">
            <text:p>27.0048454662698</text:p>
          </table:table-cell>
          <table:table-cell table:formula="of:=POWER([.A168];1.85)*[.B168]" office:value-type="float" office:value="27.170854331638" calcext:value-type="float">
            <text:p>27.170854331638</text:p>
          </table:table-cell>
          <table:table-cell table:number-columns-repeated="6"/>
        </table:table-row>
        <table:table-row table:style-name="ro1">
          <table:table-cell office:value-type="float" office:value="0.887123" calcext:value-type="float">
            <text:p>0.887123</text:p>
          </table:table-cell>
          <table:table-cell office:value-type="float" office:value="33.669" calcext:value-type="float">
            <text:p>33.669</text:p>
          </table:table-cell>
          <table:table-cell table:formula="of:=[.A169]*[.A169]*[.B169]" office:value-type="float" office:value="26.4970726135163" calcext:value-type="float">
            <text:p>26.4970726135163</text:p>
          </table:table-cell>
          <table:table-cell table:formula="of:=POWER([.A169];1.9)*[.B169]" office:value-type="float" office:value="26.8163405341853" calcext:value-type="float">
            <text:p>26.8163405341853</text:p>
          </table:table-cell>
          <table:table-cell table:formula="of:=POWER([.A169];1.85)*[.B169]" office:value-type="float" office:value="26.9774142039158" calcext:value-type="float">
            <text:p>26.9774142039158</text:p>
          </table:table-cell>
          <table:table-cell table:number-columns-repeated="6"/>
        </table:table-row>
        <table:table-row table:style-name="ro1">
          <table:table-cell office:value-type="float" office:value="0.888338" calcext:value-type="float">
            <text:p>0.888338</text:p>
          </table:table-cell>
          <table:table-cell office:value-type="float" office:value="33.4947" calcext:value-type="float">
            <text:p>33.4947</text:p>
          </table:table-cell>
          <table:table-cell table:formula="of:=[.A170]*[.A170]*[.B170]" office:value-type="float" office:value="26.4321550098421" calcext:value-type="float">
            <text:p>26.4321550098421</text:p>
          </table:table-cell>
          <table:table-cell table:formula="of:=POWER([.A170];1.9)*[.B170]" office:value-type="float" office:value="26.7469797272754" calcext:value-type="float">
            <text:p>26.7469797272754</text:p>
          </table:table-cell>
          <table:table-cell table:formula="of:=POWER([.A170];1.85)*[.B170]" office:value-type="float" office:value="26.9057954721711" calcext:value-type="float">
            <text:p>26.9057954721711</text:p>
          </table:table-cell>
          <table:table-cell table:number-columns-repeated="6"/>
        </table:table-row>
        <table:table-row table:style-name="ro1">
          <table:table-cell office:value-type="float" office:value="0.890349" calcext:value-type="float">
            <text:p>0.890349</text:p>
          </table:table-cell>
          <table:table-cell office:value-type="float" office:value="33.5623" calcext:value-type="float">
            <text:p>33.5623</text:p>
          </table:table-cell>
          <table:table-cell table:formula="of:=[.A171]*[.A171]*[.B171]" office:value-type="float" office:value="26.6055514899277" calcext:value-type="float">
            <text:p>26.6055514899277</text:p>
          </table:table-cell>
          <table:table-cell table:formula="of:=POWER([.A171];1.9)*[.B171]" office:value-type="float" office:value="26.9163544091813" calcext:value-type="float">
            <text:p>26.9163544091813</text:p>
          </table:table-cell>
          <table:table-cell table:formula="of:=POWER([.A171];1.85)*[.B171]" office:value-type="float" office:value="27.073114765632" calcext:value-type="float">
            <text:p>27.073114765632</text:p>
          </table:table-cell>
          <table:table-cell table:number-columns-repeated="6"/>
        </table:table-row>
        <table:table-row table:style-name="ro1">
          <table:table-cell office:value-type="float" office:value="0.89137" calcext:value-type="float">
            <text:p>0.89137</text:p>
          </table:table-cell>
          <table:table-cell office:value-type="float" office:value="33.6182" calcext:value-type="float">
            <text:p>33.6182</text:p>
          </table:table-cell>
          <table:table-cell table:formula="of:=[.A172]*[.A172]*[.B172]" office:value-type="float" office:value="26.7110206605196" calcext:value-type="float">
            <text:p>26.7110206605196</text:p>
          </table:table-cell>
          <table:table-cell table:formula="of:=POWER([.A172];1.9)*[.B172]" office:value-type="float" office:value="27.0199587656121" calcext:value-type="float">
            <text:p>27.0199587656121</text:p>
          </table:table-cell>
          <table:table-cell table:formula="of:=POWER([.A172];1.85)*[.B172]" office:value-type="float" office:value="27.1757651813926" calcext:value-type="float">
            <text:p>27.1757651813926</text:p>
          </table:table-cell>
          <table:table-cell table:number-columns-repeated="6"/>
        </table:table-row>
        <table:table-row table:style-name="ro1">
          <table:table-cell office:value-type="float" office:value="0.894071" calcext:value-type="float">
            <text:p>0.894071</text:p>
          </table:table-cell>
          <table:table-cell office:value-type="float" office:value="33.2867" calcext:value-type="float">
            <text:p>33.2867</text:p>
          </table:table-cell>
          <table:table-cell table:formula="of:=[.A173]*[.A173]*[.B173]" office:value-type="float" office:value="26.6081548089899" calcext:value-type="float">
            <text:p>26.6081548089899</text:p>
          </table:table-cell>
          <table:table-cell table:formula="of:=POWER([.A173];1.9)*[.B173]" office:value-type="float" office:value="26.9077607692755" calcext:value-type="float">
            <text:p>26.9077607692755</text:p>
          </table:table-cell>
          <table:table-cell table:formula="of:=POWER([.A173];1.85)*[.B173]" office:value-type="float" office:value="27.0588264635728" calcext:value-type="float">
            <text:p>27.0588264635728</text:p>
          </table:table-cell>
          <table:table-cell table:number-columns-repeated="6"/>
        </table:table-row>
        <table:table-row table:style-name="ro1">
          <table:table-cell office:value-type="float" office:value="0.893186" calcext:value-type="float">
            <text:p>0.893186</text:p>
          </table:table-cell>
          <table:table-cell office:value-type="float" office:value="33.2086" calcext:value-type="float">
            <text:p>33.2086</text:p>
          </table:table-cell>
          <table:table-cell table:formula="of:=[.A174]*[.A174]*[.B174]" office:value-type="float" office:value="26.4931977743703" calcext:value-type="float">
            <text:p>26.4931977743703</text:p>
          </table:table-cell>
          <table:table-cell table:formula="of:=POWER([.A174];1.9)*[.B174]" office:value-type="float" office:value="26.7941627402797" calcext:value-type="float">
            <text:p>26.7941627402797</text:p>
          </table:table-cell>
          <table:table-cell table:formula="of:=POWER([.A174];1.85)*[.B174]" office:value-type="float" office:value="26.9459249263119" calcext:value-type="float">
            <text:p>26.9459249263119</text:p>
          </table:table-cell>
          <table:table-cell table:number-columns-repeated="6"/>
        </table:table-row>
        <table:table-row table:style-name="ro1">
          <table:table-cell office:value-type="float" office:value="0.892434" calcext:value-type="float">
            <text:p>0.892434</text:p>
          </table:table-cell>
          <table:table-cell office:value-type="float" office:value="33.1494" calcext:value-type="float">
            <text:p>33.1494</text:p>
          </table:table-cell>
          <table:table-cell table:formula="of:=[.A175]*[.A175]*[.B175]" office:value-type="float" office:value="26.4014565673348" calcext:value-type="float">
            <text:p>26.4014565673348</text:p>
          </table:table-cell>
          <table:table-cell table:formula="of:=POWER([.A175];1.9)*[.B175]" office:value-type="float" office:value="26.7036284559515" calcext:value-type="float">
            <text:p>26.7036284559515</text:p>
          </table:table-cell>
          <table:table-cell table:formula="of:=POWER([.A175];1.85)*[.B175]" office:value-type="float" office:value="26.856008851848" calcext:value-type="float">
            <text:p>26.8560088518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6:55:36.496107306</meta:creation-date>
    <dc:date>2019-07-30T10:41:45.980054795</dc:date>
    <meta:editing-duration>PT23H54M1S</meta:editing-duration>
    <meta:editing-cycles>1</meta:editing-cycles>
    <meta:document-statistic meta:table-count="1" meta:cell-count="878" meta:object-count="4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4.491cm" xlink:href=".." xlink:type="simple" chart:class="chart:scatter" chart:style-name="ch1">
        <chart:legend chart:legend-position="end" svg:x="5.72cm" svg:y="1.946cm" style:legend-expansion="high" chart:style-name="ch2"/>
        <chart:plot-area chart:style-name="ch3" table:cell-range-address="Sheet1.A1:Sheet1.B175" svg:x="0.159cm" svg:y="0.089cm" svg:width="5.402cm" svg:height="4.313cm">
          <chartooo:coordinate-region svg:x="0.966cm" svg:y="0.288cm" svg:width="4.501cm" svg:height="3.4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75" chart:class="chart:scatter">
            <chart:domain table:cell-range-address="Sheet1.A1:Sheet1.A175"/>
            <chart:data-point chart:repeated="1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7717">
                <text:p>0.197717</text:p>
                <draw:g>
                  <svg:desc>Sheet1.A1:Sheet1.A175</svg:desc>
                </draw:g>
              </table:table-cell>
              <table:table-cell office:value-type="float" office:value="586.221">
                <text:p>586.221</text:p>
                <draw:g>
                  <svg:desc>Sheet1.B1:Sheet1.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664">
                <text:p>0.197664</text:p>
              </table:table-cell>
              <table:table-cell office:value-type="float" office:value="590.555">
                <text:p>590.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584">
                <text:p>0.197584</text:p>
              </table:table-cell>
              <table:table-cell office:value-type="float" office:value="586.439">
                <text:p>586.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23">
                <text:p>0.198523</text:p>
              </table:table-cell>
              <table:table-cell office:value-type="float" office:value="584.482">
                <text:p>584.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31">
                <text:p>0.199231</text:p>
              </table:table-cell>
              <table:table-cell office:value-type="float" office:value="583.551">
                <text:p>583.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477">
                <text:p>0.199477</text:p>
              </table:table-cell>
              <table:table-cell office:value-type="float" office:value="583.228">
                <text:p>58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0479">
                <text:p>0.200479</text:p>
              </table:table-cell>
              <table:table-cell office:value-type="float" office:value="579.523">
                <text:p>579.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874">
                <text:p>0.200874</text:p>
              </table:table-cell>
              <table:table-cell office:value-type="float" office:value="575.406">
                <text:p>575.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721">
                <text:p>0.200721</text:p>
              </table:table-cell>
              <table:table-cell office:value-type="float" office:value="574.61">
                <text:p>574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1095">
                <text:p>0.201095</text:p>
              </table:table-cell>
              <table:table-cell office:value-type="float" office:value="574.198">
                <text:p>574.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3337">
                <text:p>0.203337</text:p>
              </table:table-cell>
              <table:table-cell office:value-type="float" office:value="563.307">
                <text:p>563.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806">
                <text:p>0.204806</text:p>
              </table:table-cell>
              <table:table-cell office:value-type="float" office:value="555.775">
                <text:p>555.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003">
                <text:p>0.207003</text:p>
              </table:table-cell>
              <table:table-cell office:value-type="float" office:value="541.653">
                <text:p>541.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769">
                <text:p>0.208769</text:p>
              </table:table-cell>
              <table:table-cell office:value-type="float" office:value="538.206">
                <text:p>538.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41">
                <text:p>0.209141</text:p>
              </table:table-cell>
              <table:table-cell office:value-type="float" office:value="535.035">
                <text:p>535.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1257">
                <text:p>0.211257</text:p>
              </table:table-cell>
              <table:table-cell office:value-type="float" office:value="534.659">
                <text:p>534.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247">
                <text:p>0.212247</text:p>
              </table:table-cell>
              <table:table-cell office:value-type="float" office:value="530.089">
                <text:p>530.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129">
                <text:p>0.215129</text:p>
              </table:table-cell>
              <table:table-cell office:value-type="float" office:value="518.577">
                <text:p>518.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523">
                <text:p>0.215523</text:p>
              </table:table-cell>
              <table:table-cell office:value-type="float" office:value="514.8">
                <text:p>5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689">
                <text:p>0.21689</text:p>
              </table:table-cell>
              <table:table-cell office:value-type="float" office:value="501.63">
                <text:p>50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029">
                <text:p>0.218029</text:p>
              </table:table-cell>
              <table:table-cell office:value-type="float" office:value="500.481">
                <text:p>500.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481">
                <text:p>0.218481</text:p>
              </table:table-cell>
              <table:table-cell office:value-type="float" office:value="498.923">
                <text:p>498.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738">
                <text:p>0.220738</text:p>
              </table:table-cell>
              <table:table-cell office:value-type="float" office:value="496.802">
                <text:p>496.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2257">
                <text:p>0.222257</text:p>
              </table:table-cell>
              <table:table-cell office:value-type="float" office:value="499.181">
                <text:p>499.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4915">
                <text:p>0.224915</text:p>
              </table:table-cell>
              <table:table-cell office:value-type="float" office:value="497.16">
                <text:p>49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6538">
                <text:p>0.226538</text:p>
              </table:table-cell>
              <table:table-cell office:value-type="float" office:value="488.769">
                <text:p>488.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927">
                <text:p>0.227927</text:p>
              </table:table-cell>
              <table:table-cell office:value-type="float" office:value="483.51">
                <text:p>483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0934">
                <text:p>0.230934</text:p>
              </table:table-cell>
              <table:table-cell office:value-type="float" office:value="466.892">
                <text:p>466.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4745">
                <text:p>0.234745</text:p>
              </table:table-cell>
              <table:table-cell office:value-type="float" office:value="453.686">
                <text:p>453.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27">
                <text:p>0.236727</text:p>
              </table:table-cell>
              <table:table-cell office:value-type="float" office:value="444.248">
                <text:p>444.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1034">
                <text:p>0.241034</text:p>
              </table:table-cell>
              <table:table-cell office:value-type="float" office:value="427.692">
                <text:p>427.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17">
                <text:p>0.24617</text:p>
              </table:table-cell>
              <table:table-cell office:value-type="float" office:value="410.702">
                <text:p>410.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96">
                <text:p>0.24896</text:p>
              </table:table-cell>
              <table:table-cell office:value-type="float" office:value="402.111">
                <text:p>402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68">
                <text:p>0.254168</text:p>
              </table:table-cell>
              <table:table-cell office:value-type="float" office:value="386.195">
                <text:p>386.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9323">
                <text:p>0.259323</text:p>
              </table:table-cell>
              <table:table-cell office:value-type="float" office:value="372.866">
                <text:p>372.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206">
                <text:p>0.261206</text:p>
              </table:table-cell>
              <table:table-cell office:value-type="float" office:value="365.942">
                <text:p>365.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873">
                <text:p>0.265873</text:p>
              </table:table-cell>
              <table:table-cell office:value-type="float" office:value="358.499">
                <text:p>358.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697">
                <text:p>0.271697</text:p>
              </table:table-cell>
              <table:table-cell office:value-type="float" office:value="348.399">
                <text:p>348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885">
                <text:p>0.274885</text:p>
              </table:table-cell>
              <table:table-cell office:value-type="float" office:value="341.427">
                <text:p>341.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538">
                <text:p>0.282538</text:p>
              </table:table-cell>
              <table:table-cell office:value-type="float" office:value="321.81">
                <text:p>32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988">
                <text:p>0.291988</text:p>
              </table:table-cell>
              <table:table-cell office:value-type="float" office:value="304.522">
                <text:p>304.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6784">
                <text:p>0.296784</text:p>
              </table:table-cell>
              <table:table-cell office:value-type="float" office:value="299.791">
                <text:p>299.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6294">
                <text:p>0.306294</text:p>
              </table:table-cell>
              <table:table-cell office:value-type="float" office:value="287.092">
                <text:p>287.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652">
                <text:p>0.315652</text:p>
              </table:table-cell>
              <table:table-cell office:value-type="float" office:value="269.411">
                <text:p>269.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0861">
                <text:p>0.320861</text:p>
              </table:table-cell>
              <table:table-cell office:value-type="float" office:value="259.029">
                <text:p>259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1479">
                <text:p>0.331479</text:p>
              </table:table-cell>
              <table:table-cell office:value-type="float" office:value="236.898">
                <text:p>236.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9427">
                <text:p>0.339427</text:p>
              </table:table-cell>
              <table:table-cell office:value-type="float" office:value="224.425">
                <text:p>224.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2883">
                <text:p>0.342883</text:p>
              </table:table-cell>
              <table:table-cell office:value-type="float" office:value="219.295">
                <text:p>219.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7977">
                <text:p>0.347977</text:p>
              </table:table-cell>
              <table:table-cell office:value-type="float" office:value="211.55">
                <text:p>211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0078">
                <text:p>0.350078</text:p>
              </table:table-cell>
              <table:table-cell office:value-type="float" office:value="207.825">
                <text:p>207.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5174">
                <text:p>0.355174</text:p>
              </table:table-cell>
              <table:table-cell office:value-type="float" office:value="201.132">
                <text:p>201.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119">
                <text:p>0.361119</text:p>
              </table:table-cell>
              <table:table-cell office:value-type="float" office:value="194.689">
                <text:p>194.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3961">
                <text:p>0.363961</text:p>
              </table:table-cell>
              <table:table-cell office:value-type="float" office:value="190.592">
                <text:p>190.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733">
                <text:p>0.372733</text:p>
              </table:table-cell>
              <table:table-cell office:value-type="float" office:value="183.023">
                <text:p>183.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3318">
                <text:p>0.383318</text:p>
              </table:table-cell>
              <table:table-cell office:value-type="float" office:value="175.205">
                <text:p>175.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217">
                <text:p>0.388217</text:p>
              </table:table-cell>
              <table:table-cell office:value-type="float" office:value="169.333">
                <text:p>169.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7959">
                <text:p>0.397959</text:p>
              </table:table-cell>
              <table:table-cell office:value-type="float" office:value="162.064">
                <text:p>162.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46">
                <text:p>0.401746</text:p>
              </table:table-cell>
              <table:table-cell office:value-type="float" office:value="158.922">
                <text:p>158.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075">
                <text:p>0.409075</text:p>
              </table:table-cell>
              <table:table-cell office:value-type="float" office:value="153.859">
                <text:p>153.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445">
                <text:p>0.417445</text:p>
              </table:table-cell>
              <table:table-cell office:value-type="float" office:value="148.894">
                <text:p>148.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313">
                <text:p>0.421313</text:p>
              </table:table-cell>
              <table:table-cell office:value-type="float" office:value="145.512">
                <text:p>145.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764">
                <text:p>0.428764</text:p>
              </table:table-cell>
              <table:table-cell office:value-type="float" office:value="141.45">
                <text:p>141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42">
                <text:p>0.436142</text:p>
              </table:table-cell>
              <table:table-cell office:value-type="float" office:value="137.207">
                <text:p>137.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07">
                <text:p>0.43907</text:p>
              </table:table-cell>
              <table:table-cell office:value-type="float" office:value="134.957">
                <text:p>134.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4193">
                <text:p>0.444193</text:p>
              </table:table-cell>
              <table:table-cell office:value-type="float" office:value="132.032">
                <text:p>132.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996">
                <text:p>0.44996</text:p>
              </table:table-cell>
              <table:table-cell office:value-type="float" office:value="128.61">
                <text:p>128.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2608">
                <text:p>0.452608</text:p>
              </table:table-cell>
              <table:table-cell office:value-type="float" office:value="125.986">
                <text:p>125.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259">
                <text:p>0.460259</text:p>
              </table:table-cell>
              <table:table-cell office:value-type="float" office:value="123.567">
                <text:p>123.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625">
                <text:p>0.463625</text:p>
              </table:table-cell>
              <table:table-cell office:value-type="float" office:value="121.529">
                <text:p>121.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0572">
                <text:p>0.470572</text:p>
              </table:table-cell>
              <table:table-cell office:value-type="float" office:value="117.621">
                <text:p>117.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277">
                <text:p>0.474277</text:p>
              </table:table-cell>
              <table:table-cell office:value-type="float" office:value="117.049">
                <text:p>117.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0646">
                <text:p>0.480646</text:p>
              </table:table-cell>
              <table:table-cell office:value-type="float" office:value="115.103">
                <text:p>115.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7603">
                <text:p>0.487603</text:p>
              </table:table-cell>
              <table:table-cell office:value-type="float" office:value="112.115">
                <text:p>112.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0584">
                <text:p>0.490584</text:p>
              </table:table-cell>
              <table:table-cell office:value-type="float" office:value="110.007">
                <text:p>110.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6304">
                <text:p>0.496304</text:p>
              </table:table-cell>
              <table:table-cell office:value-type="float" office:value="108.473">
                <text:p>108.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311">
                <text:p>0.499311</text:p>
              </table:table-cell>
              <table:table-cell office:value-type="float" office:value="107.059">
                <text:p>107.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561">
                <text:p>0.503561</text:p>
              </table:table-cell>
              <table:table-cell office:value-type="float" office:value="105.035">
                <text:p>105.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785">
                <text:p>0.504785</text:p>
              </table:table-cell>
              <table:table-cell office:value-type="float" office:value="103.794">
                <text:p>103.7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8933">
                <text:p>0.508933</text:p>
              </table:table-cell>
              <table:table-cell office:value-type="float" office:value="103.708">
                <text:p>103.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0162">
                <text:p>0.510162</text:p>
              </table:table-cell>
              <table:table-cell office:value-type="float" office:value="102.766">
                <text:p>102.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7954">
                <text:p>0.517954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45">
                <text:p>0.51945</text:p>
              </table:table-cell>
              <table:table-cell office:value-type="float" office:value="99.1062">
                <text:p>99.1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145">
                <text:p>0.522145</text:p>
              </table:table-cell>
              <table:table-cell office:value-type="float" office:value="98.6303">
                <text:p>98.63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584">
                <text:p>0.52584</text:p>
              </table:table-cell>
              <table:table-cell office:value-type="float" office:value="97.2249">
                <text:p>97.22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0689">
                <text:p>0.530689</text:p>
              </table:table-cell>
              <table:table-cell office:value-type="float" office:value="95.205">
                <text:p>95.2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401">
                <text:p>0.533401</text:p>
              </table:table-cell>
              <table:table-cell office:value-type="float" office:value="94.5132">
                <text:p>94.5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9354">
                <text:p>0.539354</text:p>
              </table:table-cell>
              <table:table-cell office:value-type="float" office:value="92.577">
                <text:p>92.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904">
                <text:p>0.545904</text:p>
              </table:table-cell>
              <table:table-cell office:value-type="float" office:value="91.9013">
                <text:p>91.9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8954">
                <text:p>0.548954</text:p>
              </table:table-cell>
              <table:table-cell office:value-type="float" office:value="89.4501">
                <text:p>89.4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587">
                <text:p>0.555587</text:p>
              </table:table-cell>
              <table:table-cell office:value-type="float" office:value="87.9001">
                <text:p>87.9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402">
                <text:p>0.559402</text:p>
              </table:table-cell>
              <table:table-cell office:value-type="float" office:value="88.0514">
                <text:p>88.0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5337">
                <text:p>0.565337</text:p>
              </table:table-cell>
              <table:table-cell office:value-type="float" office:value="85.2077">
                <text:p>85.2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8695">
                <text:p>0.568695</text:p>
              </table:table-cell>
              <table:table-cell office:value-type="float" office:value="84.5022">
                <text:p>84.5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5413">
                <text:p>0.575413</text:p>
              </table:table-cell>
              <table:table-cell office:value-type="float" office:value="83.5811">
                <text:p>83.5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7731">
                <text:p>0.577731</text:p>
              </table:table-cell>
              <table:table-cell office:value-type="float" office:value="82.4064">
                <text:p>82.4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2385">
                <text:p>0.58238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7858">
                <text:p>0.587858</text:p>
              </table:table-cell>
              <table:table-cell office:value-type="float" office:value="79.7392">
                <text:p>79.7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0668">
                <text:p>0.590668</text:p>
              </table:table-cell>
              <table:table-cell office:value-type="float" office:value="79.3893">
                <text:p>79.3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516">
                <text:p>0.596516</text:p>
              </table:table-cell>
              <table:table-cell office:value-type="float" office:value="77.5583">
                <text:p>77.5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2976">
                <text:p>0.602976</text:p>
              </table:table-cell>
              <table:table-cell office:value-type="float" office:value="75.3739">
                <text:p>75.3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64">
                <text:p>0.6064</text:p>
              </table:table-cell>
              <table:table-cell office:value-type="float" office:value="74.732">
                <text:p>74.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2223">
                <text:p>0.612223</text:p>
              </table:table-cell>
              <table:table-cell office:value-type="float" office:value="73.7114">
                <text:p>73.7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4385">
                <text:p>0.614385</text:p>
              </table:table-cell>
              <table:table-cell office:value-type="float" office:value="73.1821">
                <text:p>73.1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9997">
                <text:p>0.619997</text:p>
              </table:table-cell>
              <table:table-cell office:value-type="float" office:value="71.4417">
                <text:p>71.4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2946">
                <text:p>0.622946</text:p>
              </table:table-cell>
              <table:table-cell office:value-type="float" office:value="71.9303">
                <text:p>71.93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7432">
                <text:p>0.627432</text:p>
              </table:table-cell>
              <table:table-cell office:value-type="float" office:value="70.3969">
                <text:p>70.3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101">
                <text:p>0.630101</text:p>
              </table:table-cell>
              <table:table-cell office:value-type="float" office:value="69.4575">
                <text:p>69.4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6629">
                <text:p>0.636629</text:p>
              </table:table-cell>
              <table:table-cell office:value-type="float" office:value="68.3488">
                <text:p>68.3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2572">
                <text:p>0.642572</text:p>
              </table:table-cell>
              <table:table-cell office:value-type="float" office:value="66.7427">
                <text:p>66.7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6818">
                <text:p>0.646818</text:p>
              </table:table-cell>
              <table:table-cell office:value-type="float" office:value="65.9914">
                <text:p>65.9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581">
                <text:p>0.653581</text:p>
              </table:table-cell>
              <table:table-cell office:value-type="float" office:value="64.2007">
                <text:p>64.20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722">
                <text:p>0.65722</text:p>
              </table:table-cell>
              <table:table-cell office:value-type="float" office:value="63.0959">
                <text:p>63.0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2163">
                <text:p>0.662163</text:p>
              </table:table-cell>
              <table:table-cell office:value-type="float" office:value="62.2837">
                <text:p>62.28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9346">
                <text:p>0.669346</text:p>
              </table:table-cell>
              <table:table-cell office:value-type="float" office:value="60.8115">
                <text:p>60.8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3716">
                <text:p>0.673716</text:p>
              </table:table-cell>
              <table:table-cell office:value-type="float" office:value="60.0242">
                <text:p>60.02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1738">
                <text:p>0.681738</text:p>
              </table:table-cell>
              <table:table-cell office:value-type="float" office:value="58.8197">
                <text:p>58.81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5095">
                <text:p>0.685095</text:p>
              </table:table-cell>
              <table:table-cell office:value-type="float" office:value="58.3505">
                <text:p>58.3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73">
                <text:p>0.692573</text:p>
              </table:table-cell>
              <table:table-cell office:value-type="float" office:value="56.0337">
                <text:p>56.03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616">
                <text:p>0.695616</text:p>
              </table:table-cell>
              <table:table-cell office:value-type="float" office:value="55.9042">
                <text:p>55.9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01958">
                <text:p>0.701958</text:p>
              </table:table-cell>
              <table:table-cell office:value-type="float" office:value="54.8159">
                <text:p>54.8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0443">
                <text:p>0.70443</text:p>
              </table:table-cell>
              <table:table-cell office:value-type="float" office:value="54.5046">
                <text:p>54.5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928">
                <text:p>0.70928</text:p>
              </table:table-cell>
              <table:table-cell office:value-type="float" office:value="53.5932">
                <text:p>53.59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2159">
                <text:p>0.712159</text:p>
              </table:table-cell>
              <table:table-cell office:value-type="float" office:value="53.4857">
                <text:p>53.4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8296">
                <text:p>0.718296</text:p>
              </table:table-cell>
              <table:table-cell office:value-type="float" office:value="52.5085">
                <text:p>52.50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0944">
                <text:p>0.720944</text:p>
              </table:table-cell>
              <table:table-cell office:value-type="float" office:value="52.1403">
                <text:p>52.1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5955">
                <text:p>0.725955</text:p>
              </table:table-cell>
              <table:table-cell office:value-type="float" office:value="51.1942">
                <text:p>51.19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8567">
                <text:p>0.728567</text:p>
              </table:table-cell>
              <table:table-cell office:value-type="float" office:value="50.7796">
                <text:p>50.7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263">
                <text:p>0.733263</text:p>
              </table:table-cell>
              <table:table-cell office:value-type="float" office:value="49.7092">
                <text:p>49.7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4898">
                <text:p>0.734898</text:p>
              </table:table-cell>
              <table:table-cell office:value-type="float" office:value="49.1539">
                <text:p>49.1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843">
                <text:p>0.739843</text:p>
              </table:table-cell>
              <table:table-cell office:value-type="float" office:value="49.2256">
                <text:p>49.2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2355">
                <text:p>0.742355</text:p>
              </table:table-cell>
              <table:table-cell office:value-type="float" office:value="48.9311">
                <text:p>48.93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7227">
                <text:p>0.747227</text:p>
              </table:table-cell>
              <table:table-cell office:value-type="float" office:value="47.7686">
                <text:p>47.76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0167">
                <text:p>0.750167</text:p>
              </table:table-cell>
              <table:table-cell office:value-type="float" office:value="46.9471">
                <text:p>46.9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7575">
                <text:p>0.757575</text:p>
              </table:table-cell>
              <table:table-cell office:value-type="float" office:value="46.8203">
                <text:p>46.82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974">
                <text:p>0.75974</text:p>
              </table:table-cell>
              <table:table-cell office:value-type="float" office:value="46.1258">
                <text:p>46.1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521">
                <text:p>0.76521</text:p>
              </table:table-cell>
              <table:table-cell office:value-type="float" office:value="45.4466">
                <text:p>45.44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8057">
                <text:p>0.768057</text:p>
              </table:table-cell>
              <table:table-cell office:value-type="float" office:value="45.0695">
                <text:p>45.06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052">
                <text:p>0.774052</text:p>
              </table:table-cell>
              <table:table-cell office:value-type="float" office:value="44.6474">
                <text:p>44.64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6405">
                <text:p>0.776405</text:p>
              </table:table-cell>
              <table:table-cell office:value-type="float" office:value="44.3753">
                <text:p>44.37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81704">
                <text:p>0.781704</text:p>
              </table:table-cell>
              <table:table-cell office:value-type="float" office:value="43.378">
                <text:p>43.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386">
                <text:p>0.78386</text:p>
              </table:table-cell>
              <table:table-cell office:value-type="float" office:value="43.3755">
                <text:p>43.37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9002">
                <text:p>0.789002</text:p>
              </table:table-cell>
              <table:table-cell office:value-type="float" office:value="42.783">
                <text:p>42.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1795">
                <text:p>0.791795</text:p>
              </table:table-cell>
              <table:table-cell office:value-type="float" office:value="42.5928">
                <text:p>42.5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9004">
                <text:p>0.799004</text:p>
              </table:table-cell>
              <table:table-cell office:value-type="float" office:value="41.9067">
                <text:p>41.90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0353">
                <text:p>0.800353</text:p>
              </table:table-cell>
              <table:table-cell office:value-type="float" office:value="41.5302">
                <text:p>41.53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7014">
                <text:p>0.807014</text:p>
              </table:table-cell>
              <table:table-cell office:value-type="float" office:value="40.6959">
                <text:p>40.69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1474">
                <text:p>0.811474</text:p>
              </table:table-cell>
              <table:table-cell office:value-type="float" office:value="40.7984">
                <text:p>40.7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7956">
                <text:p>0.817956</text:p>
              </table:table-cell>
              <table:table-cell office:value-type="float" office:value="39.6254">
                <text:p>39.6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944">
                <text:p>0.81944</text:p>
              </table:table-cell>
              <table:table-cell office:value-type="float" office:value="39.6255">
                <text:p>39.6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3945">
                <text:p>0.823945</text:p>
              </table:table-cell>
              <table:table-cell office:value-type="float" office:value="39.4652">
                <text:p>39.4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7074">
                <text:p>0.827074</text:p>
              </table:table-cell>
              <table:table-cell office:value-type="float" office:value="38.872">
                <text:p>38.8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0639">
                <text:p>0.830639</text:p>
              </table:table-cell>
              <table:table-cell office:value-type="float" office:value="38.4901">
                <text:p>38.4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0851">
                <text:p>0.830851</text:p>
              </table:table-cell>
              <table:table-cell office:value-type="float" office:value="38.4299">
                <text:p>38.4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5959">
                <text:p>0.835959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0053">
                <text:p>0.840053</text:p>
              </table:table-cell>
              <table:table-cell office:value-type="float" office:value="37.7848">
                <text:p>37.7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2629">
                <text:p>0.842629</text:p>
              </table:table-cell>
              <table:table-cell office:value-type="float" office:value="37.606">
                <text:p>37.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6218">
                <text:p>0.846218</text:p>
              </table:table-cell>
              <table:table-cell office:value-type="float" office:value="37.4401">
                <text:p>37.44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575">
                <text:p>0.851575</text:p>
              </table:table-cell>
              <table:table-cell office:value-type="float" office:value="36.4755">
                <text:p>36.4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846">
                <text:p>0.853846</text:p>
              </table:table-cell>
              <table:table-cell office:value-type="float" office:value="36.7029">
                <text:p>36.70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843">
                <text:p>0.85843</text:p>
              </table:table-cell>
              <table:table-cell office:value-type="float" office:value="36.0039">
                <text:p>36.0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1221">
                <text:p>0.861221</text:p>
              </table:table-cell>
              <table:table-cell office:value-type="float" office:value="36.0092">
                <text:p>36.00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4558">
                <text:p>0.864558</text:p>
              </table:table-cell>
              <table:table-cell office:value-type="float" office:value="35.4187">
                <text:p>35.4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8531">
                <text:p>0.868531</text:p>
              </table:table-cell>
              <table:table-cell office:value-type="float" office:value="35.2909">
                <text:p>35.2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4092">
                <text:p>0.874092</text:p>
              </table:table-cell>
              <table:table-cell office:value-type="float" office:value="34.9362">
                <text:p>34.9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4791">
                <text:p>0.874791</text:p>
              </table:table-cell>
              <table:table-cell office:value-type="float" office:value="34.851">
                <text:p>34.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1763">
                <text:p>0.881763</text:p>
              </table:table-cell>
              <table:table-cell office:value-type="float" office:value="34.3896">
                <text:p>34.3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4077">
                <text:p>0.884077</text:p>
              </table:table-cell>
              <table:table-cell office:value-type="float" office:value="34.1187">
                <text:p>34.1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643">
                <text:p>0.884643</text:p>
              </table:table-cell>
              <table:table-cell office:value-type="float" office:value="34.0865">
                <text:p>34.0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7123">
                <text:p>0.887123</text:p>
              </table:table-cell>
              <table:table-cell office:value-type="float" office:value="33.669">
                <text:p>33.6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8338">
                <text:p>0.888338</text:p>
              </table:table-cell>
              <table:table-cell office:value-type="float" office:value="33.4947">
                <text:p>33.49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0349">
                <text:p>0.890349</text:p>
              </table:table-cell>
              <table:table-cell office:value-type="float" office:value="33.5623">
                <text:p>33.5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137">
                <text:p>0.89137</text:p>
              </table:table-cell>
              <table:table-cell office:value-type="float" office:value="33.6182">
                <text:p>33.6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4071">
                <text:p>0.894071</text:p>
              </table:table-cell>
              <table:table-cell office:value-type="float" office:value="33.2867">
                <text:p>33.28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3186">
                <text:p>0.893186</text:p>
              </table:table-cell>
              <table:table-cell office:value-type="float" office:value="33.2086">
                <text:p>33.2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434">
                <text:p>0.892434</text:p>
              </table:table-cell>
              <table:table-cell office:value-type="float" office:value="33.1494">
                <text:p>33.1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9cm" svg:height="5cm" xlink:href=".." xlink:type="simple" chart:class="chart:scatter" chart:style-name="ch1">
        <chart:legend svg:x="6.71cm" svg:y="3.127cm" style:legend-expansion="custom" chartooo:width="2.053cm" chartooo:height="0.598cm" style:legend-expansion-aspect-ratio="3.43311036789298" chart:style-name="ch2"/>
        <chart:plot-area chart:style-name="ch3" table:cell-range-address="Sheet1.A1:Sheet1.A175 Sheet1.D1:Sheet1.D175" svg:x="0.177cm" svg:y="0.1cm" svg:width="8.535cm" svg:height="4.8cm">
          <chartooo:coordinate-region svg:x="0.798cm" svg:y="0.299cm" svg:width="7.82cm" svg:height="3.9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75" chart:class="chart:scatter">
            <chart:domain table:cell-range-address="Sheet1.A1:Sheet1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7717">
                <text:p>0.197717</text:p>
                <draw:g>
                  <svg:desc>Sheet1.A1:Sheet1.A175</svg:desc>
                </draw:g>
              </table:table-cell>
              <table:table-cell office:value-type="float" office:value="26.9491452493872">
                <text:p>26.9491452493872</text:p>
                <draw:g>
                  <svg:desc>Sheet1.D1:Sheet1.D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664">
                <text:p>0.197664</text:p>
              </table:table-cell>
              <table:table-cell office:value-type="float" office:value="27.1345580341413">
                <text:p>27.1345580341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584">
                <text:p>0.197584</text:p>
              </table:table-cell>
              <table:table-cell office:value-type="float" office:value="26.9247211249274">
                <text:p>26.9247211249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23">
                <text:p>0.198523</text:p>
              </table:table-cell>
              <table:table-cell office:value-type="float" office:value="27.0776965485489">
                <text:p>27.0776965485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31">
                <text:p>0.199231</text:p>
              </table:table-cell>
              <table:table-cell office:value-type="float" office:value="27.2180467554945">
                <text:p>27.2180467554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477">
                <text:p>0.199477</text:p>
              </table:table-cell>
              <table:table-cell office:value-type="float" office:value="27.2668355648104">
                <text:p>27.2668355648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0479">
                <text:p>0.200479</text:p>
              </table:table-cell>
              <table:table-cell office:value-type="float" office:value="27.3527856941765">
                <text:p>27.3527856941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874">
                <text:p>0.200874</text:p>
              </table:table-cell>
              <table:table-cell office:value-type="float" office:value="27.2602270583399">
                <text:p>27.2602270583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721">
                <text:p>0.200721</text:p>
              </table:table-cell>
              <table:table-cell office:value-type="float" office:value="27.1831337852786">
                <text:p>27.183133785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1095">
                <text:p>0.201095</text:p>
              </table:table-cell>
              <table:table-cell office:value-type="float" office:value="27.2598896340946">
                <text:p>27.259889634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3337">
                <text:p>0.203337</text:p>
              </table:table-cell>
              <table:table-cell office:value-type="float" office:value="27.3121777637583">
                <text:p>27.312177763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806">
                <text:p>0.204806</text:p>
              </table:table-cell>
              <table:table-cell office:value-type="float" office:value="27.3180748706159">
                <text:p>27.3180748706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003">
                <text:p>0.207003</text:p>
              </table:table-cell>
              <table:table-cell office:value-type="float" office:value="27.1691948219283">
                <text:p>27.1691948219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769">
                <text:p>0.208769</text:p>
              </table:table-cell>
              <table:table-cell office:value-type="float" office:value="27.4355680002753">
                <text:p>27.4355680002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41">
                <text:p>0.209141</text:p>
              </table:table-cell>
              <table:table-cell office:value-type="float" office:value="27.3663347708436">
                <text:p>27.3663347708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1257">
                <text:p>0.211257</text:p>
              </table:table-cell>
              <table:table-cell office:value-type="float" office:value="27.875199698462">
                <text:p>27.875199698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247">
                <text:p>0.212247</text:p>
              </table:table-cell>
              <table:table-cell office:value-type="float" office:value="27.8835302097753">
                <text:p>27.8835302097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129">
                <text:p>0.215129</text:p>
              </table:table-cell>
              <table:table-cell office:value-type="float" office:value="27.9860284989206">
                <text:p>27.9860284989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523">
                <text:p>0.215523</text:p>
              </table:table-cell>
              <table:table-cell office:value-type="float" office:value="27.8789506527612">
                <text:p>27.878950652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689">
                <text:p>0.21689</text:p>
              </table:table-cell>
              <table:table-cell office:value-type="float" office:value="27.4940429159399">
                <text:p>27.4940429159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029">
                <text:p>0.218029</text:p>
              </table:table-cell>
              <table:table-cell office:value-type="float" office:value="27.7054171959523">
                <text:p>27.70541719595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481">
                <text:p>0.218481</text:p>
              </table:table-cell>
              <table:table-cell office:value-type="float" office:value="27.728061423988">
                <text:p>27.728061423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738">
                <text:p>0.220738</text:p>
              </table:table-cell>
              <table:table-cell office:value-type="float" office:value="28.1546304837481">
                <text:p>28.1546304837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2257">
                <text:p>0.222257</text:p>
              </table:table-cell>
              <table:table-cell office:value-type="float" office:value="28.6604759288533">
                <text:p>28.6604759288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4915">
                <text:p>0.224915</text:p>
              </table:table-cell>
              <table:table-cell office:value-type="float" office:value="29.1965259128126">
                <text:p>29.1965259128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6538">
                <text:p>0.226538</text:p>
              </table:table-cell>
              <table:table-cell office:value-type="float" office:value="29.0985716148513">
                <text:p>29.0985716148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927">
                <text:p>0.227927</text:p>
              </table:table-cell>
              <table:table-cell office:value-type="float" office:value="29.1217474877443">
                <text:p>29.1217474877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0934">
                <text:p>0.230934</text:p>
              </table:table-cell>
              <table:table-cell office:value-type="float" office:value="28.8299175782178">
                <text:p>28.8299175782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4745">
                <text:p>0.234745</text:p>
              </table:table-cell>
              <table:table-cell office:value-type="float" office:value="28.899374580941">
                <text:p>28.899374580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27">
                <text:p>0.236727</text:p>
              </table:table-cell>
              <table:table-cell office:value-type="float" office:value="28.7538690561455">
                <text:p>28.7538690561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1034">
                <text:p>0.241034</text:p>
              </table:table-cell>
              <table:table-cell office:value-type="float" office:value="28.6470503951195">
                <text:p>28.6470503951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17">
                <text:p>0.24617</text:p>
              </table:table-cell>
              <table:table-cell office:value-type="float" office:value="28.6334419462409">
                <text:p>28.6334419462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96">
                <text:p>0.24896</text:p>
              </table:table-cell>
              <table:table-cell office:value-type="float" office:value="28.6412617810546">
                <text:p>28.6412617810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68">
                <text:p>0.254168</text:p>
              </table:table-cell>
              <table:table-cell office:value-type="float" office:value="28.6112151198347">
                <text:p>28.6112151198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9323">
                <text:p>0.259323</text:p>
              </table:table-cell>
              <table:table-cell office:value-type="float" office:value="28.6979420529594">
                <text:p>28.6979420529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206">
                <text:p>0.261206</text:p>
              </table:table-cell>
              <table:table-cell office:value-type="float" office:value="28.5548734443828">
                <text:p>28.5548734443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873">
                <text:p>0.265873</text:p>
              </table:table-cell>
              <table:table-cell office:value-type="float" office:value="28.9313698328016">
                <text:p>28.9313698328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697">
                <text:p>0.271697</text:p>
              </table:table-cell>
              <table:table-cell office:value-type="float" office:value="29.2980085673546">
                <text:p>29.2980085673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885">
                <text:p>0.274885</text:p>
              </table:table-cell>
              <table:table-cell office:value-type="float" office:value="29.3551863373355">
                <text:p>29.3551863373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538">
                <text:p>0.282538</text:p>
              </table:table-cell>
              <table:table-cell office:value-type="float" office:value="29.1504713757191">
                <text:p>29.1504713757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988">
                <text:p>0.291988</text:p>
              </table:table-cell>
              <table:table-cell office:value-type="float" office:value="29.363794756002">
                <text:p>29.363794756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6784">
                <text:p>0.296784</text:p>
              </table:table-cell>
              <table:table-cell office:value-type="float" office:value="29.8164208791189">
                <text:p>29.8164208791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6294">
                <text:p>0.306294</text:p>
              </table:table-cell>
              <table:table-cell office:value-type="float" office:value="30.3168601796889">
                <text:p>30.3168601796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652">
                <text:p>0.315652</text:p>
              </table:table-cell>
              <table:table-cell office:value-type="float" office:value="30.1239251742773">
                <text:p>30.1239251742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0861">
                <text:p>0.320861</text:p>
              </table:table-cell>
              <table:table-cell office:value-type="float" office:value="29.8779338259002">
                <text:p>29.8779338259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1479">
                <text:p>0.331479</text:p>
              </table:table-cell>
              <table:table-cell office:value-type="float" office:value="29.0688487518794">
                <text:p>29.0688487518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9427">
                <text:p>0.339427</text:p>
              </table:table-cell>
              <table:table-cell office:value-type="float" office:value="28.8064251853121">
                <text:p>28.8064251853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2883">
                <text:p>0.342883</text:p>
              </table:table-cell>
              <table:table-cell office:value-type="float" office:value="28.6949875985103">
                <text:p>28.6949875985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7977">
                <text:p>0.347977</text:p>
              </table:table-cell>
              <table:table-cell office:value-type="float" office:value="28.4681375113601">
                <text:p>28.4681375113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0078">
                <text:p>0.350078</text:p>
              </table:table-cell>
              <table:table-cell office:value-type="float" office:value="28.2885668352717">
                <text:p>28.2885668352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5174">
                <text:p>0.355174</text:p>
              </table:table-cell>
              <table:table-cell office:value-type="float" office:value="28.1396951508487">
                <text:p>28.1396951508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119">
                <text:p>0.361119</text:p>
              </table:table-cell>
              <table:table-cell office:value-type="float" office:value="28.1110494231704">
                <text:p>28.11104942317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3961">
                <text:p>0.363961</text:p>
              </table:table-cell>
              <table:table-cell office:value-type="float" office:value="27.9324404560995">
                <text:p>27.9324404560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733">
                <text:p>0.372733</text:p>
              </table:table-cell>
              <table:table-cell office:value-type="float" office:value="28.0647756560267">
                <text:p>28.0647756560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3318">
                <text:p>0.383318</text:p>
              </table:table-cell>
              <table:table-cell office:value-type="float" office:value="28.3340725485645">
                <text:p>28.3340725485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217">
                <text:p>0.388217</text:p>
              </table:table-cell>
              <table:table-cell office:value-type="float" office:value="28.0532541424039">
                <text:p>28.0532541424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7959">
                <text:p>0.397959</text:p>
              </table:table-cell>
              <table:table-cell office:value-type="float" office:value="28.1435826894401">
                <text:p>28.1435826894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46">
                <text:p>0.401746</text:p>
              </table:table-cell>
              <table:table-cell office:value-type="float" office:value="28.0990727392426">
                <text:p>28.09907273924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075">
                <text:p>0.409075</text:p>
              </table:table-cell>
              <table:table-cell office:value-type="float" office:value="28.154543473766">
                <text:p>28.154543473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445">
                <text:p>0.417445</text:p>
              </table:table-cell>
              <table:table-cell office:value-type="float" office:value="28.314949939385">
                <text:p>28.314949939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313">
                <text:p>0.421313</text:p>
              </table:table-cell>
              <table:table-cell office:value-type="float" office:value="28.1609981293058">
                <text:p>28.1609981293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764">
                <text:p>0.428764</text:p>
              </table:table-cell>
              <table:table-cell office:value-type="float" office:value="28.3020405020889">
                <text:p>28.3020405020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42">
                <text:p>0.436142</text:p>
              </table:table-cell>
              <table:table-cell office:value-type="float" office:value="28.3575886977689">
                <text:p>28.3575886977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07">
                <text:p>0.43907</text:p>
              </table:table-cell>
              <table:table-cell office:value-type="float" office:value="28.2494221095184">
                <text:p>28.2494221095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4193">
                <text:p>0.444193</text:p>
              </table:table-cell>
              <table:table-cell office:value-type="float" office:value="28.2530573765095">
                <text:p>28.253057376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996">
                <text:p>0.44996</text:p>
              </table:table-cell>
              <table:table-cell office:value-type="float" office:value="28.2036400688259">
                <text:p>28.2036400688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2608">
                <text:p>0.452608</text:p>
              </table:table-cell>
              <table:table-cell office:value-type="float" office:value="27.9379487845573">
                <text:p>27.9379487845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259">
                <text:p>0.460259</text:p>
              </table:table-cell>
              <table:table-cell office:value-type="float" office:value="28.2883002542552">
                <text:p>28.2883002542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625">
                <text:p>0.463625</text:p>
              </table:table-cell>
              <table:table-cell office:value-type="float" office:value="28.2096002780339">
                <text:p>28.2096002780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0572">
                <text:p>0.470572</text:p>
              </table:table-cell>
              <table:table-cell office:value-type="float" office:value="28.0849997000757">
                <text:p>28.0849997000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277">
                <text:p>0.474277</text:p>
              </table:table-cell>
              <table:table-cell office:value-type="float" office:value="28.3679942018829">
                <text:p>28.3679942018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0646">
                <text:p>0.480646</text:p>
              </table:table-cell>
              <table:table-cell office:value-type="float" office:value="28.6124320717355">
                <text:p>28.6124320717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7603">
                <text:p>0.487603</text:p>
              </table:table-cell>
              <table:table-cell office:value-type="float" office:value="28.641108486664">
                <text:p>28.641108486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0584">
                <text:p>0.490584</text:p>
              </table:table-cell>
              <table:table-cell office:value-type="float" office:value="28.4299269042148">
                <text:p>28.4299269042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6304">
                <text:p>0.496304</text:p>
              </table:table-cell>
              <table:table-cell office:value-type="float" office:value="28.6577721099192">
                <text:p>28.6577721099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311">
                <text:p>0.499311</text:p>
              </table:table-cell>
              <table:table-cell office:value-type="float" office:value="28.6106903287263">
                <text:p>28.6106903287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561">
                <text:p>0.503561</text:p>
              </table:table-cell>
              <table:table-cell office:value-type="float" office:value="28.5254829315189">
                <text:p>28.5254829315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785">
                <text:p>0.504785</text:p>
              </table:table-cell>
              <table:table-cell office:value-type="float" office:value="28.3187765795049">
                <text:p>28.3187765795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8933">
                <text:p>0.508933</text:p>
              </table:table-cell>
              <table:table-cell office:value-type="float" office:value="28.7387200612104">
                <text:p>28.7387200612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0162">
                <text:p>0.510162</text:p>
              </table:table-cell>
              <table:table-cell office:value-type="float" office:value="28.6084846922931">
                <text:p>28.60848469229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7954">
                <text:p>0.517954</text:p>
              </table:table-cell>
              <table:table-cell office:value-type="float" office:value="28.6862715015856">
                <text:p>28.6862715015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45">
                <text:p>0.51945</text:p>
              </table:table-cell>
              <table:table-cell office:value-type="float" office:value="28.5518300953788">
                <text:p>28.5518300953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145">
                <text:p>0.522145</text:p>
              </table:table-cell>
              <table:table-cell office:value-type="float" office:value="28.695479683164">
                <text:p>28.69547968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584">
                <text:p>0.52584</text:p>
              </table:table-cell>
              <table:table-cell office:value-type="float" office:value="28.6681310938065">
                <text:p>28.6681310938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0689">
                <text:p>0.530689</text:p>
              </table:table-cell>
              <table:table-cell office:value-type="float" office:value="28.566426786308">
                <text:p>28.566426786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401">
                <text:p>0.533401</text:p>
              </table:table-cell>
              <table:table-cell office:value-type="float" office:value="28.6348383772211">
                <text:p>28.63483837722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9354">
                <text:p>0.539354</text:p>
              </table:table-cell>
              <table:table-cell office:value-type="float" office:value="28.6459691995894">
                <text:p>28.6459691995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904">
                <text:p>0.545904</text:p>
              </table:table-cell>
              <table:table-cell office:value-type="float" office:value="29.0966225426649">
                <text:p>29.0966225426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8954">
                <text:p>0.548954</text:p>
              </table:table-cell>
              <table:table-cell office:value-type="float" office:value="28.6219450056777">
                <text:p>28.62194500567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587">
                <text:p>0.555587</text:p>
              </table:table-cell>
              <table:table-cell office:value-type="float" office:value="28.775197436935">
                <text:p>28.775197436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402">
                <text:p>0.559402</text:p>
              </table:table-cell>
              <table:table-cell office:value-type="float" office:value="29.2019527268608">
                <text:p>29.2019527268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5337">
                <text:p>0.565337</text:p>
              </table:table-cell>
              <table:table-cell office:value-type="float" office:value="28.8312134598964">
                <text:p>28.8312134598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8695">
                <text:p>0.568695</text:p>
              </table:table-cell>
              <table:table-cell office:value-type="float" office:value="28.9160451864498">
                <text:p>28.9160451864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5413">
                <text:p>0.575413</text:p>
              </table:table-cell>
              <table:table-cell office:value-type="float" office:value="29.2462005995483">
                <text:p>29.2462005995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7731">
                <text:p>0.577731</text:p>
              </table:table-cell>
              <table:table-cell office:value-type="float" office:value="29.0562603403133">
                <text:p>29.05626034031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2385">
                <text:p>0.582385</text:p>
              </table:table-cell>
              <table:table-cell office:value-type="float" office:value="28.820082765223">
                <text:p>28.820082765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7858">
                <text:p>0.587858</text:p>
              </table:table-cell>
              <table:table-cell office:value-type="float" office:value="29.0595909294785">
                <text:p>29.05959092947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0668">
                <text:p>0.590668</text:p>
              </table:table-cell>
              <table:table-cell office:value-type="float" office:value="29.1954057065689">
                <text:p>29.1954057065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516">
                <text:p>0.596516</text:p>
              </table:table-cell>
              <table:table-cell office:value-type="float" office:value="29.0609806638685">
                <text:p>29.0609806638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2976">
                <text:p>0.602976</text:p>
              </table:table-cell>
              <table:table-cell office:value-type="float" office:value="28.8264417301797">
                <text:p>28.8264417301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64">
                <text:p>0.6064</text:p>
              </table:table-cell>
              <table:table-cell office:value-type="float" office:value="28.8901017298686">
                <text:p>28.89010172986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2223">
                <text:p>0.612223</text:p>
              </table:table-cell>
              <table:table-cell office:value-type="float" office:value="29.0176994373369">
                <text:p>29.0176994373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4385">
                <text:p>0.614385</text:p>
              </table:table-cell>
              <table:table-cell office:value-type="float" office:value="29.0029394059817">
                <text:p>29.0029394059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9997">
                <text:p>0.619997</text:p>
              </table:table-cell>
              <table:table-cell office:value-type="float" office:value="28.8065996993023">
                <text:p>28.8065996993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2946">
                <text:p>0.622946</text:p>
              </table:table-cell>
              <table:table-cell office:value-type="float" office:value="29.2662874935001">
                <text:p>29.2662874935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7432">
                <text:p>0.627432</text:p>
              </table:table-cell>
              <table:table-cell office:value-type="float" office:value="29.0355594097692">
                <text:p>29.0355594097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101">
                <text:p>0.630101</text:p>
              </table:table-cell>
              <table:table-cell office:value-type="float" office:value="28.880085087332">
                <text:p>28.880085087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6629">
                <text:p>0.636629</text:p>
              </table:table-cell>
              <table:table-cell office:value-type="float" office:value="28.9811148579718">
                <text:p>28.9811148579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2572">
                <text:p>0.642572</text:p>
              </table:table-cell>
              <table:table-cell office:value-type="float" office:value="28.8041581278206">
                <text:p>28.80415812782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6818">
                <text:p>0.646818</text:p>
              </table:table-cell>
              <table:table-cell office:value-type="float" office:value="28.8385437788104">
                <text:p>28.8385437788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581">
                <text:p>0.653581</text:p>
              </table:table-cell>
              <table:table-cell office:value-type="float" office:value="28.6159822986212">
                <text:p>28.6159822986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722">
                <text:p>0.65722</text:p>
              </table:table-cell>
              <table:table-cell office:value-type="float" office:value="28.4218016680351">
                <text:p>28.42180166803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2163">
                <text:p>0.662163</text:p>
              </table:table-cell>
              <table:table-cell office:value-type="float" office:value="28.458220026727">
                <text:p>28.458220026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9346">
                <text:p>0.669346</text:p>
              </table:table-cell>
              <table:table-cell office:value-type="float" office:value="28.3610296285218">
                <text:p>28.36102962852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3716">
                <text:p>0.673716</text:p>
              </table:table-cell>
              <table:table-cell office:value-type="float" office:value="28.3421255358619">
                <text:p>28.3421255358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1738">
                <text:p>0.681738</text:p>
              </table:table-cell>
              <table:table-cell office:value-type="float" office:value="28.4050827828525">
                <text:p>28.4050827828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5095">
                <text:p>0.685095</text:p>
              </table:table-cell>
              <table:table-cell office:value-type="float" office:value="28.4427181620858">
                <text:p>28.4427181620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73">
                <text:p>0.692573</text:p>
              </table:table-cell>
              <table:table-cell office:value-type="float" office:value="27.8826378532586">
                <text:p>27.8826378532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616">
                <text:p>0.695616</text:p>
              </table:table-cell>
              <table:table-cell office:value-type="float" office:value="28.0508874868503">
                <text:p>28.0508874868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01958">
                <text:p>0.701958</text:p>
              </table:table-cell>
              <table:table-cell office:value-type="float" office:value="27.9832203359759">
                <text:p>27.9832203359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0443">
                <text:p>0.70443</text:p>
              </table:table-cell>
              <table:table-cell office:value-type="float" office:value="28.0107707401976">
                <text:p>28.0107707401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928">
                <text:p>0.70928</text:p>
              </table:table-cell>
              <table:table-cell office:value-type="float" office:value="27.9037996906877">
                <text:p>27.90379969068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2159">
                <text:p>0.712159</text:p>
              </table:table-cell>
              <table:table-cell office:value-type="float" office:value="28.0629887113518">
                <text:p>28.06298871135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8296">
                <text:p>0.718296</text:p>
              </table:table-cell>
              <table:table-cell office:value-type="float" office:value="28.0031033475555">
                <text:p>28.00310334755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0944">
                <text:p>0.720944</text:p>
              </table:table-cell>
              <table:table-cell office:value-type="float" office:value="28.001831379787">
                <text:p>28.001831379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5955">
                <text:p>0.725955</text:p>
              </table:table-cell>
              <table:table-cell office:value-type="float" office:value="27.8579524177081">
                <text:p>27.85795241770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8567">
                <text:p>0.728567</text:p>
              </table:table-cell>
              <table:table-cell office:value-type="float" office:value="27.8215497802176">
                <text:p>27.8215497802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263">
                <text:p>0.733263</text:p>
              </table:table-cell>
              <table:table-cell office:value-type="float" office:value="27.5695920169422">
                <text:p>27.56959201694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4898">
                <text:p>0.734898</text:p>
              </table:table-cell>
              <table:table-cell office:value-type="float" office:value="27.377223786533">
                <text:p>27.3772237865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843">
                <text:p>0.739843</text:p>
              </table:table-cell>
              <table:table-cell office:value-type="float" office:value="27.7687416280414">
                <text:p>27.7687416280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2355">
                <text:p>0.742355</text:p>
              </table:table-cell>
              <table:table-cell office:value-type="float" office:value="27.7809498986666">
                <text:p>27.7809498986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7227">
                <text:p>0.747227</text:p>
              </table:table-cell>
              <table:table-cell office:value-type="float" office:value="27.4601161473772">
                <text:p>27.4601161473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0167">
                <text:p>0.750167</text:p>
              </table:table-cell>
              <table:table-cell office:value-type="float" office:value="27.1899798570547">
                <text:p>27.18997985705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7575">
                <text:p>0.757575</text:p>
              </table:table-cell>
              <table:table-cell office:value-type="float" office:value="27.6275833396373">
                <text:p>27.6275833396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974">
                <text:p>0.75974</text:p>
              </table:table-cell>
              <table:table-cell office:value-type="float" office:value="27.3657526503301">
                <text:p>27.3657526503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521">
                <text:p>0.76521</text:p>
              </table:table-cell>
              <table:table-cell office:value-type="float" office:value="27.332830486774">
                <text:p>27.332830486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8057">
                <text:p>0.768057</text:p>
              </table:table-cell>
              <table:table-cell office:value-type="float" office:value="27.2979666052792">
                <text:p>27.2979666052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052">
                <text:p>0.774052</text:p>
              </table:table-cell>
              <table:table-cell office:value-type="float" office:value="27.4447597746255">
                <text:p>27.4447597746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6405">
                <text:p>0.776405</text:p>
              </table:table-cell>
              <table:table-cell office:value-type="float" office:value="27.4352623111513">
                <text:p>27.4352623111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81704">
                <text:p>0.781704</text:p>
              </table:table-cell>
              <table:table-cell office:value-type="float" office:value="27.1675177519145">
                <text:p>27.1675177519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386">
                <text:p>0.78386</text:p>
              </table:table-cell>
              <table:table-cell office:value-type="float" office:value="27.3084876872909">
                <text:p>27.3084876872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9002">
                <text:p>0.789002</text:p>
              </table:table-cell>
              <table:table-cell office:value-type="float" office:value="27.2721660418558">
                <text:p>27.2721660418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1795">
                <text:p>0.791795</text:p>
              </table:table-cell>
              <table:table-cell office:value-type="float" office:value="27.3338259966107">
                <text:p>27.33382599661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9004">
                <text:p>0.799004</text:p>
              </table:table-cell>
              <table:table-cell office:value-type="float" office:value="27.3606540398866">
                <text:p>27.36065403988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0353">
                <text:p>0.800353</text:p>
              </table:table-cell>
              <table:table-cell office:value-type="float" office:value="27.2018861872666">
                <text:p>27.20188618726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7014">
                <text:p>0.807014</text:p>
              </table:table-cell>
              <table:table-cell office:value-type="float" office:value="27.0785053112702">
                <text:p>27.07850531127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1474">
                <text:p>0.811474</text:p>
              </table:table-cell>
              <table:table-cell office:value-type="float" office:value="27.4324685163313">
                <text:p>27.4324685163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7956">
                <text:p>0.817956</text:p>
              </table:table-cell>
              <table:table-cell office:value-type="float" office:value="27.0495814784052">
                <text:p>27.0495814784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944">
                <text:p>0.81944</text:p>
              </table:table-cell>
              <table:table-cell office:value-type="float" office:value="27.1429695005902">
                <text:p>27.142969500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3945">
                <text:p>0.823945</text:p>
              </table:table-cell>
              <table:table-cell office:value-type="float" office:value="27.3162407088654">
                <text:p>27.3162407088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7074">
                <text:p>0.827074</text:p>
              </table:table-cell>
              <table:table-cell office:value-type="float" office:value="27.1001182696148">
                <text:p>27.1001182696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0639">
                <text:p>0.830639</text:p>
              </table:table-cell>
              <table:table-cell office:value-type="float" office:value="27.054059692912">
                <text:p>27.054059692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0851">
                <text:p>0.830851</text:p>
              </table:table-cell>
              <table:table-cell office:value-type="float" office:value="27.024846353619">
                <text:p>27.024846353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5959">
                <text:p>0.835959</text:p>
              </table:table-cell>
              <table:table-cell office:value-type="float" office:value="27.3556980846405">
                <text:p>27.3556980846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0053">
                <text:p>0.840053</text:p>
              </table:table-cell>
              <table:table-cell office:value-type="float" office:value="27.1331261062235">
                <text:p>27.13312610622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2629">
                <text:p>0.842629</text:p>
              </table:table-cell>
              <table:table-cell office:value-type="float" office:value="27.1622852086659">
                <text:p>27.1622852086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6218">
                <text:p>0.846218</text:p>
              </table:table-cell>
              <table:table-cell office:value-type="float" office:value="27.2617224639499">
                <text:p>27.261722463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575">
                <text:p>0.851575</text:p>
              </table:table-cell>
              <table:table-cell office:value-type="float" office:value="26.8797218249105">
                <text:p>26.8797218249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846">
                <text:p>0.853846</text:p>
              </table:table-cell>
              <table:table-cell office:value-type="float" office:value="27.1845108021663">
                <text:p>27.1845108021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843">
                <text:p>0.85843</text:p>
              </table:table-cell>
              <table:table-cell office:value-type="float" office:value="26.93945662094">
                <text:p>26.93945662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1221">
                <text:p>0.861221</text:p>
              </table:table-cell>
              <table:table-cell office:value-type="float" office:value="27.1101071485326">
                <text:p>27.1101071485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4558">
                <text:p>0.864558</text:p>
              </table:table-cell>
              <table:table-cell office:value-type="float" office:value="26.8621933718017">
                <text:p>26.86219337180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8531">
                <text:p>0.868531</text:p>
              </table:table-cell>
              <table:table-cell office:value-type="float" office:value="26.9994458017432">
                <text:p>26.9994458017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4092">
                <text:p>0.874092</text:p>
              </table:table-cell>
              <table:table-cell office:value-type="float" office:value="27.0541716692015">
                <text:p>27.0541716692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4791">
                <text:p>0.874791</text:p>
              </table:table-cell>
              <table:table-cell office:value-type="float" office:value="27.0292145775729">
                <text:p>27.02921457757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1763">
                <text:p>0.881763</text:p>
              </table:table-cell>
              <table:table-cell office:value-type="float" office:value="27.0766966735043">
                <text:p>27.0766966735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4077">
                <text:p>0.884077</text:p>
              </table:table-cell>
              <table:table-cell office:value-type="float" office:value="26.9975062479751">
                <text:p>26.99750624797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643">
                <text:p>0.884643</text:p>
              </table:table-cell>
              <table:table-cell office:value-type="float" office:value="27.0048454662698">
                <text:p>27.0048454662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7123">
                <text:p>0.887123</text:p>
              </table:table-cell>
              <table:table-cell office:value-type="float" office:value="26.8163405341853">
                <text:p>26.81634053418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8338">
                <text:p>0.888338</text:p>
              </table:table-cell>
              <table:table-cell office:value-type="float" office:value="26.7469797272754">
                <text:p>26.7469797272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0349">
                <text:p>0.890349</text:p>
              </table:table-cell>
              <table:table-cell office:value-type="float" office:value="26.9163544091813">
                <text:p>26.91635440918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137">
                <text:p>0.89137</text:p>
              </table:table-cell>
              <table:table-cell office:value-type="float" office:value="27.0199587656121">
                <text:p>27.01995876561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4071">
                <text:p>0.894071</text:p>
              </table:table-cell>
              <table:table-cell office:value-type="float" office:value="26.9077607692755">
                <text:p>26.90776076927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3186">
                <text:p>0.893186</text:p>
              </table:table-cell>
              <table:table-cell office:value-type="float" office:value="26.7941627402797">
                <text:p>26.79416274027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434">
                <text:p>0.892434</text:p>
              </table:table-cell>
              <table:table-cell office:value-type="float" office:value="26.7036284559515">
                <text:p>26.7036284559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97cm" svg:height="5.075cm" xlink:href=".." xlink:type="simple" chart:class="chart:scatter" chart:style-name="ch1">
        <chart:legend svg:x="5.934cm" svg:y="3.057cm" style:legend-expansion="custom" chartooo:width="2.053cm" chartooo:height="0.598cm" style:legend-expansion-aspect-ratio="3.43311036789298" chart:style-name="ch2"/>
        <chart:plot-area chart:style-name="ch3" table:cell-range-address="Sheet1.A1:Sheet1.A175 Sheet1.C1:Sheet1.C175" svg:x="0.173cm" svg:y="0.101cm" svg:width="8.351cm" svg:height="4.873cm">
          <chartooo:coordinate-region svg:x="0.794cm" svg:y="0.3cm" svg:width="7.636cm" svg:height="4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75" chart:class="chart:scatter">
            <chart:domain table:cell-range-address="Sheet1.A1:Sheet1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7717">
                <text:p>0.197717</text:p>
                <draw:g>
                  <svg:desc>Sheet1.A1:Sheet1.A175</svg:desc>
                </draw:g>
              </table:table-cell>
              <table:table-cell office:value-type="float" office:value="22.9165584188257">
                <text:p>22.9165584188257</text:p>
                <draw:g>
                  <svg:desc>Sheet1.C1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664">
                <text:p>0.197664</text:p>
              </table:table-cell>
              <table:table-cell office:value-type="float" office:value="23.0736080052173">
                <text:p>23.073608005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584">
                <text:p>0.197584</text:p>
              </table:table-cell>
              <table:table-cell office:value-type="float" office:value="22.8942484276836">
                <text:p>22.8942484276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23">
                <text:p>0.198523</text:p>
              </table:table-cell>
              <table:table-cell office:value-type="float" office:value="23.035243098833">
                <text:p>23.035243098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31">
                <text:p>0.199231</text:p>
              </table:table-cell>
              <table:table-cell office:value-type="float" office:value="23.1628848017029">
                <text:p>23.1628848017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477">
                <text:p>0.199477</text:p>
              </table:table-cell>
              <table:table-cell office:value-type="float" office:value="23.2072682321716">
                <text:p>23.2072682321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0479">
                <text:p>0.200479</text:p>
              </table:table-cell>
              <table:table-cell office:value-type="float" office:value="23.2920895731366">
                <text:p>23.2920895731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874">
                <text:p>0.200874</text:p>
              </table:table-cell>
              <table:table-cell office:value-type="float" office:value="23.2178414764337">
                <text:p>23.217841476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721">
                <text:p>0.200721</text:p>
              </table:table-cell>
              <table:table-cell office:value-type="float" office:value="23.150416229837">
                <text:p>23.150416229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1095">
                <text:p>0.201095</text:p>
              </table:table-cell>
              <table:table-cell office:value-type="float" office:value="23.2201072017569">
                <text:p>23.2201072017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3337">
                <text:p>0.203337</text:p>
              </table:table-cell>
              <table:table-cell office:value-type="float" office:value="23.2904549275667">
                <text:p>23.2904549275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806">
                <text:p>0.204806</text:p>
              </table:table-cell>
              <table:table-cell office:value-type="float" office:value="23.3122589486479">
                <text:p>23.3122589486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003">
                <text:p>0.207003</text:p>
              </table:table-cell>
              <table:table-cell office:value-type="float" office:value="23.2099621349009">
                <text:p>23.2099621349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769">
                <text:p>0.208769</text:p>
              </table:table-cell>
              <table:table-cell office:value-type="float" office:value="23.4574369102624">
                <text:p>23.4574369102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41">
                <text:p>0.209141</text:p>
              </table:table-cell>
              <table:table-cell office:value-type="float" office:value="23.4024083648608">
                <text:p>23.4024083648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1257">
                <text:p>0.211257</text:p>
              </table:table-cell>
              <table:table-cell office:value-type="float" office:value="23.8615745598783">
                <text:p>23.861574559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247">
                <text:p>0.212247</text:p>
              </table:table-cell>
              <table:table-cell office:value-type="float" office:value="23.8798675169918">
                <text:p>23.8798675169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129">
                <text:p>0.215129</text:p>
              </table:table-cell>
              <table:table-cell office:value-type="float" office:value="23.9999959208299">
                <text:p>23.9999959208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523">
                <text:p>0.215523</text:p>
              </table:table-cell>
              <table:table-cell office:value-type="float" office:value="23.9125441847292">
                <text:p>23.9125441847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689">
                <text:p>0.21689</text:p>
              </table:table-cell>
              <table:table-cell office:value-type="float" office:value="23.597313323523">
                <text:p>23.597313323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029">
                <text:p>0.218029</text:p>
              </table:table-cell>
              <table:table-cell office:value-type="float" office:value="23.7911875466685">
                <text:p>23.7911875466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481">
                <text:p>0.218481</text:p>
              </table:table-cell>
              <table:table-cell office:value-type="float" office:value="23.8155642191922">
                <text:p>23.8155642191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738">
                <text:p>0.220738</text:p>
              </table:table-cell>
              <table:table-cell office:value-type="float" office:value="24.2068089256685">
                <text:p>24.2068089256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2257">
                <text:p>0.222257</text:p>
              </table:table-cell>
              <table:table-cell office:value-type="float" office:value="24.6586299199539">
                <text:p>24.6586299199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4915">
                <text:p>0.224915</text:p>
              </table:table-cell>
              <table:table-cell office:value-type="float" office:value="25.149712221981">
                <text:p>25.149712221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6538">
                <text:p>0.226538</text:p>
              </table:table-cell>
              <table:table-cell office:value-type="float" office:value="25.0833638055984">
                <text:p>25.0833638055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927">
                <text:p>0.227927</text:p>
              </table:table-cell>
              <table:table-cell office:value-type="float" office:value="25.1186913357448">
                <text:p>25.1186913357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0934">
                <text:p>0.230934</text:p>
              </table:table-cell>
              <table:table-cell office:value-type="float" office:value="24.8995895749175">
                <text:p>24.8995895749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4745">
                <text:p>0.234745</text:p>
              </table:table-cell>
              <table:table-cell office:value-type="float" office:value="25.0004645838321">
                <text:p>25.0004645838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27">
                <text:p>0.236727</text:p>
              </table:table-cell>
              <table:table-cell office:value-type="float" office:value="24.8955124416632">
                <text:p>24.8955124416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1034">
                <text:p>0.241034</text:p>
              </table:table-cell>
              <table:table-cell office:value-type="float" office:value="24.8477885629079">
                <text:p>24.8477885629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17">
                <text:p>0.24617</text:p>
              </table:table-cell>
              <table:table-cell office:value-type="float" office:value="24.8884052165678">
                <text:p>24.8884052165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96">
                <text:p>0.24896</text:p>
              </table:table-cell>
              <table:table-cell office:value-type="float" office:value="24.9232747032576">
                <text:p>24.9232747032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68">
                <text:p>0.254168</text:p>
              </table:table-cell>
              <table:table-cell office:value-type="float" office:value="24.9487269460477">
                <text:p>24.9487269460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9323">
                <text:p>0.259323</text:p>
              </table:table-cell>
              <table:table-cell office:value-type="float" office:value="25.0746487486609">
                <text:p>25.07464874866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206">
                <text:p>0.261206</text:p>
              </table:table-cell>
              <table:table-cell office:value-type="float" office:value="24.9677009862587">
                <text:p>24.967700986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873">
                <text:p>0.265873</text:p>
              </table:table-cell>
              <table:table-cell office:value-type="float" office:value="25.3417393997944">
                <text:p>25.3417393997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697">
                <text:p>0.271697</text:p>
              </table:table-cell>
              <table:table-cell office:value-type="float" office:value="25.7185562981958">
                <text:p>25.7185562981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885">
                <text:p>0.274885</text:p>
              </table:table-cell>
              <table:table-cell office:value-type="float" office:value="25.7988261326221">
                <text:p>25.7988261326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538">
                <text:p>0.282538</text:p>
              </table:table-cell>
              <table:table-cell office:value-type="float" office:value="25.6893590378936">
                <text:p>25.6893590378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988">
                <text:p>0.291988</text:p>
              </table:table-cell>
              <table:table-cell office:value-type="float" office:value="25.9626297616752">
                <text:p>25.9626297616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6784">
                <text:p>0.296784</text:p>
              </table:table-cell>
              <table:table-cell office:value-type="float" office:value="26.4058139215849">
                <text:p>26.4058139215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6294">
                <text:p>0.306294</text:p>
              </table:table-cell>
              <table:table-cell office:value-type="float" office:value="26.9338272164601">
                <text:p>26.9338272164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652">
                <text:p>0.315652</text:p>
              </table:table-cell>
              <table:table-cell office:value-type="float" office:value="26.8430842650537">
                <text:p>26.8430842650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0861">
                <text:p>0.320861</text:p>
              </table:table-cell>
              <table:table-cell office:value-type="float" office:value="26.6674969637973">
                <text:p>26.6674969637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1479">
                <text:p>0.331479</text:p>
              </table:table-cell>
              <table:table-cell office:value-type="float" office:value="26.029956014118">
                <text:p>26.029956014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9427">
                <text:p>0.339427</text:p>
              </table:table-cell>
              <table:table-cell office:value-type="float" office:value="25.8561587282358">
                <text:p>25.8561587282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2883">
                <text:p>0.342883</text:p>
              </table:table-cell>
              <table:table-cell office:value-type="float" office:value="25.7822394016393">
                <text:p>25.7822394016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7977">
                <text:p>0.347977</text:p>
              </table:table-cell>
              <table:table-cell office:value-type="float" office:value="25.6161648195099">
                <text:p>25.6161648195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0078">
                <text:p>0.350078</text:p>
              </table:table-cell>
              <table:table-cell office:value-type="float" office:value="25.4699110094073">
                <text:p>25.4699110094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5174">
                <text:p>0.355174</text:p>
              </table:table-cell>
              <table:table-cell office:value-type="float" office:value="25.3725142367524">
                <text:p>25.3725142367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119">
                <text:p>0.361119</text:p>
              </table:table-cell>
              <table:table-cell office:value-type="float" office:value="25.3887952154929">
                <text:p>25.3887952154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3961">
                <text:p>0.363961</text:p>
              </table:table-cell>
              <table:table-cell office:value-type="float" office:value="25.2472666338264">
                <text:p>25.2472666338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733">
                <text:p>0.372733</text:p>
              </table:table-cell>
              <table:table-cell office:value-type="float" office:value="25.4273651273406">
                <text:p>25.4273651273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3318">
                <text:p>0.383318</text:p>
              </table:table-cell>
              <table:table-cell office:value-type="float" office:value="25.7433417979704">
                <text:p>25.7433417979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217">
                <text:p>0.388217</text:p>
              </table:table-cell>
              <table:table-cell office:value-type="float" office:value="25.5205894482576">
                <text:p>25.5205894482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7959">
                <text:p>0.397959</text:p>
              </table:table-cell>
              <table:table-cell office:value-type="float" office:value="25.6662970077256">
                <text:p>25.6662970077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46">
                <text:p>0.401746</text:p>
              </table:table-cell>
              <table:table-cell office:value-type="float" office:value="25.6499867258597">
                <text:p>25.6499867258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075">
                <text:p>0.409075</text:p>
              </table:table-cell>
              <table:table-cell office:value-type="float" office:value="25.7471274941069">
                <text:p>25.7471274941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445">
                <text:p>0.417445</text:p>
              </table:table-cell>
              <table:table-cell office:value-type="float" office:value="25.9463172809543">
                <text:p>25.9463172809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313">
                <text:p>0.421313</text:p>
              </table:table-cell>
              <table:table-cell office:value-type="float" office:value="25.8290557532171">
                <text:p>25.8290557532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764">
                <text:p>0.428764</text:p>
              </table:table-cell>
              <table:table-cell office:value-type="float" office:value="26.0039654005992">
                <text:p>26.0039654005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42">
                <text:p>0.436142</text:p>
              </table:table-cell>
              <table:table-cell office:value-type="float" office:value="26.0994941582099">
                <text:p>26.0994941582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07">
                <text:p>0.43907</text:p>
              </table:table-cell>
              <table:table-cell office:value-type="float" office:value="26.0173431155093">
                <text:p>26.01734311550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4193">
                <text:p>0.444193</text:p>
              </table:table-cell>
              <table:table-cell office:value-type="float" office:value="26.050893442348">
                <text:p>26.050893442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996">
                <text:p>0.44996</text:p>
              </table:table-cell>
              <table:table-cell office:value-type="float" office:value="26.038895245776">
                <text:p>26.0388952457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2608">
                <text:p>0.452608</text:p>
              </table:table-cell>
              <table:table-cell office:value-type="float" office:value="25.8087362536407">
                <text:p>25.808736253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259">
                <text:p>0.460259</text:p>
              </table:table-cell>
              <table:table-cell office:value-type="float" office:value="26.1762290337579">
                <text:p>26.1762290337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625">
                <text:p>0.463625</text:p>
              </table:table-cell>
              <table:table-cell office:value-type="float" office:value="26.1224325820156">
                <text:p>26.1224325820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0572">
                <text:p>0.470572</text:p>
              </table:table-cell>
              <table:table-cell office:value-type="float" office:value="26.0457598429893">
                <text:p>26.0457598429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277">
                <text:p>0.474277</text:p>
              </table:table-cell>
              <table:table-cell office:value-type="float" office:value="26.3288467042567">
                <text:p>26.3288467042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0646">
                <text:p>0.480646</text:p>
              </table:table-cell>
              <table:table-cell office:value-type="float" office:value="26.5911615108035">
                <text:p>26.5911615108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7603">
                <text:p>0.487603</text:p>
              </table:table-cell>
              <table:table-cell office:value-type="float" office:value="26.656090807053">
                <text:p>26.656090807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0584">
                <text:p>0.490584</text:p>
              </table:table-cell>
              <table:table-cell office:value-type="float" office:value="26.4756774247874">
                <text:p>26.4756774247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6304">
                <text:p>0.496304</text:p>
              </table:table-cell>
              <table:table-cell office:value-type="float" office:value="26.7188155783048">
                <text:p>26.7188155783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311">
                <text:p>0.499311</text:p>
              </table:table-cell>
              <table:table-cell office:value-type="float" office:value="26.6910371721555">
                <text:p>26.69103717215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561">
                <text:p>0.503561</text:p>
              </table:table-cell>
              <table:table-cell office:value-type="float" office:value="26.6341115545302">
                <text:p>26.6341115545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785">
                <text:p>0.504785</text:p>
              </table:table-cell>
              <table:table-cell office:value-type="float" office:value="26.4475307807776">
                <text:p>26.4475307807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8933">
                <text:p>0.508933</text:p>
              </table:table-cell>
              <table:table-cell office:value-type="float" office:value="26.8616993056972">
                <text:p>26.8616993056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0162">
                <text:p>0.510162</text:p>
              </table:table-cell>
              <table:table-cell office:value-type="float" office:value="26.7464203508309">
                <text:p>26.7464203508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7954">
                <text:p>0.517954</text:p>
              </table:table-cell>
              <table:table-cell office:value-type="float" office:value="26.8598277731339">
                <text:p>26.8598277731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45">
                <text:p>0.51945</text:p>
              </table:table-cell>
              <table:table-cell office:value-type="float" office:value="26.7416577132255">
                <text:p>26.7416577132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145">
                <text:p>0.522145</text:p>
              </table:table-cell>
              <table:table-cell office:value-type="float" office:value="26.8901113937161">
                <text:p>26.8901113937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584">
                <text:p>0.52584</text:p>
              </table:table-cell>
              <table:table-cell office:value-type="float" office:value="26.8834340261894">
                <text:p>26.88343402618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0689">
                <text:p>0.530689</text:p>
              </table:table-cell>
              <table:table-cell office:value-type="float" office:value="26.8126617155128">
                <text:p>26.8126617155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401">
                <text:p>0.533401</text:p>
              </table:table-cell>
              <table:table-cell office:value-type="float" office:value="26.8905768521683">
                <text:p>26.89057685216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9354">
                <text:p>0.539354</text:p>
              </table:table-cell>
              <table:table-cell office:value-type="float" office:value="26.9309027125033">
                <text:p>26.9309027125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904">
                <text:p>0.545904</text:p>
              </table:table-cell>
              <table:table-cell office:value-type="float" office:value="27.3876146006808">
                <text:p>27.3876146006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8954">
                <text:p>0.548954</text:p>
              </table:table-cell>
              <table:table-cell office:value-type="float" office:value="26.9558318337256">
                <text:p>26.9558318337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587">
                <text:p>0.555587</text:p>
              </table:table-cell>
              <table:table-cell office:value-type="float" office:value="27.1327316583065">
                <text:p>27.13273165830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402">
                <text:p>0.559402</text:p>
              </table:table-cell>
              <table:table-cell office:value-type="float" office:value="27.5539772218688">
                <text:p>27.5539772218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5337">
                <text:p>0.565337</text:p>
              </table:table-cell>
              <table:table-cell office:value-type="float" office:value="27.2328856536903">
                <text:p>27.2328856536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8695">
                <text:p>0.568695</text:p>
              </table:table-cell>
              <table:table-cell office:value-type="float" office:value="27.3291947664192">
                <text:p>27.3291947664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5413">
                <text:p>0.575413</text:p>
              </table:table-cell>
              <table:table-cell office:value-type="float" office:value="27.6737122872896">
                <text:p>27.6737122872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7731">
                <text:p>0.577731</text:p>
              </table:table-cell>
              <table:table-cell office:value-type="float" office:value="27.5050402768399">
                <text:p>27.5050402768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2385">
                <text:p>0.582385</text:p>
              </table:table-cell>
              <table:table-cell office:value-type="float" office:value="27.3033692021125">
                <text:p>27.3033692021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7858">
                <text:p>0.587858</text:p>
              </table:table-cell>
              <table:table-cell office:value-type="float" office:value="27.5560357641748">
                <text:p>27.5560357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0668">
                <text:p>0.590668</text:p>
              </table:table-cell>
              <table:table-cell office:value-type="float" office:value="27.698028577243">
                <text:p>27.698028577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516">
                <text:p>0.596516</text:p>
              </table:table-cell>
              <table:table-cell office:value-type="float" office:value="27.5976736818603">
                <text:p>27.59767368186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2976">
                <text:p>0.602976</text:p>
              </table:table-cell>
              <table:table-cell office:value-type="float" office:value="27.4044468263538">
                <text:p>27.4044468263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64">
                <text:p>0.6064</text:p>
              </table:table-cell>
              <table:table-cell office:value-type="float" office:value="27.48052278272">
                <text:p>27.48052278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2223">
                <text:p>0.612223</text:p>
              </table:table-cell>
              <table:table-cell office:value-type="float" office:value="27.628285941247">
                <text:p>27.628285941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4385">
                <text:p>0.614385</text:p>
              </table:table-cell>
              <table:table-cell office:value-type="float" office:value="27.6239688522548">
                <text:p>27.6239688522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9997">
                <text:p>0.619997</text:p>
              </table:table-cell>
              <table:table-cell office:value-type="float" office:value="27.461923717519">
                <text:p>27.461923717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2946">
                <text:p>0.622946</text:p>
              </table:table-cell>
              <table:table-cell office:value-type="float" office:value="27.9133958601436">
                <text:p>27.9133958601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7432">
                <text:p>0.627432</text:p>
              </table:table-cell>
              <table:table-cell office:value-type="float" office:value="27.7132120096943">
                <text:p>27.7132120096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101">
                <text:p>0.630101</text:p>
              </table:table-cell>
              <table:table-cell office:value-type="float" office:value="27.576521619986">
                <text:p>27.5765216199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6629">
                <text:p>0.636629</text:p>
              </table:table-cell>
              <table:table-cell office:value-type="float" office:value="27.701528301082">
                <text:p>27.7015283010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2572">
                <text:p>0.642572</text:p>
              </table:table-cell>
              <table:table-cell office:value-type="float" office:value="27.5579790824731">
                <text:p>27.5579790824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6818">
                <text:p>0.646818</text:p>
              </table:table-cell>
              <table:table-cell office:value-type="float" office:value="27.6090546458679">
                <text:p>27.60905464586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581">
                <text:p>0.653581</text:p>
              </table:table-cell>
              <table:table-cell office:value-type="float" office:value="27.4244925503027">
                <text:p>27.4244925503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722">
                <text:p>0.65722</text:p>
              </table:table-cell>
              <table:table-cell office:value-type="float" office:value="27.2535249557136">
                <text:p>27.2535249557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2163">
                <text:p>0.662163</text:p>
              </table:table-cell>
              <table:table-cell office:value-type="float" office:value="27.30890104748">
                <text:p>27.308901047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9346">
                <text:p>0.669346</text:p>
              </table:table-cell>
              <table:table-cell office:value-type="float" office:value="27.2450155939115">
                <text:p>27.2450155939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3716">
                <text:p>0.673716</text:p>
              </table:table-cell>
              <table:table-cell office:value-type="float" office:value="27.2445791359775">
                <text:p>27.24457913597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1738">
                <text:p>0.681738</text:p>
              </table:table-cell>
              <table:table-cell office:value-type="float" office:value="27.3374379018699">
                <text:p>27.3374379018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5095">
                <text:p>0.685095</text:p>
              </table:table-cell>
              <table:table-cell office:value-type="float" office:value="27.3871082066883">
                <text:p>27.3871082066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73">
                <text:p>0.692573</text:p>
              </table:table-cell>
              <table:table-cell office:value-type="float" office:value="26.8769766314671">
                <text:p>26.8769766314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616">
                <text:p>0.695616</text:p>
              </table:table-cell>
              <table:table-cell office:value-type="float" office:value="27.0510148303921">
                <text:p>27.05101483039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01958">
                <text:p>0.701958</text:p>
              </table:table-cell>
              <table:table-cell office:value-type="float" office:value="27.010262496304">
                <text:p>27.010262496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0443">
                <text:p>0.70443</text:p>
              </table:table-cell>
              <table:table-cell office:value-type="float" office:value="27.0463611765245">
                <text:p>27.0463611765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928">
                <text:p>0.70928</text:p>
              </table:table-cell>
              <table:table-cell office:value-type="float" office:value="26.9615662150349">
                <text:p>26.9615662150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2159">
                <text:p>0.712159</text:p>
              </table:table-cell>
              <table:table-cell office:value-type="float" office:value="27.1263660712232">
                <text:p>27.1263660712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8296">
                <text:p>0.718296</text:p>
              </table:table-cell>
              <table:table-cell office:value-type="float" office:value="27.0917156075607">
                <text:p>27.09171560756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0944">
                <text:p>0.720944</text:p>
              </table:table-cell>
              <table:table-cell office:value-type="float" office:value="27.1004554223064">
                <text:p>27.1004554223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5955">
                <text:p>0.725955</text:p>
              </table:table-cell>
              <table:table-cell office:value-type="float" office:value="26.9798892338403">
                <text:p>26.9798892338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8567">
                <text:p>0.728567</text:p>
              </table:table-cell>
              <table:table-cell office:value-type="float" office:value="26.954313051822">
                <text:p>26.954313051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263">
                <text:p>0.733263</text:p>
              </table:table-cell>
              <table:table-cell office:value-type="float" office:value="26.7273755768693">
                <text:p>26.72737557686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4898">
                <text:p>0.734898</text:p>
              </table:table-cell>
              <table:table-cell office:value-type="float" office:value="26.5467960031312">
                <text:p>26.5467960031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843">
                <text:p>0.739843</text:p>
              </table:table-cell>
              <table:table-cell office:value-type="float" office:value="26.9445017129458">
                <text:p>26.94450171294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2355">
                <text:p>0.742355</text:p>
              </table:table-cell>
              <table:table-cell office:value-type="float" office:value="26.9654861890439">
                <text:p>26.9654861890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7227">
                <text:p>0.747227</text:p>
              </table:table-cell>
              <table:table-cell office:value-type="float" office:value="26.671511326335">
                <text:p>26.671511326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0167">
                <text:p>0.750167</text:p>
              </table:table-cell>
              <table:table-cell office:value-type="float" office:value="26.4195053078577">
                <text:p>26.41950530785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7575">
                <text:p>0.757575</text:p>
              </table:table-cell>
              <table:table-cell office:value-type="float" office:value="26.8711009868267">
                <text:p>26.87110098682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974">
                <text:p>0.75974</text:p>
              </table:table-cell>
              <table:table-cell office:value-type="float" office:value="26.6240362819441">
                <text:p>26.62403628194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521">
                <text:p>0.76521</text:p>
              </table:table-cell>
              <table:table-cell office:value-type="float" office:value="26.6110904817751">
                <text:p>26.61109048177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8057">
                <text:p>0.768057</text:p>
              </table:table-cell>
              <table:table-cell office:value-type="float" office:value="26.5870188392948">
                <text:p>26.5870188392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052">
                <text:p>0.774052</text:p>
              </table:table-cell>
              <table:table-cell office:value-type="float" office:value="26.750779860237">
                <text:p>26.7507798602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6405">
                <text:p>0.776405</text:p>
              </table:table-cell>
              <table:table-cell office:value-type="float" office:value="26.7496404700266">
                <text:p>26.74964047002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81704">
                <text:p>0.781704</text:p>
              </table:table-cell>
              <table:table-cell office:value-type="float" office:value="26.5066102877748">
                <text:p>26.50661028777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386">
                <text:p>0.78386</text:p>
              </table:table-cell>
              <table:table-cell office:value-type="float" office:value="26.6514903883998">
                <text:p>26.6514903883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9002">
                <text:p>0.789002</text:p>
              </table:table-cell>
              <table:table-cell office:value-type="float" office:value="26.6334509663191">
                <text:p>26.6334509663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1795">
                <text:p>0.791795</text:p>
              </table:table-cell>
              <table:table-cell office:value-type="float" office:value="26.7031011551464">
                <text:p>26.7031011551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9004">
                <text:p>0.799004</text:p>
              </table:table-cell>
              <table:table-cell office:value-type="float" office:value="26.7535470549969">
                <text:p>26.75354705499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0353">
                <text:p>0.800353</text:p>
              </table:table-cell>
              <table:table-cell office:value-type="float" office:value="26.6027894319967">
                <text:p>26.6027894319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7014">
                <text:p>0.807014</text:p>
              </table:table-cell>
              <table:table-cell office:value-type="float" office:value="26.5040837516328">
                <text:p>26.5040837516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1474">
                <text:p>0.811474</text:p>
              </table:table-cell>
              <table:table-cell office:value-type="float" office:value="26.8653405650965">
                <text:p>26.86534056509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7956">
                <text:p>0.817956</text:p>
              </table:table-cell>
              <table:table-cell office:value-type="float" office:value="26.5114538315212">
                <text:p>26.51145383152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944">
                <text:p>0.81944</text:p>
              </table:table-cell>
              <table:table-cell office:value-type="float" office:value="26.6078065673568">
                <text:p>26.6078065673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3945">
                <text:p>0.823945</text:p>
              </table:table-cell>
              <table:table-cell office:value-type="float" office:value="26.7923466288542">
                <text:p>26.7923466288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7074">
                <text:p>0.827074</text:p>
              </table:table-cell>
              <table:table-cell office:value-type="float" office:value="26.5904460781751">
                <text:p>26.59044607817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0639">
                <text:p>0.830639</text:p>
              </table:table-cell>
              <table:table-cell office:value-type="float" office:value="26.5566735949901">
                <text:p>26.5566735949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0851">
                <text:p>0.830851</text:p>
              </table:table-cell>
              <table:table-cell office:value-type="float" office:value="26.528674323506">
                <text:p>26.528674323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5959">
                <text:p>0.835959</text:p>
              </table:table-cell>
              <table:table-cell office:value-type="float" office:value="26.8699154402344">
                <text:p>26.8699154402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0053">
                <text:p>0.840053</text:p>
              </table:table-cell>
              <table:table-cell office:value-type="float" office:value="26.6643193447295">
                <text:p>26.6643193447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2629">
                <text:p>0.842629</text:p>
              </table:table-cell>
              <table:table-cell office:value-type="float" office:value="26.7011486914914">
                <text:p>26.70114869149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6218">
                <text:p>0.846218</text:p>
              </table:table-cell>
              <table:table-cell office:value-type="float" office:value="26.8102903964289">
                <text:p>26.810290396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575">
                <text:p>0.851575</text:p>
              </table:table-cell>
              <table:table-cell office:value-type="float" office:value="26.4513023832872">
                <text:p>26.45130238328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846">
                <text:p>0.853846</text:p>
              </table:table-cell>
              <table:table-cell office:value-type="float" office:value="26.7583590496532">
                <text:p>26.7583590496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843">
                <text:p>0.85843</text:p>
              </table:table-cell>
              <table:table-cell office:value-type="float" office:value="26.5313482544531">
                <text:p>26.5313482544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1221">
                <text:p>0.861221</text:p>
              </table:table-cell>
              <table:table-cell office:value-type="float" office:value="26.7080816450957">
                <text:p>26.7080816450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4558">
                <text:p>0.864558</text:p>
              </table:table-cell>
              <table:table-cell office:value-type="float" office:value="26.4740804638969">
                <text:p>26.4740804638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8531">
                <text:p>0.868531</text:p>
              </table:table-cell>
              <table:table-cell office:value-type="float" office:value="26.6215527085319">
                <text:p>26.6215527085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4092">
                <text:p>0.874092</text:p>
              </table:table-cell>
              <table:table-cell office:value-type="float" office:value="26.6925433068392">
                <text:p>26.69254330683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4791">
                <text:p>0.874791</text:p>
              </table:table-cell>
              <table:table-cell office:value-type="float" office:value="26.6700516440765">
                <text:p>26.67005164407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1763">
                <text:p>0.881763</text:p>
              </table:table-cell>
              <table:table-cell office:value-type="float" office:value="26.7381199307366">
                <text:p>26.73811993073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4077">
                <text:p>0.884077</text:p>
              </table:table-cell>
              <table:table-cell office:value-type="float" office:value="26.666907812833">
                <text:p>26.666907812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643">
                <text:p>0.884643</text:p>
              </table:table-cell>
              <table:table-cell office:value-type="float" office:value="26.6758643883053">
                <text:p>26.6758643883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7123">
                <text:p>0.887123</text:p>
              </table:table-cell>
              <table:table-cell office:value-type="float" office:value="26.4970726135163">
                <text:p>26.49707261351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8338">
                <text:p>0.888338</text:p>
              </table:table-cell>
              <table:table-cell office:value-type="float" office:value="26.4321550098421">
                <text:p>26.43215500984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0349">
                <text:p>0.890349</text:p>
              </table:table-cell>
              <table:table-cell office:value-type="float" office:value="26.6055514899277">
                <text:p>26.60555148992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137">
                <text:p>0.89137</text:p>
              </table:table-cell>
              <table:table-cell office:value-type="float" office:value="26.7110206605196">
                <text:p>26.7110206605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4071">
                <text:p>0.894071</text:p>
              </table:table-cell>
              <table:table-cell office:value-type="float" office:value="26.6081548089899">
                <text:p>26.60815480898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3186">
                <text:p>0.893186</text:p>
              </table:table-cell>
              <table:table-cell office:value-type="float" office:value="26.4931977743703">
                <text:p>26.49319777437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434">
                <text:p>0.892434</text:p>
              </table:table-cell>
              <table:table-cell office:value-type="float" office:value="26.4014565673348">
                <text:p>26.4014565673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6cm" svg:height="5.075cm" xlink:href=".." xlink:type="simple" chart:class="chart:scatter" chart:style-name="ch1">
        <chart:legend svg:x="6.529cm" svg:y="3.506cm" style:legend-expansion="custom" chartooo:width="1.956cm" chartooo:height="0.598cm" style:legend-expansion-aspect-ratio="3.27090301003344" chart:style-name="ch2"/>
        <chart:plot-area chart:style-name="ch3" table:cell-range-address="Sheet1.A1:Sheet1.A175 Sheet1.E1:Sheet1.E175" svg:x="0.179cm" svg:y="0.101cm" svg:width="8.618cm" svg:height="4.873cm">
          <chartooo:coordinate-region svg:x="0.8cm" svg:y="0.3cm" svg:width="7.903cm" svg:height="4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75" chart:class="chart:scatter">
            <chart:domain table:cell-range-address="Sheet1.A1:Sheet1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7717">
                <text:p>0.197717</text:p>
                <draw:g>
                  <svg:desc>Sheet1.A1:Sheet1.A175</svg:desc>
                </draw:g>
              </table:table-cell>
              <table:table-cell office:value-type="float" office:value="29.2242109798302">
                <text:p>29.2242109798302</text:p>
                <draw:g>
                  <svg:desc>Sheet1.E1:Sheet1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664">
                <text:p>0.197664</text:p>
              </table:table-cell>
              <table:table-cell office:value-type="float" office:value="29.4256708841793">
                <text:p>29.425670884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584">
                <text:p>0.197584</text:p>
              </table:table-cell>
              <table:table-cell office:value-type="float" office:value="29.1987073349119">
                <text:p>29.1987073349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23">
                <text:p>0.198523</text:p>
              </table:table-cell>
              <table:table-cell office:value-type="float" office:value="29.3576423552266">
                <text:p>29.3576423552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31">
                <text:p>0.199231</text:p>
              </table:table-cell>
              <table:table-cell office:value-type="float" office:value="29.5045578005256">
                <text:p>29.5045578005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477">
                <text:p>0.199477</text:p>
              </table:table-cell>
              <table:table-cell office:value-type="float" office:value="29.5556216022567">
                <text:p>29.5556216022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0479">
                <text:p>0.200479</text:p>
              </table:table-cell>
              <table:table-cell office:value-type="float" office:value="29.6413594870257">
                <text:p>29.6413594870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874">
                <text:p>0.200874</text:p>
              </table:table-cell>
              <table:table-cell office:value-type="float" office:value="29.5381493813376">
                <text:p>29.53814938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721">
                <text:p>0.200721</text:p>
              </table:table-cell>
              <table:table-cell office:value-type="float" office:value="29.4557362168465">
                <text:p>29.4557362168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1095">
                <text:p>0.201095</text:p>
              </table:table-cell>
              <table:table-cell office:value-type="float" office:value="29.536159837118">
                <text:p>29.53615983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3337">
                <text:p>0.203337</text:p>
              </table:table-cell>
              <table:table-cell office:value-type="float" office:value="29.5764135322025">
                <text:p>29.5764135322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806">
                <text:p>0.204806</text:p>
              </table:table-cell>
              <table:table-cell office:value-type="float" office:value="29.5721538652014">
                <text:p>29.5721538652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003">
                <text:p>0.207003</text:p>
              </table:table-cell>
              <table:table-cell office:value-type="float" office:value="29.3953026518277">
                <text:p>29.3953026518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769">
                <text:p>0.208769</text:p>
              </table:table-cell>
              <table:table-cell office:value-type="float" office:value="29.6708955893027">
                <text:p>29.6708955893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41">
                <text:p>0.209141</text:p>
              </table:table-cell>
              <table:table-cell office:value-type="float" office:value="29.593387190456">
                <text:p>29.59338719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1257">
                <text:p>0.211257</text:p>
              </table:table-cell>
              <table:table-cell office:value-type="float" office:value="30.128494578383">
                <text:p>30.128494578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247">
                <text:p>0.212247</text:p>
              </table:table-cell>
              <table:table-cell office:value-type="float" office:value="30.1304542350804">
                <text:p>30.1304542350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129">
                <text:p>0.215129</text:p>
              </table:table-cell>
              <table:table-cell office:value-type="float" office:value="30.2208255659293">
                <text:p>30.2208255659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523">
                <text:p>0.215523</text:p>
              </table:table-cell>
              <table:table-cell office:value-type="float" office:value="30.1024429478915">
                <text:p>30.1024429478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689">
                <text:p>0.21689</text:p>
              </table:table-cell>
              <table:table-cell office:value-type="float" office:value="29.6774532681547">
                <text:p>29.6774532681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029">
                <text:p>0.218029</text:p>
              </table:table-cell>
              <table:table-cell office:value-type="float" office:value="29.8977827039811">
                <text:p>29.8977827039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481">
                <text:p>0.218481</text:p>
              </table:table-cell>
              <table:table-cell office:value-type="float" office:value="29.9191205544757">
                <text:p>29.9191205544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738">
                <text:p>0.220738</text:p>
              </table:table-cell>
              <table:table-cell office:value-type="float" office:value="30.3637898261356">
                <text:p>30.3637898261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2257">
                <text:p>0.222257</text:p>
              </table:table-cell>
              <table:table-cell office:value-type="float" office:value="30.8987297221876">
                <text:p>30.8987297221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4915">
                <text:p>0.224915</text:p>
              </table:table-cell>
              <table:table-cell office:value-type="float" office:value="31.457938345073">
                <text:p>31.457938345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6538">
                <text:p>0.226538</text:p>
              </table:table-cell>
              <table:table-cell office:value-type="float" office:value="31.3411276187595">
                <text:p>31.3411276187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927">
                <text:p>0.227927</text:p>
              </table:table-cell>
              <table:table-cell office:value-type="float" office:value="31.3565044882177">
                <text:p>31.3565044882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0934">
                <text:p>0.230934</text:p>
              </table:table-cell>
              <table:table-cell office:value-type="float" office:value="31.0219438109181">
                <text:p>31.0219438109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4745">
                <text:p>0.234745</text:p>
              </table:table-cell>
              <table:table-cell office:value-type="float" office:value="31.071242939824">
                <text:p>31.071242939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27">
                <text:p>0.236727</text:p>
              </table:table-cell>
              <table:table-cell office:value-type="float" office:value="30.9018087899199">
                <text:p>30.9018087899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1034">
                <text:p>0.241034</text:p>
              </table:table-cell>
              <table:table-cell office:value-type="float" office:value="30.7592680438579">
                <text:p>30.7592680438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17">
                <text:p>0.24617</text:p>
              </table:table-cell>
              <table:table-cell office:value-type="float" office:value="30.712261731542">
                <text:p>30.712261731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96">
                <text:p>0.24896</text:p>
              </table:table-cell>
              <table:table-cell office:value-type="float" office:value="30.7033432594346">
                <text:p>30.7033432594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68">
                <text:p>0.254168</text:p>
              </table:table-cell>
              <table:table-cell office:value-type="float" office:value="30.6394001913779">
                <text:p>30.6394001913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9323">
                <text:p>0.259323</text:p>
              </table:table-cell>
              <table:table-cell office:value-type="float" office:value="30.7014369357951">
                <text:p>30.7014369357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206">
                <text:p>0.261206</text:p>
              </table:table-cell>
              <table:table-cell office:value-type="float" office:value="30.537331405223">
                <text:p>30.537331405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873">
                <text:p>0.265873</text:p>
              </table:table-cell>
              <table:table-cell office:value-type="float" office:value="30.9125822680824">
                <text:p>30.9125822680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697">
                <text:p>0.271697</text:p>
              </table:table-cell>
              <table:table-cell office:value-type="float" office:value="31.2704304491772">
                <text:p>31.27043044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885">
                <text:p>0.274885</text:p>
              </table:table-cell>
              <table:table-cell office:value-type="float" office:value="31.3131882845344">
                <text:p>31.3131882845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538">
                <text:p>0.282538</text:p>
              </table:table-cell>
              <table:table-cell office:value-type="float" office:value="31.0521545158915">
                <text:p>31.0521545158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988">
                <text:p>0.291988</text:p>
              </table:table-cell>
              <table:table-cell office:value-type="float" office:value="31.2279826681956">
                <text:p>31.2279826681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6784">
                <text:p>0.296784</text:p>
              </table:table-cell>
              <table:table-cell office:value-type="float" office:value="31.6835244340657">
                <text:p>31.6835244340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6294">
                <text:p>0.306294</text:p>
              </table:table-cell>
              <table:table-cell office:value-type="float" office:value="32.1645364146232">
                <text:p>32.1645364146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652">
                <text:p>0.315652</text:p>
              </table:table-cell>
              <table:table-cell office:value-type="float" office:value="31.9117876139611">
                <text:p>31.9117876139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0861">
                <text:p>0.320861</text:p>
              </table:table-cell>
              <table:table-cell office:value-type="float" office:value="31.6253044025821">
                <text:p>31.6253044025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1479">
                <text:p>0.331479</text:p>
              </table:table-cell>
              <table:table-cell office:value-type="float" office:value="30.7188555132376">
                <text:p>30.7188555132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9427">
                <text:p>0.339427</text:p>
              </table:table-cell>
              <table:table-cell office:value-type="float" office:value="30.4054928465278">
                <text:p>30.4054928465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2883">
                <text:p>0.342883</text:p>
              </table:table-cell>
              <table:table-cell office:value-type="float" office:value="30.2725317747841">
                <text:p>30.2725317747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7977">
                <text:p>0.347977</text:p>
              </table:table-cell>
              <table:table-cell office:value-type="float" office:value="30.011073327563">
                <text:p>30.011073327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0078">
                <text:p>0.350078</text:p>
              </table:table-cell>
              <table:table-cell office:value-type="float" office:value="29.8127957482266">
                <text:p>29.8127957482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5174">
                <text:p>0.355174</text:p>
              </table:table-cell>
              <table:table-cell office:value-type="float" office:value="29.634481288959">
                <text:p>29.634481288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119">
                <text:p>0.361119</text:p>
              </table:table-cell>
              <table:table-cell office:value-type="float" office:value="29.5797529023585">
                <text:p>29.5797529023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3961">
                <text:p>0.363961</text:p>
              </table:table-cell>
              <table:table-cell office:value-type="float" office:value="29.380294124114">
                <text:p>29.380294124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733">
                <text:p>0.372733</text:p>
              </table:table-cell>
              <table:table-cell office:value-type="float" office:value="29.4843584679111">
                <text:p>29.484358467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3318">
                <text:p>0.383318</text:p>
              </table:table-cell>
              <table:table-cell office:value-type="float" office:value="29.72562816155">
                <text:p>29.72562816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217">
                <text:p>0.388217</text:p>
              </table:table-cell>
              <table:table-cell office:value-type="float" office:value="29.4123360040207">
                <text:p>29.4123360040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7959">
                <text:p>0.397959</text:p>
              </table:table-cell>
              <table:table-cell office:value-type="float" office:value="29.4704974032125">
                <text:p>29.4704974032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46">
                <text:p>0.401746</text:p>
              </table:table-cell>
              <table:table-cell office:value-type="float" office:value="29.4099584192479">
                <text:p>29.40995841924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075">
                <text:p>0.409075</text:p>
              </table:table-cell>
              <table:table-cell office:value-type="float" office:value="29.4413921989871">
                <text:p>29.4413921989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445">
                <text:p>0.417445</text:p>
              </table:table-cell>
              <table:table-cell office:value-type="float" office:value="29.5791598892638">
                <text:p>29.57915988926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313">
                <text:p>0.421313</text:p>
              </table:table-cell>
              <table:table-cell office:value-type="float" office:value="29.4047709466039">
                <text:p>29.4047709466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764">
                <text:p>0.428764</text:p>
              </table:table-cell>
              <table:table-cell office:value-type="float" office:value="29.5261507271907">
                <text:p>29.5261507271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42">
                <text:p>0.436142</text:p>
              </table:table-cell>
              <table:table-cell office:value-type="float" office:value="29.5588751817277">
                <text:p>29.5588751817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07">
                <text:p>0.43907</text:p>
              </table:table-cell>
              <table:table-cell office:value-type="float" office:value="29.4362769141261">
                <text:p>29.4362769141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4193">
                <text:p>0.444193</text:p>
              </table:table-cell>
              <table:table-cell office:value-type="float" office:value="29.4229941844484">
                <text:p>29.4229941844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996">
                <text:p>0.44996</text:p>
              </table:table-cell>
              <table:table-cell office:value-type="float" office:value="29.3525926953228">
                <text:p>29.3525926953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2608">
                <text:p>0.452608</text:p>
              </table:table-cell>
              <table:table-cell office:value-type="float" office:value="29.0675484868182">
                <text:p>29.0675484868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259">
                <text:p>0.460259</text:p>
              </table:table-cell>
              <table:table-cell office:value-type="float" office:value="29.4074074242085">
                <text:p>29.4074074242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625">
                <text:p>0.463625</text:p>
              </table:table-cell>
              <table:table-cell office:value-type="float" office:value="29.3149116782243">
                <text:p>29.3149116782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0572">
                <text:p>0.470572</text:p>
              </table:table-cell>
              <table:table-cell office:value-type="float" office:value="29.1637333987933">
                <text:p>29.1637333987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277">
                <text:p>0.474277</text:p>
              </table:table-cell>
              <table:table-cell office:value-type="float" office:value="29.446048718116">
                <text:p>29.446048718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0646">
                <text:p>0.480646</text:p>
              </table:table-cell>
              <table:table-cell office:value-type="float" office:value="29.6799734431969">
                <text:p>29.6799734431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7603">
                <text:p>0.487603</text:p>
              </table:table-cell>
              <table:table-cell office:value-type="float" office:value="29.688380251355">
                <text:p>29.688380251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0584">
                <text:p>0.490584</text:p>
              </table:table-cell>
              <table:table-cell office:value-type="float" office:value="29.4604973357395">
                <text:p>29.4604973357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6304">
                <text:p>0.496304</text:p>
              </table:table-cell>
              <table:table-cell office:value-type="float" office:value="29.6793944672344">
                <text:p>29.6793944672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311">
                <text:p>0.499311</text:p>
              </table:table-cell>
              <table:table-cell office:value-type="float" office:value="29.6216864155034">
                <text:p>29.6216864155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561">
                <text:p>0.503561</text:p>
              </table:table-cell>
              <table:table-cell office:value-type="float" office:value="29.5209549017895">
                <text:p>29.5209549017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785">
                <text:p>0.504785</text:p>
              </table:table-cell>
              <table:table-cell office:value-type="float" office:value="29.3034777102722">
                <text:p>29.3034777102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8933">
                <text:p>0.508933</text:p>
              </table:table-cell>
              <table:table-cell office:value-type="float" office:value="29.7258574914933">
                <text:p>29.7258574914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0162">
                <text:p>0.510162</text:p>
              </table:table-cell>
              <table:table-cell office:value-type="float" office:value="29.5875803119303">
                <text:p>29.5875803119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7954">
                <text:p>0.517954</text:p>
              </table:table-cell>
              <table:table-cell office:value-type="float" office:value="29.6455522457834">
                <text:p>29.6455522457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45">
                <text:p>0.51945</text:p>
              </table:table-cell>
              <table:table-cell office:value-type="float" office:value="29.50236033306">
                <text:p>29.502360333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145">
                <text:p>0.522145</text:p>
              </table:table-cell>
              <table:table-cell office:value-type="float" office:value="29.6431214104416">
                <text:p>29.6431214104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584">
                <text:p>0.52584</text:p>
              </table:table-cell>
              <table:table-cell office:value-type="float" office:value="29.60442980478">
                <text:p>29.60442980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0689">
                <text:p>0.530689</text:p>
              </table:table-cell>
              <table:table-cell office:value-type="float" office:value="29.4858679353285">
                <text:p>29.4858679353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401">
                <text:p>0.533401</text:p>
              </table:table-cell>
              <table:table-cell office:value-type="float" office:value="29.5489494382363">
                <text:p>29.5489494382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9354">
                <text:p>0.539354</text:p>
              </table:table-cell>
              <table:table-cell office:value-type="float" office:value="29.544036108446">
                <text:p>29.544036108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904">
                <text:p>0.545904</text:p>
              </table:table-cell>
              <table:table-cell office:value-type="float" office:value="29.9907113112029">
                <text:p>29.9907113112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8954">
                <text:p>0.548954</text:p>
              </table:table-cell>
              <table:table-cell office:value-type="float" office:value="29.4932305157714">
                <text:p>29.4932305157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587">
                <text:p>0.555587</text:p>
              </table:table-cell>
              <table:table-cell office:value-type="float" office:value="29.6333471265586">
                <text:p>29.6333471265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402">
                <text:p>0.559402</text:p>
              </table:table-cell>
              <table:table-cell office:value-type="float" office:value="30.0625414720864">
                <text:p>30.0625414720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5337">
                <text:p>0.565337</text:p>
              </table:table-cell>
              <table:table-cell office:value-type="float" office:value="29.6652184689253">
                <text:p>29.6652184689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8695">
                <text:p>0.568695</text:p>
              </table:table-cell>
              <table:table-cell office:value-type="float" office:value="29.7436953537576">
                <text:p>29.7436953537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5413">
                <text:p>0.575413</text:p>
              </table:table-cell>
              <table:table-cell office:value-type="float" office:value="30.0656412474059">
                <text:p>30.0656412474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7731">
                <text:p>0.577731</text:p>
              </table:table-cell>
              <table:table-cell office:value-type="float" office:value="29.8643752896553">
                <text:p>29.8643752896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2385">
                <text:p>0.582385</text:p>
              </table:table-cell>
              <table:table-cell office:value-type="float" office:value="29.6097482316287">
                <text:p>29.6097482316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7858">
                <text:p>0.587858</text:p>
              </table:table-cell>
              <table:table-cell office:value-type="float" office:value="29.8418590539246">
                <text:p>29.8418590539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0668">
                <text:p>0.590668</text:p>
              </table:table-cell>
              <table:table-cell office:value-type="float" office:value="29.9741821769451">
                <text:p>29.97418217694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516">
                <text:p>0.596516</text:p>
              </table:table-cell>
              <table:table-cell office:value-type="float" office:value="29.821477771051">
                <text:p>29.8214777710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2976">
                <text:p>0.602976</text:p>
              </table:table-cell>
              <table:table-cell office:value-type="float" office:value="29.564874245306">
                <text:p>29.564874245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64">
                <text:p>0.6064</text:p>
              </table:table-cell>
              <table:table-cell office:value-type="float" office:value="29.6217772280818">
                <text:p>29.6217772280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2223">
                <text:p>0.612223</text:p>
              </table:table-cell>
              <table:table-cell office:value-type="float" office:value="29.7383929650419">
                <text:p>29.73839296504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4385">
                <text:p>0.614385</text:p>
              </table:table-cell>
              <table:table-cell office:value-type="float" office:value="29.7180278284913">
                <text:p>29.7180278284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9997">
                <text:p>0.619997</text:p>
              </table:table-cell>
              <table:table-cell office:value-type="float" office:value="29.5034306291717">
                <text:p>29.5034306291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2946">
                <text:p>0.622946</text:p>
              </table:table-cell>
              <table:table-cell office:value-type="float" office:value="29.9671274179742">
                <text:p>29.9671274179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7432">
                <text:p>0.627432</text:p>
              </table:table-cell>
              <table:table-cell office:value-type="float" office:value="29.7202093646755">
                <text:p>29.7202093646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101">
                <text:p>0.630101</text:p>
              </table:table-cell>
              <table:table-cell office:value-type="float" office:value="29.5547955903617">
                <text:p>29.5547955903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6629">
                <text:p>0.636629</text:p>
              </table:table-cell>
              <table:table-cell office:value-type="float" office:value="29.6429053415782">
                <text:p>29.6429053415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2572">
                <text:p>0.642572</text:p>
              </table:table-cell>
              <table:table-cell office:value-type="float" office:value="29.4482232282712">
                <text:p>29.44822322827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6818">
                <text:p>0.646818</text:p>
              </table:table-cell>
              <table:table-cell office:value-type="float" office:value="29.473670345825">
                <text:p>29.473670345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581">
                <text:p>0.653581</text:p>
              </table:table-cell>
              <table:table-cell office:value-type="float" office:value="29.2310009847924">
                <text:p>29.2310009847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722">
                <text:p>0.65722</text:p>
              </table:table-cell>
              <table:table-cell office:value-type="float" office:value="29.0245881528106">
                <text:p>29.0245881528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2163">
                <text:p>0.662163</text:p>
              </table:table-cell>
              <table:table-cell office:value-type="float" office:value="29.0508930373105">
                <text:p>29.0508930373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9346">
                <text:p>0.669346</text:p>
              </table:table-cell>
              <table:table-cell office:value-type="float" office:value="28.9360642423604">
                <text:p>28.9360642423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3716">
                <text:p>0.673716</text:p>
              </table:table-cell>
              <table:table-cell office:value-type="float" office:value="28.9073695345962">
                <text:p>28.9073695345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1738">
                <text:p>0.681738</text:p>
              </table:table-cell>
              <table:table-cell office:value-type="float" office:value="28.9544409614176">
                <text:p>28.9544409614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5095">
                <text:p>0.685095</text:p>
              </table:table-cell>
              <table:table-cell office:value-type="float" office:value="28.9856843180159">
                <text:p>28.9856843180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73">
                <text:p>0.692573</text:p>
              </table:table-cell>
              <table:table-cell office:value-type="float" office:value="28.399492563302">
                <text:p>28.399492563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616">
                <text:p>0.695616</text:p>
              </table:table-cell>
              <table:table-cell office:value-type="float" office:value="28.5645987646522">
                <text:p>28.56459876465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01958">
                <text:p>0.701958</text:p>
              </table:table-cell>
              <table:table-cell office:value-type="float" office:value="28.4827642767847">
                <text:p>28.4827642767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0443">
                <text:p>0.70443</text:p>
              </table:table-cell>
              <table:table-cell office:value-type="float" office:value="28.5057956058807">
                <text:p>28.5057956058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928">
                <text:p>0.70928</text:p>
              </table:table-cell>
              <table:table-cell office:value-type="float" office:value="28.3871936196901">
                <text:p>28.38719361969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2159">
                <text:p>0.712159</text:p>
              </table:table-cell>
              <table:table-cell office:value-type="float" office:value="28.5433585650635">
                <text:p>28.54335856506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8296">
                <text:p>0.718296</text:p>
              </table:table-cell>
              <table:table-cell office:value-type="float" office:value="28.4702309927362">
                <text:p>28.47023099273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0944">
                <text:p>0.720944</text:p>
              </table:table-cell>
              <table:table-cell office:value-type="float" office:value="28.4637003970447">
                <text:p>28.4637003970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5955">
                <text:p>0.725955</text:p>
              </table:table-cell>
              <table:table-cell office:value-type="float" office:value="28.3076428260237">
                <text:p>28.30764282602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8567">
                <text:p>0.728567</text:p>
              </table:table-cell>
              <table:table-cell office:value-type="float" office:value="28.2655762336244">
                <text:p>28.2655762336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263">
                <text:p>0.733263</text:p>
              </table:table-cell>
              <table:table-cell office:value-type="float" office:value="28.0006008520349">
                <text:p>28.00060085203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4898">
                <text:p>0.734898</text:p>
              </table:table-cell>
              <table:table-cell office:value-type="float" office:value="27.8021289109216">
                <text:p>27.8021289109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843">
                <text:p>0.739843</text:p>
              </table:table-cell>
              <table:table-cell office:value-type="float" office:value="28.1902690737151">
                <text:p>28.19026907371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2355">
                <text:p>0.742355</text:p>
              </table:table-cell>
              <table:table-cell office:value-type="float" office:value="28.1978833336534">
                <text:p>28.19788333365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7227">
                <text:p>0.747227</text:p>
              </table:table-cell>
              <table:table-cell office:value-type="float" office:value="27.8631197859993">
                <text:p>27.86311978599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0167">
                <text:p>0.750167</text:p>
              </table:table-cell>
              <table:table-cell office:value-type="float" office:value="27.5836026517446">
                <text:p>27.5836026517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7575">
                <text:p>0.757575</text:p>
              </table:table-cell>
              <table:table-cell office:value-type="float" office:value="28.0137736936192">
                <text:p>28.01377369361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974">
                <text:p>0.75974</text:p>
              </table:table-cell>
              <table:table-cell office:value-type="float" office:value="27.7443240023579">
                <text:p>27.74432400235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521">
                <text:p>0.76521</text:p>
              </table:table-cell>
              <table:table-cell office:value-type="float" office:value="27.7010082168937">
                <text:p>27.7010082168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8057">
                <text:p>0.768057</text:p>
              </table:table-cell>
              <table:table-cell office:value-type="float" office:value="27.6605381678516">
                <text:p>27.6605381678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052">
                <text:p>0.774052</text:p>
              </table:table-cell>
              <table:table-cell office:value-type="float" office:value="27.7984721401467">
                <text:p>27.79847214014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6405">
                <text:p>0.776405</text:p>
              </table:table-cell>
              <table:table-cell office:value-type="float" office:value="27.784635304993">
                <text:p>27.7846353049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81704">
                <text:p>0.781704</text:p>
              </table:table-cell>
              <table:table-cell office:value-type="float" office:value="27.5041256131078">
                <text:p>27.50412561310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386">
                <text:p>0.78386</text:p>
              </table:table-cell>
              <table:table-cell office:value-type="float" office:value="27.6430350819481">
                <text:p>27.64303508194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9002">
                <text:p>0.789002</text:p>
              </table:table-cell>
              <table:table-cell office:value-type="float" office:value="27.5972448742883">
                <text:p>27.59724487428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1795">
                <text:p>0.791795</text:p>
              </table:table-cell>
              <table:table-cell office:value-type="float" office:value="27.6547532412359">
                <text:p>27.65475324123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9004">
                <text:p>0.799004</text:p>
              </table:table-cell>
              <table:table-cell office:value-type="float" office:value="27.6693544660135">
                <text:p>27.6693544660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0353">
                <text:p>0.800353</text:p>
              </table:table-cell>
              <table:table-cell office:value-type="float" office:value="27.5064751223129">
                <text:p>27.5064751223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7014">
                <text:p>0.807014</text:p>
              </table:table-cell>
              <table:table-cell office:value-type="float" office:value="27.3703678908789">
                <text:p>27.37036789087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1474">
                <text:p>0.811474</text:p>
              </table:table-cell>
              <table:table-cell office:value-type="float" office:value="27.7205063514902">
                <text:p>27.72050635149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7956">
                <text:p>0.817956</text:p>
              </table:table-cell>
              <table:table-cell office:value-type="float" office:value="27.3227276283645">
                <text:p>27.3227276283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944">
                <text:p>0.81944</text:p>
              </table:table-cell>
              <table:table-cell office:value-type="float" office:value="27.4145739379878">
                <text:p>27.41457393798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3945">
                <text:p>0.823945</text:p>
              </table:table-cell>
              <table:table-cell office:value-type="float" office:value="27.5820168791283">
                <text:p>27.58201687912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7074">
                <text:p>0.827074</text:p>
              </table:table-cell>
              <table:table-cell office:value-type="float" office:value="27.3586061723668">
                <text:p>27.35860617236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0639">
                <text:p>0.830639</text:p>
              </table:table-cell>
              <table:table-cell office:value-type="float" office:value="27.3062352853925">
                <text:p>27.30623528539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0851">
                <text:p>0.830851</text:p>
              </table:table-cell>
              <table:table-cell office:value-type="float" office:value="27.2764016044334">
                <text:p>27.2764016044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5959">
                <text:p>0.835959</text:p>
              </table:table-cell>
              <table:table-cell office:value-type="float" office:value="27.6018729837707">
                <text:p>27.6018729837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0053">
                <text:p>0.840053</text:p>
              </table:table-cell>
              <table:table-cell office:value-type="float" office:value="27.3706114140569">
                <text:p>27.3706114140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2629">
                <text:p>0.842629</text:p>
              </table:table-cell>
              <table:table-cell office:value-type="float" office:value="27.3958314113098">
                <text:p>27.39583141130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6218">
                <text:p>0.846218</text:p>
              </table:table-cell>
              <table:table-cell office:value-type="float" office:value="27.4902810059027">
                <text:p>27.4902810059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575">
                <text:p>0.851575</text:p>
              </table:table-cell>
              <table:table-cell office:value-type="float" office:value="27.0965266553092">
                <text:p>27.0965266553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846">
                <text:p>0.853846</text:p>
              </table:table-cell>
              <table:table-cell office:value-type="float" office:value="27.4001250366193">
                <text:p>27.4001250366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843">
                <text:p>0.85843</text:p>
              </table:table-cell>
              <table:table-cell office:value-type="float" office:value="27.1458588929401">
                <text:p>27.14585889294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1221">
                <text:p>0.861221</text:p>
              </table:table-cell>
              <table:table-cell office:value-type="float" office:value="27.313383559174">
                <text:p>27.3133835591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4558">
                <text:p>0.864558</text:p>
              </table:table-cell>
              <table:table-cell office:value-type="float" office:value="27.0583783074984">
                <text:p>27.05837830749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8531">
                <text:p>0.868531</text:p>
              </table:table-cell>
              <table:table-cell office:value-type="float" office:value="27.1903991874388">
                <text:p>27.1903991874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4092">
                <text:p>0.874092</text:p>
              </table:table-cell>
              <table:table-cell office:value-type="float" office:value="27.2368189644959">
                <text:p>27.23681896449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4791">
                <text:p>0.874791</text:p>
              </table:table-cell>
              <table:table-cell office:value-type="float" office:value="27.2106057980059">
                <text:p>27.21060579800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1763">
                <text:p>0.881763</text:p>
              </table:table-cell>
              <table:table-cell office:value-type="float" office:value="27.2475894035186">
                <text:p>27.24758940351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4077">
                <text:p>0.884077</text:p>
              </table:table-cell>
              <table:table-cell office:value-type="float" office:value="27.1643392561502">
                <text:p>27.1643392561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4643">
                <text:p>0.884643</text:p>
              </table:table-cell>
              <table:table-cell office:value-type="float" office:value="27.170854331638">
                <text:p>27.1708543316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7123">
                <text:p>0.887123</text:p>
              </table:table-cell>
              <table:table-cell office:value-type="float" office:value="26.9774142039158">
                <text:p>26.97741420391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8338">
                <text:p>0.888338</text:p>
              </table:table-cell>
              <table:table-cell office:value-type="float" office:value="26.9057954721711">
                <text:p>26.9057954721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0349">
                <text:p>0.890349</text:p>
              </table:table-cell>
              <table:table-cell office:value-type="float" office:value="27.073114765632">
                <text:p>27.0731147656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137">
                <text:p>0.89137</text:p>
              </table:table-cell>
              <table:table-cell office:value-type="float" office:value="27.1757651813926">
                <text:p>27.1757651813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4071">
                <text:p>0.894071</text:p>
              </table:table-cell>
              <table:table-cell office:value-type="float" office:value="27.0588264635728">
                <text:p>27.05882646357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3186">
                <text:p>0.893186</text:p>
              </table:table-cell>
              <table:table-cell office:value-type="float" office:value="26.9459249263119">
                <text:p>26.9459249263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434">
                <text:p>0.892434</text:p>
              </table:table-cell>
              <table:table-cell office:value-type="float" office:value="26.856008851848">
                <text:p>26.856008851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